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112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vertical-align="top" draw:auto-grow-height="true" draw:fit-to-size="false" fo:min-height="0.1cm" fo:min-width="0.1cm" fo:padding-top="0.125cm" fo:padding-bottom="0.125cm" fo:padding-left="0.25cm" fo:padding-right="0.25cm" fo:wrap-option="no-wrap"/>
    </style:style>
    <style:style style:name="gr2" style:family="graphic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no-wrap"/>
    </style:style>
    <style:style style:name="gr4" style:family="graphic">
      <style:graphic-properties draw:stroke="none" svg:stroke-width="0cm" draw:fill="none" draw:textarea-vertical-align="top" draw:auto-grow-height="false" draw:fit-to-size="false" fo:min-height="0.1cm" fo:min-width="0.1cm" fo:padding-top="0cm" fo:padding-bottom="0cm" fo:padding-left="0cm" fo:padding-right="0cm" fo:wrap-option="no-wrap"/>
    </style:style>
    <style:style style:name="gr5" style:family="graphic">
      <style:graphic-properties draw:stroke="none" svg:stroke-width="0cm" draw:fill="none" draw:textarea-vertical-align="top" draw:auto-grow-height="false" draw:fit-to-size="false" fo:min-height="0.1cm" fo:min-width="0.1cm" fo:padding-top="0cm" fo:padding-bottom="0cm" fo:padding-left="0cm" fo:padding-right="0cm" fo:wrap-option="no-wrap"/>
    </style:style>
    <style:style style:name="gr6" style:family="graphic">
      <style:graphic-properties draw:stroke="solid" svg:stroke-width="0.018cm" svg:stroke-color="#000000" draw:stroke-linejoin="miter" draw:fill="none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gr7" style:family="graphic">
      <style:graphic-properties draw:stroke="dash" draw:stroke-dash="Dashed_20__28_var_29__20_1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draw:stroke="dash" draw:stroke-dash="Dashed_20__28_var_29__20_1" svg:stroke-width="0.018cm" svg:stroke-color="#000000" draw:stroke-linejoin="miter" draw:fill="none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top" draw:auto-grow-height="true" draw:fit-to-size="false" fo:min-height="0.1cm" fo:min-width="0.1cm" fo:padding-top="0.125cm" fo:padding-bottom="0.125cm" fo:padding-left="0.25cm" fo:padding-right="0.25cm" fo:wrap-option="no-wrap"/>
    </style:style>
    <style:style style:name="gr10" style:family="graphic">
      <style:graphic-properties draw:stroke="none" svg:stroke-width="0cm" draw:fill="none" draw:textarea-vertical-align="top" draw:auto-grow-height="true" draw:fit-to-size="false" fo:min-height="0.1cm" fo:min-width="0.1cm" fo:padding-top="0cm" fo:padding-bottom="0cm" fo:padding-left="0cm" fo:padding-right="0cm" fo:wrap-option="no-wrap"/>
    </style:style>
    <style:style style:name="gr11" style:family="graphic">
      <style:graphic-properties draw:stroke="none" svg:stroke-width="0cm" draw:fill="none" draw:textarea-vertical-align="top" draw:auto-grow-height="true" draw:fit-to-size="false" fo:min-height="2.223cm" fo:min-width="9.26cm" fo:padding-top="0cm" fo:padding-bottom="0cm" fo:padding-left="0cm" fo:padding-right="0cm" fo:wrap-option="no-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text-align="start"/>
      <style:text-properties fo:font-size="18pt"/>
    </style:style>
    <style:style style:name="T1" style:family="text">
      <style:text-properties fo:color="#000000" style:text-line-through-style="none" style:text-line-through-typ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fo:font-family="'Cambria Math'" style:font-family-generic="roman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3"/>
          <table:table-cell>
            <draw:g table:end-cell-address="Tabelle1.R13" table:end-x="1.611cm" table:end-y="0.247cm" draw:z-index="5" draw:name="Gruppieren 47">
              <draw:custom-shape draw:name="Textfeld 26" draw:style-name="gr1" draw:text-style-name="P2" svg:width="0.748cm" svg:height="0.723cm" svg:x="9.233cm" svg:y="4.343cm">
                <text:p text:style-name="P1"><text:span text:style-name="T1">G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leichschenkliges Dreieck 23" draw:style-name="gr2" draw:text-style-name="P2" svg:width="7.326cm" svg:height="1.903cm" svg:x="1.874cm" svg:y="2.796cm">
                <text:p><text:span text:style-name="T1"/></text:p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feld 24" draw:style-name="gr3" draw:text-style-name="P2" svg:width="0.731cm" svg:height="0.702cm" svg:x="1.073cm" svg:y="4.432cm">
                <text:p text:style-name="P1"><text:span text:style-name="T1">A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5" draw:style-name="gr3" draw:text-style-name="P2" svg:width="0.763cm" svg:height="0.701cm" svg:x="5.168cm" svg:y="2.053cm">
                <text:p text:style-name="P1"><text:span text:style-name="T1">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8" draw:style-name="gr4" draw:text-style-name="P2" svg:width="1.438cm" svg:height="0.456cm" svg:x="7.452cm" svg:y="3.322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8" draw:style-name="gr5" draw:text-style-name="P2" svg:width="1.438cm" svg:height="0.456cm" svg:x="7.256cm" svg:y="2.401cm">
                <text:p text:style-name="P1"><text:span text:style-name="T2">90−𝑔𝑦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9" draw:style-name="gr4" draw:text-style-name="P2" svg:width="1.417cm" svg:height="0.456cm" svg:x="2.489cm" svg:y="3.212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9" draw:style-name="gr5" draw:text-style-name="P2" svg:width="1.417cm" svg:height="0.455cm" svg:x="2.522cm" svg:y="2.648cm">
                <text:p text:style-name="P1"><text:span text:style-name="T2">90−𝑎𝑦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0" draw:style-name="gr4" draw:text-style-name="P2" svg:width="0.516cm" svg:height="0.456cm" svg:x="5.352cm" svg:y="4.76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0" draw:style-name="gr5" draw:text-style-name="P2" svg:width="0.516cm" svg:height="0.456cm" svg:x="5.352cm" svg:y="4.016cm">
                <text:p text:style-name="P1"><text:span text:style-name="T2">9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1" draw:style-name="gr5" draw:text-style-name="P2" svg:width="1.138cm" svg:height="0.456cm" svg:x="5.081cm" svg:y="2.291cm">
                <text:p text:style-name="P1"><text:span text:style-name="T2">g𝑥−</text:span><text:span text:style-name="T1">a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2" draw:style-name="gr4" draw:text-style-name="P2" svg:width="0.359cm" svg:height="0.456cm" svg:x="8cm" svg:y="4.164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2" draw:style-name="gr5" draw:text-style-name="P2" svg:width="0.359cm" svg:height="0.456cm" svg:x="7.869cm" svg:y="3.45cm">
                <text:p text:style-name="P1"><text:span text:style-name="T3">∝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Bogen 33" draw:style-name="gr6" draw:text-style-name="P2" svg:width="2.885cm" svg:height="2.652cm" draw:transform="skewX (-0.0549778714378214) rotate (-2.45847078435921) translate (7.787cm 2.576cm)">
                <text:p><text:span text:style-name="T1"/></text:p>
    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?f1 +0-?f0 "/>
                  <draw:equation draw:name="f3" draw:formula="?f2 +21600000-0"/>
                  <draw:equation draw:name="f4" draw:formula="if(?f2 ,?f2 ,?f3 )"/>
                  <draw:equation draw:name="f5" draw:formula="logwidth/2"/>
                  <draw:equation draw:name="f6" draw:formula="?f5 *sin(pi*(?f0 )/10800000)"/>
                  <draw:equation draw:name="f7" draw:formula="logheight/2"/>
                  <draw:equation draw:name="f8" draw:formula="?f7 *cos(pi*(?f0 )/10800000)"/>
                  <draw:equation draw:name="f9" draw:formula="?f5 *(cos(atan2(?f6 ,?f8 )))"/>
                  <draw:equation draw:name="f10" draw:formula="?f7 *(sin(atan2(?f6 ,?f8 )))"/>
                  <draw:equation draw:name="f11" draw:formula="?f5 *sin(pi*(?f1 )/10800000)"/>
                  <draw:equation draw:name="f12" draw:formula="?f7 *cos(pi*(?f1 )/10800000)"/>
                  <draw:equation draw:name="f13" draw:formula="?f5 *(cos(atan2(?f11 ,?f12 )))"/>
                  <draw:equation draw:name="f14" draw:formula="?f7 *(sin(atan2(?f11 ,?f12 )))"/>
                  <draw:equation draw:name="f15" draw:formula="logwidth/2"/>
                  <draw:equation draw:name="f16" draw:formula="?f15 +?f9 -0"/>
                  <draw:equation draw:name="f17" draw:formula="logheight/2"/>
                  <draw:equation draw:name="f18" draw:formula="?f17 +?f10 -0"/>
                  <draw:equation draw:name="f19" draw:formula="?f15 +?f13 -0"/>
                  <draw:equation draw:name="f20" draw:formula="?f17 +?f14 -0"/>
                  <draw:equation draw:name="f21" draw:formula="21600000+0-?f0 "/>
                  <draw:equation draw:name="f22" draw:formula="?f4 +0-?f21 "/>
                  <draw:equation draw:name="f23" draw:formula="max(?f16 ,?f19 )"/>
                  <draw:equation draw:name="f24" draw:formula="if(?f22 ,logwidth,?f23 )"/>
                  <draw:equation draw:name="f25" draw:formula="5400000+0-?f0 "/>
                  <draw:equation draw:name="f26" draw:formula="27000000+0-?f0 "/>
                  <draw:equation draw:name="f27" draw:formula="if(?f25 ,?f25 ,?f26 )"/>
                  <draw:equation draw:name="f28" draw:formula="?f4 +0-?f27 "/>
                  <draw:equation draw:name="f29" draw:formula="max(?f18 ,?f20 )"/>
                  <draw:equation draw:name="f30" draw:formula="if(?f28 ,logheight,?f29 )"/>
                  <draw:equation draw:name="f31" draw:formula="10800000+0-?f0 "/>
                  <draw:equation draw:name="f32" draw:formula="32400000+0-?f0 "/>
                  <draw:equation draw:name="f33" draw:formula="if(?f31 ,?f31 ,?f32 )"/>
                  <draw:equation draw:name="f34" draw:formula="?f4 +0-?f33 "/>
                  <draw:equation draw:name="f35" draw:formula="min(?f16 ,?f19 )"/>
                  <draw:equation draw:name="f36" draw:formula="if(?f34 ,0,?f35 )"/>
                  <draw:equation draw:name="f37" draw:formula="16200000+0-?f0 "/>
                  <draw:equation draw:name="f38" draw:formula="37800000+0-?f0 "/>
                  <draw:equation draw:name="f39" draw:formula="if(?f37 ,?f37 ,?f38 )"/>
                  <draw:equation draw:name="f40" draw:formula="?f4 +0-?f39 "/>
                  <draw:equation draw:name="f41" draw:formula="min(?f18 ,?f20 )"/>
                  <draw:equation draw:name="f42" draw:formula="if(?f40 ,0,?f41 )"/>
                  <draw:equation draw:name="f43" draw:formula="?f0 +0-5400000"/>
                  <draw:equation draw:name="f44" draw:formula="?f1 +5400000-0"/>
                  <draw:equation draw:name="f45" draw:formula="(?f43 +?f44 )/2"/>
                  <draw:equation draw:name="f46" draw:formula="(?f0 )/60000.0"/>
                  <draw:equation draw:name="f47" draw:formula="(?f4 )/60000.0"/>
                  <draw:equation draw:name="f48" draw:formula="(?f0 )/60000.0"/>
                  <draw:equation draw:name="f49" draw:formula="(?f4 )/60000.0"/>
                  <draw:handle draw:handle-position="?f16 ?f18"/>
                  <draw:handle draw:handle-position="?f19 ?f20"/>
                </draw:enhanced-geometry>
              </draw:custom-shape>
              <draw:custom-shape draw:name="Bogen 34" draw:style-name="gr6" draw:text-style-name="P2" svg:width="1.338cm" svg:height="1.045cm" draw:transform="skewX (-0.0172787595947439) rotate (1.40778257465863) translate (7.293cm 5.337cm)">
                <text:p><text:span text:style-name="T1"/></text:p>
    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?f1 +0-?f0 "/>
                  <draw:equation draw:name="f3" draw:formula="?f2 +21600000-0"/>
                  <draw:equation draw:name="f4" draw:formula="if(?f2 ,?f2 ,?f3 )"/>
                  <draw:equation draw:name="f5" draw:formula="logwidth/2"/>
                  <draw:equation draw:name="f6" draw:formula="?f5 *sin(pi*(?f0 )/10800000)"/>
                  <draw:equation draw:name="f7" draw:formula="logheight/2"/>
                  <draw:equation draw:name="f8" draw:formula="?f7 *cos(pi*(?f0 )/10800000)"/>
                  <draw:equation draw:name="f9" draw:formula="?f5 *(cos(atan2(?f6 ,?f8 )))"/>
                  <draw:equation draw:name="f10" draw:formula="?f7 *(sin(atan2(?f6 ,?f8 )))"/>
                  <draw:equation draw:name="f11" draw:formula="?f5 *sin(pi*(?f1 )/10800000)"/>
                  <draw:equation draw:name="f12" draw:formula="?f7 *cos(pi*(?f1 )/10800000)"/>
                  <draw:equation draw:name="f13" draw:formula="?f5 *(cos(atan2(?f11 ,?f12 )))"/>
                  <draw:equation draw:name="f14" draw:formula="?f7 *(sin(atan2(?f11 ,?f12 )))"/>
                  <draw:equation draw:name="f15" draw:formula="logwidth/2"/>
                  <draw:equation draw:name="f16" draw:formula="?f15 +?f9 -0"/>
                  <draw:equation draw:name="f17" draw:formula="logheight/2"/>
                  <draw:equation draw:name="f18" draw:formula="?f17 +?f10 -0"/>
                  <draw:equation draw:name="f19" draw:formula="?f15 +?f13 -0"/>
                  <draw:equation draw:name="f20" draw:formula="?f17 +?f14 -0"/>
                  <draw:equation draw:name="f21" draw:formula="21600000+0-?f0 "/>
                  <draw:equation draw:name="f22" draw:formula="?f4 +0-?f21 "/>
                  <draw:equation draw:name="f23" draw:formula="max(?f16 ,?f19 )"/>
                  <draw:equation draw:name="f24" draw:formula="if(?f22 ,logwidth,?f23 )"/>
                  <draw:equation draw:name="f25" draw:formula="5400000+0-?f0 "/>
                  <draw:equation draw:name="f26" draw:formula="27000000+0-?f0 "/>
                  <draw:equation draw:name="f27" draw:formula="if(?f25 ,?f25 ,?f26 )"/>
                  <draw:equation draw:name="f28" draw:formula="?f4 +0-?f27 "/>
                  <draw:equation draw:name="f29" draw:formula="max(?f18 ,?f20 )"/>
                  <draw:equation draw:name="f30" draw:formula="if(?f28 ,logheight,?f29 )"/>
                  <draw:equation draw:name="f31" draw:formula="10800000+0-?f0 "/>
                  <draw:equation draw:name="f32" draw:formula="32400000+0-?f0 "/>
                  <draw:equation draw:name="f33" draw:formula="if(?f31 ,?f31 ,?f32 )"/>
                  <draw:equation draw:name="f34" draw:formula="?f4 +0-?f33 "/>
                  <draw:equation draw:name="f35" draw:formula="min(?f16 ,?f19 )"/>
                  <draw:equation draw:name="f36" draw:formula="if(?f34 ,0,?f35 )"/>
                  <draw:equation draw:name="f37" draw:formula="16200000+0-?f0 "/>
                  <draw:equation draw:name="f38" draw:formula="37800000+0-?f0 "/>
                  <draw:equation draw:name="f39" draw:formula="if(?f37 ,?f37 ,?f38 )"/>
                  <draw:equation draw:name="f40" draw:formula="?f4 +0-?f39 "/>
                  <draw:equation draw:name="f41" draw:formula="min(?f18 ,?f20 )"/>
                  <draw:equation draw:name="f42" draw:formula="if(?f40 ,0,?f41 )"/>
                  <draw:equation draw:name="f43" draw:formula="?f0 +0-5400000"/>
                  <draw:equation draw:name="f44" draw:formula="?f1 +5400000-0"/>
                  <draw:equation draw:name="f45" draw:formula="(?f43 +?f44 )/2"/>
                  <draw:equation draw:name="f46" draw:formula="(?f0 )/60000.0"/>
                  <draw:equation draw:name="f47" draw:formula="(?f4 )/60000.0"/>
                  <draw:equation draw:name="f48" draw:formula="(?f0 )/60000.0"/>
                  <draw:equation draw:name="f49" draw:formula="(?f4 )/60000.0"/>
                  <draw:handle draw:handle-position="?f16 ?f18"/>
                  <draw:handle draw:handle-position="?f19 ?f20"/>
                </draw:enhanced-geometry>
              </draw:custom-shape>
            </draw:g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string" calcext:value-type="string">
            <text:p>Sphärische Trigonometrie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g table:end-cell-address="Tabelle1.H24" table:end-x="0.129cm" table:end-y="0.472cm" draw:z-index="0" draw:name="Gruppieren 22">
              <draw:custom-shape draw:name="Ellipse 1" draw:style-name="gr2" draw:text-style-name="P2" svg:width="7.588cm" svg:height="7.444cm" svg:x="2.707cm" svg:y="1.129cm">
                <text:p><text:span text:style-name="T1"/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2" draw:style-name="gr2" draw:text-style-name="P2" svg:width="7.61cm" svg:height="2.79cm" draw:transform="skewX (-0.0197222205475359) rotate (0.224449341806471) translate (2.505cm 4.432cm)">
                <text:p><text:span text:style-name="T1"/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Textfeld 3" draw:style-name="gr1" draw:text-style-name="P2" svg:width="0.76cm" svg:height="0.723cm" svg:x="6.136cm" svg:y="0.438cm">
                <text:p text:style-name="P1"><text:span text:style-name="T1">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4" draw:style-name="gr1" draw:text-style-name="P2" svg:width="0.728cm" svg:height="0.723cm" svg:x="4.435cm" svg:y="0.848cm">
                <text:p text:style-name="P1"><text:span text:style-name="T1">A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" draw:style-name="gr1" draw:text-style-name="P2" svg:width="0.748cm" svg:height="0.723cm" svg:x="8.02cm" svg:y="5.759cm">
                <text:p text:style-name="P1"><text:span text:style-name="T1">G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6" draw:style-name="gr1" draw:text-style-name="P2" svg:width="1.157cm" svg:height="0.723cm" svg:x="3.781cm" svg:y="6.399cm">
                <text:p text:style-name="P1"><text:span text:style-name="T1">--F--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7" draw:style-name="gr1" draw:text-style-name="P2" svg:width="1.157cm" svg:height="0.723cm" svg:x="8.282cm" svg:y="2.766cm">
                <text:p text:style-name="P1"><text:span text:style-name="T1">--F--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Gerader Verbinder 9" draw:style-name="gr7" draw:text-style-name="P2" svg:x1="6.517cm" svg:y1="1.149cm" svg:x2="6.509cm" svg:y2="4.858cm">
                <text:p/>
              </draw:line>
              <draw:line draw:name="Gerader Verbinder 13" draw:style-name="gr7" draw:text-style-name="P2" svg:x1="6.489cm" svg:y1="4.818cm" svg:x2="4.799cm" svg:y2="1.558cm">
                <text:p/>
              </draw:line>
              <draw:custom-shape draw:name="Bogen 14" draw:style-name="gr8" draw:text-style-name="P2" svg:width="3.22cm" svg:height="9.137cm" svg:x="4.98cm" svg:y="1.178cm">
                <text:p><text:span text:style-name="T1"/></text:p>
    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?f1 +0-?f0 "/>
                  <draw:equation draw:name="f3" draw:formula="?f2 +21600000-0"/>
                  <draw:equation draw:name="f4" draw:formula="if(?f2 ,?f2 ,?f3 )"/>
                  <draw:equation draw:name="f5" draw:formula="logwidth/2"/>
                  <draw:equation draw:name="f6" draw:formula="?f5 *sin(pi*(?f0 )/10800000)"/>
                  <draw:equation draw:name="f7" draw:formula="logheight/2"/>
                  <draw:equation draw:name="f8" draw:formula="?f7 *cos(pi*(?f0 )/10800000)"/>
                  <draw:equation draw:name="f9" draw:formula="?f5 *(cos(atan2(?f6 ,?f8 )))"/>
                  <draw:equation draw:name="f10" draw:formula="?f7 *(sin(atan2(?f6 ,?f8 )))"/>
                  <draw:equation draw:name="f11" draw:formula="?f5 *sin(pi*(?f1 )/10800000)"/>
                  <draw:equation draw:name="f12" draw:formula="?f7 *cos(pi*(?f1 )/10800000)"/>
                  <draw:equation draw:name="f13" draw:formula="?f5 *(cos(atan2(?f11 ,?f12 )))"/>
                  <draw:equation draw:name="f14" draw:formula="?f7 *(sin(atan2(?f11 ,?f12 )))"/>
                  <draw:equation draw:name="f15" draw:formula="logwidth/2"/>
                  <draw:equation draw:name="f16" draw:formula="?f15 +?f9 -0"/>
                  <draw:equation draw:name="f17" draw:formula="logheight/2"/>
                  <draw:equation draw:name="f18" draw:formula="?f17 +?f10 -0"/>
                  <draw:equation draw:name="f19" draw:formula="?f15 +?f13 -0"/>
                  <draw:equation draw:name="f20" draw:formula="?f17 +?f14 -0"/>
                  <draw:equation draw:name="f21" draw:formula="21600000+0-?f0 "/>
                  <draw:equation draw:name="f22" draw:formula="?f4 +0-?f21 "/>
                  <draw:equation draw:name="f23" draw:formula="max(?f16 ,?f19 )"/>
                  <draw:equation draw:name="f24" draw:formula="if(?f22 ,logwidth,?f23 )"/>
                  <draw:equation draw:name="f25" draw:formula="5400000+0-?f0 "/>
                  <draw:equation draw:name="f26" draw:formula="27000000+0-?f0 "/>
                  <draw:equation draw:name="f27" draw:formula="if(?f25 ,?f25 ,?f26 )"/>
                  <draw:equation draw:name="f28" draw:formula="?f4 +0-?f27 "/>
                  <draw:equation draw:name="f29" draw:formula="max(?f18 ,?f20 )"/>
                  <draw:equation draw:name="f30" draw:formula="if(?f28 ,logheight,?f29 )"/>
                  <draw:equation draw:name="f31" draw:formula="10800000+0-?f0 "/>
                  <draw:equation draw:name="f32" draw:formula="32400000+0-?f0 "/>
                  <draw:equation draw:name="f33" draw:formula="if(?f31 ,?f31 ,?f32 )"/>
                  <draw:equation draw:name="f34" draw:formula="?f4 +0-?f33 "/>
                  <draw:equation draw:name="f35" draw:formula="min(?f16 ,?f19 )"/>
                  <draw:equation draw:name="f36" draw:formula="if(?f34 ,0,?f35 )"/>
                  <draw:equation draw:name="f37" draw:formula="16200000+0-?f0 "/>
                  <draw:equation draw:name="f38" draw:formula="37800000+0-?f0 "/>
                  <draw:equation draw:name="f39" draw:formula="if(?f37 ,?f37 ,?f38 )"/>
                  <draw:equation draw:name="f40" draw:formula="?f4 +0-?f39 "/>
                  <draw:equation draw:name="f41" draw:formula="min(?f18 ,?f20 )"/>
                  <draw:equation draw:name="f42" draw:formula="if(?f40 ,0,?f41 )"/>
                  <draw:equation draw:name="f43" draw:formula="?f0 +0-5400000"/>
                  <draw:equation draw:name="f44" draw:formula="?f1 +5400000-0"/>
                  <draw:equation draw:name="f45" draw:formula="(?f43 +?f44 )/2"/>
                  <draw:equation draw:name="f46" draw:formula="(?f0 )/60000.0"/>
                  <draw:equation draw:name="f47" draw:formula="(?f4 )/60000.0"/>
                  <draw:equation draw:name="f48" draw:formula="(?f0 )/60000.0"/>
                  <draw:equation draw:name="f49" draw:formula="(?f4 )/60000.0"/>
                  <draw:handle draw:handle-position="?f16 ?f18"/>
                  <draw:handle draw:handle-position="?f19 ?f20"/>
                </draw:enhanced-geometry>
              </draw:custom-shape>
              <draw:custom-shape draw:name="Bogen 15" draw:style-name="gr8" draw:text-style-name="P2" svg:width="6.763cm" svg:height="8.703cm" svg:x="1.417cm" svg:y="1.552cm">
                <text:p><text:span text:style-name="T1"/></text:p>
    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?f1 +0-?f0 "/>
                  <draw:equation draw:name="f3" draw:formula="?f2 +21600000-0"/>
                  <draw:equation draw:name="f4" draw:formula="if(?f2 ,?f2 ,?f3 )"/>
                  <draw:equation draw:name="f5" draw:formula="logwidth/2"/>
                  <draw:equation draw:name="f6" draw:formula="?f5 *sin(pi*(?f0 )/10800000)"/>
                  <draw:equation draw:name="f7" draw:formula="logheight/2"/>
                  <draw:equation draw:name="f8" draw:formula="?f7 *cos(pi*(?f0 )/10800000)"/>
                  <draw:equation draw:name="f9" draw:formula="?f5 *(cos(atan2(?f6 ,?f8 )))"/>
                  <draw:equation draw:name="f10" draw:formula="?f7 *(sin(atan2(?f6 ,?f8 )))"/>
                  <draw:equation draw:name="f11" draw:formula="?f5 *sin(pi*(?f1 )/10800000)"/>
                  <draw:equation draw:name="f12" draw:formula="?f7 *cos(pi*(?f1 )/10800000)"/>
                  <draw:equation draw:name="f13" draw:formula="?f5 *(cos(atan2(?f11 ,?f12 )))"/>
                  <draw:equation draw:name="f14" draw:formula="?f7 *(sin(atan2(?f11 ,?f12 )))"/>
                  <draw:equation draw:name="f15" draw:formula="logwidth/2"/>
                  <draw:equation draw:name="f16" draw:formula="?f15 +?f9 -0"/>
                  <draw:equation draw:name="f17" draw:formula="logheight/2"/>
                  <draw:equation draw:name="f18" draw:formula="?f17 +?f10 -0"/>
                  <draw:equation draw:name="f19" draw:formula="?f15 +?f13 -0"/>
                  <draw:equation draw:name="f20" draw:formula="?f17 +?f14 -0"/>
                  <draw:equation draw:name="f21" draw:formula="21600000+0-?f0 "/>
                  <draw:equation draw:name="f22" draw:formula="?f4 +0-?f21 "/>
                  <draw:equation draw:name="f23" draw:formula="max(?f16 ,?f19 )"/>
                  <draw:equation draw:name="f24" draw:formula="if(?f22 ,logwidth,?f23 )"/>
                  <draw:equation draw:name="f25" draw:formula="5400000+0-?f0 "/>
                  <draw:equation draw:name="f26" draw:formula="27000000+0-?f0 "/>
                  <draw:equation draw:name="f27" draw:formula="if(?f25 ,?f25 ,?f26 )"/>
                  <draw:equation draw:name="f28" draw:formula="?f4 +0-?f27 "/>
                  <draw:equation draw:name="f29" draw:formula="max(?f18 ,?f20 )"/>
                  <draw:equation draw:name="f30" draw:formula="if(?f28 ,logheight,?f29 )"/>
                  <draw:equation draw:name="f31" draw:formula="10800000+0-?f0 "/>
                  <draw:equation draw:name="f32" draw:formula="32400000+0-?f0 "/>
                  <draw:equation draw:name="f33" draw:formula="if(?f31 ,?f31 ,?f32 )"/>
                  <draw:equation draw:name="f34" draw:formula="?f4 +0-?f33 "/>
                  <draw:equation draw:name="f35" draw:formula="min(?f16 ,?f19 )"/>
                  <draw:equation draw:name="f36" draw:formula="if(?f34 ,0,?f35 )"/>
                  <draw:equation draw:name="f37" draw:formula="16200000+0-?f0 "/>
                  <draw:equation draw:name="f38" draw:formula="37800000+0-?f0 "/>
                  <draw:equation draw:name="f39" draw:formula="if(?f37 ,?f37 ,?f38 )"/>
                  <draw:equation draw:name="f40" draw:formula="?f4 +0-?f39 "/>
                  <draw:equation draw:name="f41" draw:formula="min(?f18 ,?f20 )"/>
                  <draw:equation draw:name="f42" draw:formula="if(?f40 ,0,?f41 )"/>
                  <draw:equation draw:name="f43" draw:formula="?f0 +0-5400000"/>
                  <draw:equation draw:name="f44" draw:formula="?f1 +5400000-0"/>
                  <draw:equation draw:name="f45" draw:formula="(?f43 +?f44 )/2"/>
                  <draw:equation draw:name="f46" draw:formula="(?f0 )/60000.0"/>
                  <draw:equation draw:name="f47" draw:formula="(?f4 )/60000.0"/>
                  <draw:equation draw:name="f48" draw:formula="(?f0 )/60000.0"/>
                  <draw:equation draw:name="f49" draw:formula="(?f4 )/60000.0"/>
                  <draw:handle draw:handle-position="?f16 ?f18"/>
                  <draw:handle draw:handle-position="?f19 ?f20"/>
                </draw:enhanced-geometry>
              </draw:custom-shape>
              <draw:custom-shape draw:name="Textfeld 16" draw:style-name="gr9" draw:text-style-name="P2" svg:width="0.866cm" svg:height="0.709cm" svg:x="8.066cm" svg:y="5.099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6" draw:style-name="gr1" draw:text-style-name="P2" svg:width="0.776cm" svg:height="2.414cm" svg:x="8.209cm" svg:y="4.346cm">
                <text:p text:style-name="P1"><text:span text:style-name="T3">∝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Bogen 17" draw:style-name="gr8" draw:text-style-name="P2" svg:width="1.77cm" svg:height="1.081cm" svg:x="7.335cm" svg:y="5.015cm">
                <text:p><text:span text:style-name="T1"/></text:p>
    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?f1 +0-?f0 "/>
                  <draw:equation draw:name="f3" draw:formula="?f2 +21600000-0"/>
                  <draw:equation draw:name="f4" draw:formula="if(?f2 ,?f2 ,?f3 )"/>
                  <draw:equation draw:name="f5" draw:formula="logwidth/2"/>
                  <draw:equation draw:name="f6" draw:formula="?f5 *sin(pi*(?f0 )/10800000)"/>
                  <draw:equation draw:name="f7" draw:formula="logheight/2"/>
                  <draw:equation draw:name="f8" draw:formula="?f7 *cos(pi*(?f0 )/10800000)"/>
                  <draw:equation draw:name="f9" draw:formula="?f5 *(cos(atan2(?f6 ,?f8 )))"/>
                  <draw:equation draw:name="f10" draw:formula="?f7 *(sin(atan2(?f6 ,?f8 )))"/>
                  <draw:equation draw:name="f11" draw:formula="?f5 *sin(pi*(?f1 )/10800000)"/>
                  <draw:equation draw:name="f12" draw:formula="?f7 *cos(pi*(?f1 )/10800000)"/>
                  <draw:equation draw:name="f13" draw:formula="?f5 *(cos(atan2(?f11 ,?f12 )))"/>
                  <draw:equation draw:name="f14" draw:formula="?f7 *(sin(atan2(?f11 ,?f12 )))"/>
                  <draw:equation draw:name="f15" draw:formula="logwidth/2"/>
                  <draw:equation draw:name="f16" draw:formula="?f15 +?f9 -0"/>
                  <draw:equation draw:name="f17" draw:formula="logheight/2"/>
                  <draw:equation draw:name="f18" draw:formula="?f17 +?f10 -0"/>
                  <draw:equation draw:name="f19" draw:formula="?f15 +?f13 -0"/>
                  <draw:equation draw:name="f20" draw:formula="?f17 +?f14 -0"/>
                  <draw:equation draw:name="f21" draw:formula="21600000+0-?f0 "/>
                  <draw:equation draw:name="f22" draw:formula="?f4 +0-?f21 "/>
                  <draw:equation draw:name="f23" draw:formula="max(?f16 ,?f19 )"/>
                  <draw:equation draw:name="f24" draw:formula="if(?f22 ,logwidth,?f23 )"/>
                  <draw:equation draw:name="f25" draw:formula="5400000+0-?f0 "/>
                  <draw:equation draw:name="f26" draw:formula="27000000+0-?f0 "/>
                  <draw:equation draw:name="f27" draw:formula="if(?f25 ,?f25 ,?f26 )"/>
                  <draw:equation draw:name="f28" draw:formula="?f4 +0-?f27 "/>
                  <draw:equation draw:name="f29" draw:formula="max(?f18 ,?f20 )"/>
                  <draw:equation draw:name="f30" draw:formula="if(?f28 ,logheight,?f29 )"/>
                  <draw:equation draw:name="f31" draw:formula="10800000+0-?f0 "/>
                  <draw:equation draw:name="f32" draw:formula="32400000+0-?f0 "/>
                  <draw:equation draw:name="f33" draw:formula="if(?f31 ,?f31 ,?f32 )"/>
                  <draw:equation draw:name="f34" draw:formula="?f4 +0-?f33 "/>
                  <draw:equation draw:name="f35" draw:formula="min(?f16 ,?f19 )"/>
                  <draw:equation draw:name="f36" draw:formula="if(?f34 ,0,?f35 )"/>
                  <draw:equation draw:name="f37" draw:formula="16200000+0-?f0 "/>
                  <draw:equation draw:name="f38" draw:formula="37800000+0-?f0 "/>
                  <draw:equation draw:name="f39" draw:formula="if(?f37 ,?f37 ,?f38 )"/>
                  <draw:equation draw:name="f40" draw:formula="?f4 +0-?f39 "/>
                  <draw:equation draw:name="f41" draw:formula="min(?f18 ,?f20 )"/>
                  <draw:equation draw:name="f42" draw:formula="if(?f40 ,0,?f41 )"/>
                  <draw:equation draw:name="f43" draw:formula="?f0 +0-5400000"/>
                  <draw:equation draw:name="f44" draw:formula="?f1 +5400000-0"/>
                  <draw:equation draw:name="f45" draw:formula="(?f43 +?f44 )/2"/>
                  <draw:equation draw:name="f46" draw:formula="(?f0 )/60000.0"/>
                  <draw:equation draw:name="f47" draw:formula="(?f4 )/60000.0"/>
                  <draw:equation draw:name="f48" draw:formula="(?f0 )/60000.0"/>
                  <draw:equation draw:name="f49" draw:formula="(?f4 )/60000.0"/>
                  <draw:handle draw:handle-position="?f16 ?f18"/>
                  <draw:handle draw:handle-position="?f19 ?f20"/>
                </draw:enhanced-geometry>
              </draw:custom-shape>
            </draw:g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>
            <draw:custom-shape table:end-cell-address="Tabelle1.M13" table:end-x="0.688cm" table:end-y="0.277cm" draw:z-index="2" draw:name="Textfeld 19" draw:style-name="gr10" draw:text-style-name="P2" svg:width="9.234cm" svg:height="2.164cm" svg:x="1.914cm" svg:y="0.145cm">
              <text:p text:style-name="P1"><text:span text:style-name="T2">𝑎𝑥</text:span><text:span text:style-name="T2">=𝑔𝑥−arccot⁡(−sin⁡(𝑔𝑦) <text:s/>tan⁡(</text:span><text:span text:style-name="T3">∝) )+{180 𝑤𝑒𝑛𝑛 ∝ &gt;90 }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Tabelle1.M15" table:end-x="0.831cm" table:end-y="0.349cm" draw:z-index="7" draw:name="Textfeld 19" draw:style-name="gr11" draw:text-style-name="P3" svg:width="9.261cm" svg:height="2.222cm" svg:x="2.03cm" svg:y="0.075cm">
              <text:p text:style-name="P1"><text:span text:style-name="T2">𝑎𝑥</text:span><text:span text:style-name="T2">=𝑔𝑥−arctan(−1/sin⁡(𝑔𝑦)/tan⁡(</text:span><text:span text:style-name="T3">∝) )+18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g table:end-cell-address="Tabelle1.R21" table:end-x="1.512cm" table:end-y="0.077cm" draw:z-index="6" draw:name="Gruppieren 48">
              <draw:custom-shape draw:name="Textfeld 49" draw:style-name="gr1" draw:text-style-name="P2" svg:width="0.681cm" svg:height="0.723cm" svg:x="9.201cm" svg:y="4.492cm">
                <text:p text:style-name="P1"><text:span text:style-name="T1">F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leichschenkliges Dreieck 50" draw:style-name="gr2" draw:text-style-name="P2" svg:width="7.326cm" svg:height="1.914cm" svg:x="1.842cm" svg:y="2.935cm">
                <text:p><text:span text:style-name="T1"/></text:p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feld 51" draw:style-name="gr3" draw:text-style-name="P2" svg:width="0.731cm" svg:height="0.705cm" svg:x="1.042cm" svg:y="4.581cm">
                <text:p text:style-name="P1"><text:span text:style-name="T1">A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2" draw:style-name="gr3" draw:text-style-name="P2" svg:width="0.763cm" svg:height="0.705cm" svg:x="5.136cm" svg:y="2.188cm">
                <text:p text:style-name="P1"><text:span text:style-name="T1">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3" draw:style-name="gr4" draw:text-style-name="P2" svg:width="1.438cm" svg:height="0.459cm" svg:x="7.42cm" svg:y="3.465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3" draw:style-name="gr5" draw:text-style-name="P2" svg:width="1.438cm" svg:height="0.459cm" svg:x="7.355cm" svg:y="2.747cm">
                <text:p text:style-name="P1"><text:span text:style-name="T2">90−𝑓𝑦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4" draw:style-name="gr4" draw:text-style-name="P2" svg:width="1.417cm" svg:height="0.458cm" svg:x="2.458cm" svg:y="3.355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4" draw:style-name="gr5" draw:text-style-name="P2" svg:width="1.417cm" svg:height="0.458cm" svg:x="2.458cm" svg:y="2.488cm">
                <text:p text:style-name="P1"><text:span text:style-name="T2">90−𝑎𝑦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5" draw:style-name="gr4" draw:text-style-name="P2" svg:width="0.516cm" svg:height="0.458cm" svg:x="5.321cm" svg:y="4.911cm"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5" draw:style-name="gr5" draw:text-style-name="P2" svg:width="0.516cm" svg:height="0.458cm" svg:x="5.386cm" svg:y="4.163cm">
                <text:p text:style-name="P1"><text:span text:style-name="T2">9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6" draw:style-name="gr5" draw:text-style-name="P2" svg:width="1.138cm" svg:height="0.458cm" svg:x="5.017cm" svg:y="2.457cm">
                <text:p text:style-name="P1"><text:span text:style-name="T2">f𝑥−</text:span><text:span text:style-name="T1">a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Bogen 58" draw:style-name="gr6" draw:text-style-name="P2" svg:width="2.892cm" svg:height="2.66cm" draw:transform="skewX (-0.0499164166070378) rotate (-2.45864531728441) translate (7.756cm 2.713cm)">
                <text:p><text:span text:style-name="T1"/></text:p>
    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?f1 +0-?f0 "/>
                  <draw:equation draw:name="f3" draw:formula="?f2 +21600000-0"/>
                  <draw:equation draw:name="f4" draw:formula="if(?f2 ,?f2 ,?f3 )"/>
                  <draw:equation draw:name="f5" draw:formula="logwidth/2"/>
                  <draw:equation draw:name="f6" draw:formula="?f5 *sin(pi*(?f0 )/10800000)"/>
                  <draw:equation draw:name="f7" draw:formula="logheight/2"/>
                  <draw:equation draw:name="f8" draw:formula="?f7 *cos(pi*(?f0 )/10800000)"/>
                  <draw:equation draw:name="f9" draw:formula="?f5 *(cos(atan2(?f6 ,?f8 )))"/>
                  <draw:equation draw:name="f10" draw:formula="?f7 *(sin(atan2(?f6 ,?f8 )))"/>
                  <draw:equation draw:name="f11" draw:formula="?f5 *sin(pi*(?f1 )/10800000)"/>
                  <draw:equation draw:name="f12" draw:formula="?f7 *cos(pi*(?f1 )/10800000)"/>
                  <draw:equation draw:name="f13" draw:formula="?f5 *(cos(atan2(?f11 ,?f12 )))"/>
                  <draw:equation draw:name="f14" draw:formula="?f7 *(sin(atan2(?f11 ,?f12 )))"/>
                  <draw:equation draw:name="f15" draw:formula="logwidth/2"/>
                  <draw:equation draw:name="f16" draw:formula="?f15 +?f9 -0"/>
                  <draw:equation draw:name="f17" draw:formula="logheight/2"/>
                  <draw:equation draw:name="f18" draw:formula="?f17 +?f10 -0"/>
                  <draw:equation draw:name="f19" draw:formula="?f15 +?f13 -0"/>
                  <draw:equation draw:name="f20" draw:formula="?f17 +?f14 -0"/>
                  <draw:equation draw:name="f21" draw:formula="21600000+0-?f0 "/>
                  <draw:equation draw:name="f22" draw:formula="?f4 +0-?f21 "/>
                  <draw:equation draw:name="f23" draw:formula="max(?f16 ,?f19 )"/>
                  <draw:equation draw:name="f24" draw:formula="if(?f22 ,logwidth,?f23 )"/>
                  <draw:equation draw:name="f25" draw:formula="5400000+0-?f0 "/>
                  <draw:equation draw:name="f26" draw:formula="27000000+0-?f0 "/>
                  <draw:equation draw:name="f27" draw:formula="if(?f25 ,?f25 ,?f26 )"/>
                  <draw:equation draw:name="f28" draw:formula="?f4 +0-?f27 "/>
                  <draw:equation draw:name="f29" draw:formula="max(?f18 ,?f20 )"/>
                  <draw:equation draw:name="f30" draw:formula="if(?f28 ,logheight,?f29 )"/>
                  <draw:equation draw:name="f31" draw:formula="10800000+0-?f0 "/>
                  <draw:equation draw:name="f32" draw:formula="32400000+0-?f0 "/>
                  <draw:equation draw:name="f33" draw:formula="if(?f31 ,?f31 ,?f32 )"/>
                  <draw:equation draw:name="f34" draw:formula="?f4 +0-?f33 "/>
                  <draw:equation draw:name="f35" draw:formula="min(?f16 ,?f19 )"/>
                  <draw:equation draw:name="f36" draw:formula="if(?f34 ,0,?f35 )"/>
                  <draw:equation draw:name="f37" draw:formula="16200000+0-?f0 "/>
                  <draw:equation draw:name="f38" draw:formula="37800000+0-?f0 "/>
                  <draw:equation draw:name="f39" draw:formula="if(?f37 ,?f37 ,?f38 )"/>
                  <draw:equation draw:name="f40" draw:formula="?f4 +0-?f39 "/>
                  <draw:equation draw:name="f41" draw:formula="min(?f18 ,?f20 )"/>
                  <draw:equation draw:name="f42" draw:formula="if(?f40 ,0,?f41 )"/>
                  <draw:equation draw:name="f43" draw:formula="?f0 +0-5400000"/>
                  <draw:equation draw:name="f44" draw:formula="?f1 +5400000-0"/>
                  <draw:equation draw:name="f45" draw:formula="(?f43 +?f44 )/2"/>
                  <draw:equation draw:name="f46" draw:formula="(?f0 )/60000.0"/>
                  <draw:equation draw:name="f47" draw:formula="(?f4 )/60000.0"/>
                  <draw:equation draw:name="f48" draw:formula="(?f0 )/60000.0"/>
                  <draw:equation draw:name="f49" draw:formula="(?f4 )/60000.0"/>
                  <draw:handle draw:handle-position="?f16 ?f18"/>
                  <draw:handle draw:handle-position="?f19 ?f20"/>
                </draw:enhanced-geometry>
              </draw:custom-shape>
            </draw:g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Tabelle1.K17" table:end-x="0.332cm" table:end-y="0.292cm" draw:z-index="3" draw:name="Textfeld 20" draw:style-name="gr10" draw:text-style-name="P2" svg:width="4.547cm" svg:height="2.164cm" svg:x="2.061cm" svg:y="0.118cm">
              <text:p text:style-name="P1"><text:span text:style-name="T2">𝑎𝑦</text:span><text:span text:style-name="T2">=arcsin⁡(sin⁡(</text:span><text:span text:style-name="T3">∝) cos⁡(𝑔𝑦)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>
            <draw:custom-shape table:end-cell-address="Tabelle1.M19" table:end-x="0.254cm" table:end-y="0.303cm" draw:z-index="1" draw:name="Textfeld 18" draw:style-name="gr10" draw:text-style-name="P2" svg:width="8.694cm" svg:height="2.164cm" svg:x="2.02cm" svg:y="0.171cm">
              <text:p text:style-name="P1"><text:span text:style-name="T2">𝑓𝑥</text:span><text:span text:style-name="T2">=𝑎𝑥+arccos⁡(−tan⁡(𝑎𝑦) <text:s/>tan⁡(𝑓𝑦)){ </text:span><text:span text:style-name="T3">−1 𝑤𝑒𝑛 ∝&gt;90 }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>
            <draw:custom-shape table:end-cell-address="Tabelle1.K22" table:end-x="1.336cm" table:end-y="0.344cm" draw:z-index="4" draw:name="Textfeld 21" draw:style-name="gr10" draw:text-style-name="P2" svg:width="5.652cm" svg:height="2.164cm" svg:x="1.96cm" svg:y="0.255cm">
              <text:p text:style-name="P1"><text:span text:style-name="T2">𝑓𝑦</text:span><text:span text:style-name="T2">=arctan⁡(−cos⁡(𝑓𝑥−𝑎𝑥)cot⁡(𝑎𝑦)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fy</text:p>
          </table:table-cell>
          <table:table-cell office:value-type="float" office:value="31" calcext:value-type="float">
            <text:p>31</text:p>
          </table:table-cell>
          <table:table-cell table:formula="of:=[.F26]+5" office:value-type="float" office:value="36" calcext:value-type="float">
            <text:p/>
          </table:table-cell>
          <table:table-cell table:formula="of:=[.G26]+5" office:value-type="float" office:value="41" calcext:value-type="float">
            <text:p/>
          </table:table-cell>
          <table:table-cell table:formula="of:=[.H26]+5" office:value-type="float" office:value="46" calcext:value-type="float">
            <text:p/>
          </table:table-cell>
          <table:table-cell table:formula="of:=[.I26]+5" office:value-type="float" office:value="51" calcext:value-type="float">
            <text:p/>
          </table:table-cell>
          <table:table-cell table:formula="of:=[.J26]+5" office:value-type="float" office:value="56" calcext:value-type="float">
            <text:p/>
          </table:table-cell>
          <table:table-cell/>
          <table:table-cell office:value-type="string" calcext:value-type="string">
            <text:p>fx</text:p>
          </table:table-cell>
          <table:table-cell office:value-type="float" office:value="-6" calcext:value-type="float">
            <text:p>-6</text:p>
          </table:table-cell>
          <table:table-cell table:formula="of:=[.N26]+5" office:value-type="float" office:value="-1" calcext:value-type="float">
            <text:p/>
          </table:table-cell>
          <table:table-cell table:formula="of:=[.O26]+5" office:value-type="float" office:value="4" calcext:value-type="float">
            <text:p/>
          </table:table-cell>
          <table:table-cell table:formula="of:=[.P26]+5" office:value-type="float" office:value="9" calcext:value-type="float">
            <text:p/>
          </table:table-cell>
          <table:table-cell table:formula="of:=[.Q26]+5" office:value-type="float" office:value="14" calcext:value-type="float">
            <text:p/>
          </table:table-cell>
          <table:table-cell table:formula="of:=[.R26]+5" office:value-type="float" office:value="19" calcext:value-type="float">
            <text:p/>
          </table:table-cell>
          <table:table-cell table:formula="of:=[.S26]+5" office:value-type="float" office:value="24" calcext:value-type="float">
            <text:p/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lp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/>
          <table:table-cell office:value-type="string" calcext:value-type="string">
            <text:p>fx</text:p>
          </table:table-cell>
          <table:table-cell table:number-columns-repeated="7"/>
          <table:table-cell office:value-type="string" calcext:value-type="string">
            <text:p>fy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MOD([.$B$23]-IF(AND(SIN([.$B$24]/180*PI())&lt;&gt;0;TAN([.A28]/180*PI())&lt;&gt;0);ATAN(-1/SIN([.$B$24]/180*PI())/TAN([.A28]/180*PI()))/PI()*180+180;90)+540;360)-180" office:value-type="float" office:value="-76" calcext:value-type="float">
            <text:p/>
          </table:table-cell>
          <table:table-cell table:style-name="ce1" table:formula="of:=ASIN(SIN([.A28]/180*PI())*COS([.$B$24]/180*PI()))/PI()*180" office:value-type="float" office:value="0" calcext:value-type="float">
            <text:p/>
          </table:table-cell>
          <table:table-cell table:number-columns-repeated="2"/>
          <table:table-cell table:style-name="ce1" table:formula="of:=MOD([.$B28]+ACOS(-TAN([.$C28]/180*PI())*TAN([.F$26]/180*PI()))/PI()*180*IF([.$A28]&gt;90;-1;1)+540;360)-180" office:value-type="float" office:value="14" calcext:value-type="float">
            <text:p/>
          </table:table-cell>
          <table:table-cell table:style-name="ce1" table:formula="of:=MOD([.$B28]+ACOS(-TAN([.$C28]/180*PI())*TAN([.G$26]/180*PI()))/PI()*180*IF([.$A28]&gt;90;-1;1)+540;360)-180" office:value-type="float" office:value="14" calcext:value-type="float">
            <text:p/>
          </table:table-cell>
          <table:table-cell table:style-name="ce1" table:formula="of:=MOD([.$B28]+ACOS(-TAN([.$C28]/180*PI())*TAN([.H$26]/180*PI()))/PI()*180*IF([.$A28]&gt;90;-1;1)+540;360)-180" office:value-type="float" office:value="14" calcext:value-type="float">
            <text:p/>
          </table:table-cell>
          <table:table-cell table:style-name="ce1" table:formula="of:=MOD([.$B28]+ACOS(-TAN([.$C28]/180*PI())*TAN([.I$26]/180*PI()))/PI()*180*IF([.$A28]&gt;90;-1;1)+540;360)-180" office:value-type="float" office:value="14" calcext:value-type="float">
            <text:p/>
          </table:table-cell>
          <table:table-cell table:style-name="ce1" table:formula="of:=MOD([.$B28]+ACOS(-TAN([.$C28]/180*PI())*TAN([.J$26]/180*PI()))/PI()*180*IF([.$A28]&gt;90;-1;1)+540;360)-180" office:value-type="float" office:value="14" calcext:value-type="float">
            <text:p/>
          </table:table-cell>
          <table:table-cell table:style-name="ce1" table:formula="of:=MOD([.$B28]+ACOS(-TAN([.$C28]/180*PI())*TAN([.K$26]/180*PI()))/PI()*180*IF([.$A28]&gt;90;-1;1)+540;360)-180" office:value-type="float" office:value="14" calcext:value-type="float">
            <text:p/>
          </table:table-cell>
          <table:table-cell table:number-columns-repeated="2"/>
          <table:table-cell table:style-name="ce1" table:formula="of:=ATAN(-COS(([.N$26]-[.$B28])/180*PI())*COT([.$C28]/180*PI()))/PI()*180" office:value-type="string" office:string-value="" calcext:value-type="error">
            <text:p/>
          </table:table-cell>
          <table:table-cell table:style-name="ce1" table:formula="of:=ATAN(-COS(([.O$26]-[.$B28])/180*PI())*COT([.$C28]/180*PI()))/PI()*180" office:value-type="string" office:string-value="" calcext:value-type="error">
            <text:p/>
          </table:table-cell>
          <table:table-cell table:style-name="ce1" table:formula="of:=ATAN(-COS(([.P$26]-[.$B28])/180*PI())*COT([.$C28]/180*PI()))/PI()*180" office:value-type="string" office:string-value="" calcext:value-type="error">
            <text:p/>
          </table:table-cell>
          <table:table-cell table:style-name="ce1" table:formula="of:=ATAN(-COS(([.Q$26]-[.$B28])/180*PI())*COT([.$C28]/180*PI()))/PI()*180" office:value-type="string" office:string-value="" calcext:value-type="error">
            <text:p/>
          </table:table-cell>
          <table:table-cell table:style-name="ce1" table:formula="of:=ATAN(-COS(([.R$26]-[.$B28])/180*PI())*COT([.$C28]/180*PI()))/PI()*180" office:value-type="string" office:string-value="" calcext:value-type="error">
            <text:p/>
          </table:table-cell>
          <table:table-cell table:style-name="ce1" table:formula="of:=ATAN(-COS(([.S$26]-[.$B28])/180*PI())*COT([.$C28]/180*PI()))/PI()*180" office:value-type="string" office:string-value="" calcext:value-type="error">
            <text:p/>
          </table:table-cell>
          <table:table-cell table:style-name="ce1" table:formula="of:=ATAN(-COS(([.T$26]-[.$B28])/180*PI())*COT([.$C28]/180*PI()))/PI()*180" office:value-type="string" office:string-value="" calcext:value-type="error">
            <text:p/>
          </table:table-cell>
          <table:table-cell table:number-columns-repeated="1004"/>
        </table:table-row>
        <table:table-row table:style-name="ro1">
          <table:table-cell table:formula="of:=[.A28]+5" office:value-type="float" office:value="5" calcext:value-type="float">
            <text:p/>
          </table:table-cell>
          <table:table-cell table:style-name="ce1" table:formula="of:=MOD([.$B$23]-IF(AND(SIN([.$B$24]/180*PI())&lt;&gt;0;TAN([.A29]/180*PI())&lt;&gt;0);ATAN(-1/SIN([.$B$24]/180*PI())/TAN([.A29]/180*PI()))/PI()*180+180;90)+540;360)-180" office:value-type="float" office:value="-79.8896374373584" calcext:value-type="float">
            <text:p/>
          </table:table-cell>
          <table:table-cell table:style-name="ce1" table:formula="of:=ASIN(SIN([.A29]/180*PI())*COS([.$B$24]/180*PI()))/PI()*180" office:value-type="float" office:value="3.14418752663572" calcext:value-type="float">
            <text:p/>
          </table:table-cell>
          <table:table-cell table:number-columns-repeated="2"/>
          <table:table-cell table:style-name="ce1" table:formula="of:=MOD([.$B29]+ACOS(-TAN([.$C29]/180*PI())*TAN([.F$26]/180*PI()))/PI()*180*IF([.$A29]&gt;90;-1;1)+540;360)-180" office:value-type="float" office:value="12.001823260345" calcext:value-type="float">
            <text:p/>
          </table:table-cell>
          <table:table-cell table:style-name="ce1" table:formula="of:=MOD([.$B29]+ACOS(-TAN([.$C29]/180*PI())*TAN([.G$26]/180*PI()))/PI()*180*IF([.$A29]&gt;90;-1;1)+540;360)-180" office:value-type="float" office:value="12.3976518459244" calcext:value-type="float">
            <text:p/>
          </table:table-cell>
          <table:table-cell table:style-name="ce1" table:formula="of:=MOD([.$B29]+ACOS(-TAN([.$C29]/180*PI())*TAN([.H$26]/180*PI()))/PI()*180*IF([.$A29]&gt;90;-1;1)+540;360)-180" office:value-type="float" office:value="12.8473508094105" calcext:value-type="float">
            <text:p/>
          </table:table-cell>
          <table:table-cell table:style-name="ce1" table:formula="of:=MOD([.$B29]+ACOS(-TAN([.$C29]/180*PI())*TAN([.I$26]/180*PI()))/PI()*180*IF([.$A29]&gt;90;-1;1)+540;360)-180" office:value-type="float" office:value="13.3712964865382" calcext:value-type="float">
            <text:p/>
          </table:table-cell>
          <table:table-cell table:style-name="ce1" table:formula="of:=MOD([.$B29]+ACOS(-TAN([.$C29]/180*PI())*TAN([.J$26]/180*PI()))/PI()*180*IF([.$A29]&gt;90;-1;1)+540;360)-180" office:value-type="float" office:value="14" calcext:value-type="float">
            <text:p/>
          </table:table-cell>
          <table:table-cell table:style-name="ce1" table:formula="of:=MOD([.$B29]+ACOS(-TAN([.$C29]/180*PI())*TAN([.K$26]/180*PI()))/PI()*180*IF([.$A29]&gt;90;-1;1)+540;360)-180" office:value-type="float" office:value="14.7816704910003" calcext:value-type="float">
            <text:p/>
          </table:table-cell>
          <table:table-cell table:number-columns-repeated="2"/>
          <table:table-cell table:style-name="ce1" table:formula="of:=ATAN(-COS(([.N$26]-[.$B29])/180*PI())*COT([.$C29]/180*PI()))/PI()*180" office:value-type="float" office:value="-78.8025054083803" calcext:value-type="float">
            <text:p/>
          </table:table-cell>
          <table:table-cell table:style-name="ce1" table:formula="of:=ATAN(-COS(([.O$26]-[.$B29])/180*PI())*COT([.$C29]/180*PI()))/PI()*180" office:value-type="float" office:value="-74.0890833298671" calcext:value-type="float">
            <text:p/>
          </table:table-cell>
          <table:table-cell table:style-name="ce1" table:formula="of:=ATAN(-COS(([.P$26]-[.$B29])/180*PI())*COT([.$C29]/180*PI()))/PI()*180" office:value-type="float" office:value="-62.7034941302281" calcext:value-type="float">
            <text:p/>
          </table:table-cell>
          <table:table-cell table:style-name="ce1" table:formula="of:=ATAN(-COS(([.Q$26]-[.$B29])/180*PI())*COT([.$C29]/180*PI()))/PI()*180" office:value-type="float" office:value="-19.4313662801745" calcext:value-type="float">
            <text:p/>
          </table:table-cell>
          <table:table-cell table:style-name="ce1" table:formula="of:=ATAN(-COS(([.R$26]-[.$B29])/180*PI())*COT([.$C29]/180*PI()))/PI()*180" office:value-type="float" office:value="50.9999999999998" calcext:value-type="float">
            <text:p/>
          </table:table-cell>
          <table:table-cell table:style-name="ce1" table:formula="of:=ATAN(-COS(([.S$26]-[.$B29])/180*PI())*COT([.$C29]/180*PI()))/PI()*180" office:value-type="float" office:value="70.4311626229605" calcext:value-type="float">
            <text:p/>
          </table:table-cell>
          <table:table-cell table:style-name="ce1" table:formula="of:=ATAN(-COS(([.T$26]-[.$B29])/180*PI())*COT([.$C29]/180*PI()))/PI()*180" office:value-type="float" office:value="77.1108361111754" calcext:value-type="float">
            <text:p/>
          </table:table-cell>
          <table:table-cell table:number-columns-repeated="1004"/>
        </table:table-row>
        <table:table-row table:style-name="ro1">
          <table:table-cell table:formula="of:=[.A29]+5" office:value-type="float" office:value="10" calcext:value-type="float">
            <text:p/>
          </table:table-cell>
          <table:table-cell table:style-name="ce1" table:formula="of:=MOD([.$B$23]-IF(AND(SIN([.$B$24]/180*PI())&lt;&gt;0;TAN([.A30]/180*PI())&lt;&gt;0);ATAN(-1/SIN([.$B$24]/180*PI())/TAN([.A30]/180*PI()))/PI()*180+180;90)+540;360)-180" office:value-type="float" office:value="-83.8027467839562" calcext:value-type="float">
            <text:p/>
          </table:table-cell>
          <table:table-cell table:style-name="ce1" table:formula="of:=ASIN(SIN([.A30]/180*PI())*COS([.$B$24]/180*PI()))/PI()*180" office:value-type="float" office:value="6.27383194421451" calcext:value-type="float">
            <text:p/>
          </table:table-cell>
          <table:table-cell table:number-columns-repeated="2"/>
          <table:table-cell table:style-name="ce1" table:formula="of:=MOD([.$B30]+ACOS(-TAN([.$C30]/180*PI())*TAN([.F$26]/180*PI()))/PI()*180*IF([.$A30]&gt;90;-1;1)+540;360)-180" office:value-type="float" office:value="9.98484867863306" calcext:value-type="float">
            <text:p/>
          </table:table-cell>
          <table:table-cell table:style-name="ce1" table:formula="of:=MOD([.$B30]+ACOS(-TAN([.$C30]/180*PI())*TAN([.G$26]/180*PI()))/PI()*180*IF([.$A30]&gt;90;-1;1)+540;360)-180" office:value-type="float" office:value="10.7786448360823" calcext:value-type="float">
            <text:p/>
          </table:table-cell>
          <table:table-cell table:style-name="ce1" table:formula="of:=MOD([.$B30]+ACOS(-TAN([.$C30]/180*PI())*TAN([.H$26]/180*PI()))/PI()*180*IF([.$A30]&gt;90;-1;1)+540;360)-180" office:value-type="float" office:value="11.6812836798572" calcext:value-type="float">
            <text:p/>
          </table:table-cell>
          <table:table-cell table:style-name="ce1" table:formula="of:=MOD([.$B30]+ACOS(-TAN([.$C30]/180*PI())*TAN([.I$26]/180*PI()))/PI()*180*IF([.$A30]&gt;90;-1;1)+540;360)-180" office:value-type="float" office:value="12.734259773777" calcext:value-type="float">
            <text:p/>
          </table:table-cell>
          <table:table-cell table:style-name="ce1" table:formula="of:=MOD([.$B30]+ACOS(-TAN([.$C30]/180*PI())*TAN([.J$26]/180*PI()))/PI()*180*IF([.$A30]&gt;90;-1;1)+540;360)-180" office:value-type="float" office:value="14" calcext:value-type="float">
            <text:p/>
          </table:table-cell>
          <table:table-cell table:style-name="ce1" table:formula="of:=MOD([.$B30]+ACOS(-TAN([.$C30]/180*PI())*TAN([.K$26]/180*PI()))/PI()*180*IF([.$A30]&gt;90;-1;1)+540;360)-180" office:value-type="float" office:value="15.5777961513204" calcext:value-type="float">
            <text:p/>
          </table:table-cell>
          <table:table-cell table:number-columns-repeated="2"/>
          <table:table-cell table:style-name="ce1" table:formula="of:=ATAN(-COS(([.N$26]-[.$B30])/180*PI())*COT([.$C30]/180*PI()))/PI()*180" office:value-type="float" office:value="-62.5097234573999" calcext:value-type="float">
            <text:p/>
          </table:table-cell>
          <table:table-cell table:style-name="ce1" table:formula="of:=ATAN(-COS(([.O$26]-[.$B30])/180*PI())*COT([.$C30]/180*PI()))/PI()*180" office:value-type="float" office:value="-48.7328962297622" calcext:value-type="float">
            <text:p/>
          </table:table-cell>
          <table:table-cell table:style-name="ce1" table:formula="of:=ATAN(-COS(([.P$26]-[.$B30])/180*PI())*COT([.$C30]/180*PI()))/PI()*180" office:value-type="float" office:value="-19.2256411701895" calcext:value-type="float">
            <text:p/>
          </table:table-cell>
          <table:table-cell table:style-name="ce1" table:formula="of:=ATAN(-COS(([.Q$26]-[.$B30])/180*PI())*COT([.$C30]/180*PI()))/PI()*180" office:value-type="float" office:value="23.9781451202635" calcext:value-type="float">
            <text:p/>
          </table:table-cell>
          <table:table-cell table:style-name="ce1" table:formula="of:=ATAN(-COS(([.R$26]-[.$B30])/180*PI())*COT([.$C30]/180*PI()))/PI()*180" office:value-type="float" office:value="50.9999999999999" calcext:value-type="float">
            <text:p/>
          </table:table-cell>
          <table:table-cell table:style-name="ce1" table:formula="of:=ATAN(-COS(([.S$26]-[.$B30])/180*PI())*COT([.$C30]/180*PI()))/PI()*180" office:value-type="float" office:value="63.6128774079141" calcext:value-type="float">
            <text:p/>
          </table:table-cell>
          <table:table-cell table:style-name="ce1" table:formula="of:=ATAN(-COS(([.T$26]-[.$B30])/180*PI())*COT([.$C30]/180*PI()))/PI()*180" office:value-type="float" office:value="70.2223576518566" calcext:value-type="float">
            <text:p/>
          </table:table-cell>
          <table:table-cell table:number-columns-repeated="1004"/>
        </table:table-row>
        <table:table-row table:style-name="ro1">
          <table:table-cell table:formula="of:=[.A30]+5" office:value-type="float" office:value="15" calcext:value-type="float">
            <text:p/>
          </table:table-cell>
          <table:table-cell table:style-name="ce1" table:formula="of:=MOD([.$B$23]-IF(AND(SIN([.$B$24]/180*PI())&lt;&gt;0;TAN([.A31]/180*PI())&lt;&gt;0);ATAN(-1/SIN([.$B$24]/180*PI())/TAN([.A31]/180*PI()))/PI()*180+180;90)+540;360)-180" office:value-type="float" office:value="-87.7629238524564" calcext:value-type="float">
            <text:p/>
          </table:table-cell>
          <table:table-cell table:style-name="ce1" table:formula="of:=ASIN(SIN([.A31]/180*PI())*COS([.$B$24]/180*PI()))/PI()*180" office:value-type="float" office:value="9.37410740163576" calcext:value-type="float">
            <text:p/>
          </table:table-cell>
          <table:table-cell table:number-columns-repeated="2"/>
          <table:table-cell table:style-name="ce1" table:formula="of:=MOD([.$B31]+ACOS(-TAN([.$C31]/180*PI())*TAN([.F$26]/180*PI()))/PI()*180*IF([.$A31]&gt;90;-1;1)+540;360)-180" office:value-type="float" office:value="7.92977062092291" calcext:value-type="float">
            <text:p/>
          </table:table-cell>
          <table:table-cell table:style-name="ce1" table:formula="of:=MOD([.$B31]+ACOS(-TAN([.$C31]/180*PI())*TAN([.G$26]/180*PI()))/PI()*180*IF([.$A31]&gt;90;-1;1)+540;360)-180" office:value-type="float" office:value="9.12577539693132" calcext:value-type="float">
            <text:p/>
          </table:table-cell>
          <table:table-cell table:style-name="ce1" table:formula="of:=MOD([.$B31]+ACOS(-TAN([.$C31]/180*PI())*TAN([.H$26]/180*PI()))/PI()*180*IF([.$A31]&gt;90;-1;1)+540;360)-180" office:value-type="float" office:value="10.4878454407619" calcext:value-type="float">
            <text:p/>
          </table:table-cell>
          <table:table-cell table:style-name="ce1" table:formula="of:=MOD([.$B31]+ACOS(-TAN([.$C31]/180*PI())*TAN([.I$26]/180*PI()))/PI()*180*IF([.$A31]&gt;90;-1;1)+540;360)-180" office:value-type="float" office:value="12.080144955878" calcext:value-type="float">
            <text:p/>
          </table:table-cell>
          <table:table-cell table:style-name="ce1" table:formula="of:=MOD([.$B31]+ACOS(-TAN([.$C31]/180*PI())*TAN([.J$26]/180*PI()))/PI()*180*IF([.$A31]&gt;90;-1;1)+540;360)-180" office:value-type="float" office:value="14" calcext:value-type="float">
            <text:p/>
          </table:table-cell>
          <table:table-cell table:style-name="ce1" table:formula="of:=MOD([.$B31]+ACOS(-TAN([.$C31]/180*PI())*TAN([.K$26]/180*PI()))/PI()*180*IF([.$A31]&gt;90;-1;1)+540;360)-180" office:value-type="float" office:value="16.4040227128783" calcext:value-type="float">
            <text:p/>
          </table:table-cell>
          <table:table-cell table:number-columns-repeated="2"/>
          <table:table-cell table:style-name="ce1" table:formula="of:=ATAN(-COS(([.N$26]-[.$B31])/180*PI())*COT([.$C31]/180*PI()))/PI()*180" office:value-type="float" office:value="-40.9532099798212" calcext:value-type="float">
            <text:p/>
          </table:table-cell>
          <table:table-cell table:style-name="ce1" table:formula="of:=ATAN(-COS(([.O$26]-[.$B31])/180*PI())*COT([.$C31]/180*PI()))/PI()*180" office:value-type="float" office:value="-18.8833694090686" calcext:value-type="float">
            <text:p/>
          </table:table-cell>
          <table:table-cell table:style-name="ce1" table:formula="of:=ATAN(-COS(([.P$26]-[.$B31])/180*PI())*COT([.$C31]/180*PI()))/PI()*180" office:value-type="float" office:value="10.5561385049127" calcext:value-type="float">
            <text:p/>
          </table:table-cell>
          <table:table-cell table:style-name="ce1" table:formula="of:=ATAN(-COS(([.Q$26]-[.$B31])/180*PI())*COT([.$C31]/180*PI()))/PI()*180" office:value-type="float" office:value="35.5017591801976" calcext:value-type="float">
            <text:p/>
          </table:table-cell>
          <table:table-cell table:style-name="ce1" table:formula="of:=ATAN(-COS(([.R$26]-[.$B31])/180*PI())*COT([.$C31]/180*PI()))/PI()*180" office:value-type="float" office:value="51" calcext:value-type="float">
            <text:p/>
          </table:table-cell>
          <table:table-cell table:style-name="ce1" table:formula="of:=ATAN(-COS(([.S$26]-[.$B31])/180*PI())*COT([.$C31]/180*PI()))/PI()*180" office:value-type="float" office:value="60.2135536283256" calcext:value-type="float">
            <text:p/>
          </table:table-cell>
          <table:table-cell table:style-name="ce1" table:formula="of:=ATAN(-COS(([.T$26]-[.$B31])/180*PI())*COT([.$C31]/180*PI()))/PI()*180" office:value-type="float" office:value="65.9988921384321" calcext:value-type="float">
            <text:p/>
          </table:table-cell>
          <table:table-cell table:number-columns-repeated="1004"/>
        </table:table-row>
        <table:table-row table:style-name="ro1">
          <table:table-cell table:formula="of:=[.A31]+5" office:value-type="float" office:value="20" calcext:value-type="float">
            <text:p/>
          </table:table-cell>
          <table:table-cell table:style-name="ce1" table:formula="of:=MOD([.$B$23]-IF(AND(SIN([.$B$24]/180*PI())&lt;&gt;0;TAN([.A32]/180*PI())&lt;&gt;0);ATAN(-1/SIN([.$B$24]/180*PI())/TAN([.A32]/180*PI()))/PI()*180+180;90)+540;360)-180" office:value-type="float" office:value="-91.7939799487851" calcext:value-type="float">
            <text:p/>
          </table:table-cell>
          <table:table-cell table:style-name="ce1" table:formula="of:=ASIN(SIN([.A32]/180*PI())*COS([.$B$24]/180*PI()))/PI()*180" office:value-type="float" office:value="12.4296226414422" calcext:value-type="float">
            <text:p/>
          </table:table-cell>
          <table:table-cell table:number-columns-repeated="2"/>
          <table:table-cell table:style-name="ce1" table:formula="of:=MOD([.$B32]+ACOS(-TAN([.$C32]/180*PI())*TAN([.F$26]/180*PI()))/PI()*180*IF([.$A32]&gt;90;-1;1)+540;360)-180" office:value-type="float" office:value="5.81625668362233" calcext:value-type="float">
            <text:p/>
          </table:table-cell>
          <table:table-cell table:style-name="ce1" table:formula="of:=MOD([.$B32]+ACOS(-TAN([.$C32]/180*PI())*TAN([.G$26]/180*PI()))/PI()*180*IF([.$A32]&gt;90;-1;1)+540;360)-180" office:value-type="float" office:value="7.42072724866443" calcext:value-type="float">
            <text:p/>
          </table:table-cell>
          <table:table-cell table:style-name="ce1" table:formula="of:=MOD([.$B32]+ACOS(-TAN([.$C32]/180*PI())*TAN([.H$26]/180*PI()))/PI()*180*IF([.$A32]&gt;90;-1;1)+540;360)-180" office:value-type="float" office:value="9.25197695295162" calcext:value-type="float">
            <text:p/>
          </table:table-cell>
          <table:table-cell table:style-name="ce1" table:formula="of:=MOD([.$B32]+ACOS(-TAN([.$C32]/180*PI())*TAN([.I$26]/180*PI()))/PI()*180*IF([.$A32]&gt;90;-1;1)+540;360)-180" office:value-type="float" office:value="11.3993442433141" calcext:value-type="float">
            <text:p/>
          </table:table-cell>
          <table:table-cell table:style-name="ce1" table:formula="of:=MOD([.$B32]+ACOS(-TAN([.$C32]/180*PI())*TAN([.J$26]/180*PI()))/PI()*180*IF([.$A32]&gt;90;-1;1)+540;360)-180" office:value-type="float" office:value="14" calcext:value-type="float">
            <text:p/>
          </table:table-cell>
          <table:table-cell table:style-name="ce1" table:formula="of:=MOD([.$B32]+ACOS(-TAN([.$C32]/180*PI())*TAN([.K$26]/180*PI()))/PI()*180*IF([.$A32]&gt;90;-1;1)+540;360)-180" office:value-type="float" office:value="17.2786108729485" calcext:value-type="float">
            <text:p/>
          </table:table-cell>
          <table:table-cell table:number-columns-repeated="2"/>
          <table:table-cell table:style-name="ce1" table:formula="of:=ATAN(-COS(([.N$26]-[.$B32])/180*PI())*COT([.$C32]/180*PI()))/PI()*180" office:value-type="float" office:value="-18.4055137249934" calcext:value-type="float">
            <text:p/>
          </table:table-cell>
          <table:table-cell table:style-name="ce1" table:formula="of:=ATAN(-COS(([.O$26]-[.$B32])/180*PI())*COT([.$C32]/180*PI()))/PI()*180" office:value-type="float" office:value="3.59749616600923" calcext:value-type="float">
            <text:p/>
          </table:table-cell>
          <table:table-cell table:style-name="ce1" table:formula="of:=ATAN(-COS(([.P$26]-[.$B32])/180*PI())*COT([.$C32]/180*PI()))/PI()*180" office:value-type="float" office:value="24.6089975363106" calcext:value-type="float">
            <text:p/>
          </table:table-cell>
          <table:table-cell table:style-name="ce1" table:formula="of:=ATAN(-COS(([.Q$26]-[.$B32])/180*PI())*COT([.$C32]/180*PI()))/PI()*180" office:value-type="float" office:value="40.3543824671434" calcext:value-type="float">
            <text:p/>
          </table:table-cell>
          <table:table-cell table:style-name="ce1" table:formula="of:=ATAN(-COS(([.R$26]-[.$B32])/180*PI())*COT([.$C32]/180*PI()))/PI()*180" office:value-type="float" office:value="51" calcext:value-type="float">
            <text:p/>
          </table:table-cell>
          <table:table-cell table:style-name="ce1" table:formula="of:=ATAN(-COS(([.S$26]-[.$B32])/180*PI())*COT([.$C32]/180*PI()))/PI()*180" office:value-type="float" office:value="58.1660207640523" calcext:value-type="float">
            <text:p/>
          </table:table-cell>
          <table:table-cell table:style-name="ce1" table:formula="of:=ATAN(-COS(([.T$26]-[.$B32])/180*PI())*COT([.$C32]/180*PI()))/PI()*180" office:value-type="float" office:value="63.136770801471" calcext:value-type="float">
            <text:p/>
          </table:table-cell>
          <table:table-cell table:number-columns-repeated="1004"/>
        </table:table-row>
        <table:table-row table:style-name="ro1">
          <table:table-cell table:formula="of:=[.A32]+5" office:value-type="float" office:value="25" calcext:value-type="float">
            <text:p/>
          </table:table-cell>
          <table:table-cell table:style-name="ce1" table:formula="of:=MOD([.$B$23]-IF(AND(SIN([.$B$24]/180*PI())&lt;&gt;0;TAN([.A33]/180*PI())&lt;&gt;0);ATAN(-1/SIN([.$B$24]/180*PI())/TAN([.A33]/180*PI()))/PI()*180+180;90)+540;360)-180" office:value-type="float" office:value="-95.919965023826" calcext:value-type="float">
            <text:p/>
          </table:table-cell>
          <table:table-cell table:style-name="ce1" table:formula="of:=ASIN(SIN([.A33]/180*PI())*COS([.$B$24]/180*PI()))/PI()*180" office:value-type="float" office:value="15.42414004579" calcext:value-type="float">
            <text:p/>
          </table:table-cell>
          <table:table-cell table:number-columns-repeated="2"/>
          <table:table-cell table:style-name="ce1" table:formula="of:=MOD([.$B33]+ACOS(-TAN([.$C33]/180*PI())*TAN([.F$26]/180*PI()))/PI()*180*IF([.$A33]&gt;90;-1;1)+540;360)-180" office:value-type="float" office:value="3.62240897662184" calcext:value-type="float">
            <text:p/>
          </table:table-cell>
          <table:table-cell table:style-name="ce1" table:formula="of:=MOD([.$B33]+ACOS(-TAN([.$C33]/180*PI())*TAN([.G$26]/180*PI()))/PI()*180*IF([.$A33]&gt;90;-1;1)+540;360)-180" office:value-type="float" office:value="5.64345774037042" calcext:value-type="float">
            <text:p/>
          </table:table-cell>
          <table:table-cell table:style-name="ce1" table:formula="of:=MOD([.$B33]+ACOS(-TAN([.$C33]/180*PI())*TAN([.H$26]/180*PI()))/PI()*180*IF([.$A33]&gt;90;-1;1)+540;360)-180" office:value-type="float" office:value="7.95686921991444" calcext:value-type="float">
            <text:p/>
          </table:table-cell>
          <table:table-cell table:style-name="ce1" table:formula="of:=MOD([.$B33]+ACOS(-TAN([.$C33]/180*PI())*TAN([.I$26]/180*PI()))/PI()*180*IF([.$A33]&gt;90;-1;1)+540;360)-180" office:value-type="float" office:value="10.6808511777078" calcext:value-type="float">
            <text:p/>
          </table:table-cell>
          <table:table-cell table:style-name="ce1" table:formula="of:=MOD([.$B33]+ACOS(-TAN([.$C33]/180*PI())*TAN([.J$26]/180*PI()))/PI()*180*IF([.$A33]&gt;90;-1;1)+540;360)-180" office:value-type="float" office:value="14" calcext:value-type="float">
            <text:p/>
          </table:table-cell>
          <table:table-cell table:style-name="ce1" table:formula="of:=MOD([.$B33]+ACOS(-TAN([.$C33]/180*PI())*TAN([.K$26]/180*PI()))/PI()*180*IF([.$A33]&gt;90;-1;1)+540;360)-180" office:value-type="float" office:value="18.224417201159" calcext:value-type="float">
            <text:p/>
          </table:table-cell>
          <table:table-cell table:number-columns-repeated="2"/>
          <table:table-cell table:style-name="ce1" table:formula="of:=ATAN(-COS(([.N$26]-[.$B33])/180*PI())*COT([.$C33]/180*PI()))/PI()*180" office:value-type="float" office:value="-0.290085135397825" calcext:value-type="float">
            <text:p/>
          </table:table-cell>
          <table:table-cell table:style-name="ce1" table:formula="of:=ATAN(-COS(([.O$26]-[.$B33])/180*PI())*COT([.$C33]/180*PI()))/PI()*180" office:value-type="float" office:value="17.2680129619197" calcext:value-type="float">
            <text:p/>
          </table:table-cell>
          <table:table-cell table:style-name="ce1" table:formula="of:=ATAN(-COS(([.P$26]-[.$B33])/180*PI())*COT([.$C33]/180*PI()))/PI()*180" office:value-type="float" office:value="31.9807864893286" calcext:value-type="float">
            <text:p/>
          </table:table-cell>
          <table:table-cell table:style-name="ce1" table:formula="of:=ATAN(-COS(([.Q$26]-[.$B33])/180*PI())*COT([.$C33]/180*PI()))/PI()*180" office:value-type="float" office:value="43.0210220105458" calcext:value-type="float">
            <text:p/>
          </table:table-cell>
          <table:table-cell table:style-name="ce1" table:formula="of:=ATAN(-COS(([.R$26]-[.$B33])/180*PI())*COT([.$C33]/180*PI()))/PI()*180" office:value-type="float" office:value="51" calcext:value-type="float">
            <text:p/>
          </table:table-cell>
          <table:table-cell table:style-name="ce1" table:formula="of:=ATAN(-COS(([.S$26]-[.$B33])/180*PI())*COT([.$C33]/180*PI()))/PI()*180" office:value-type="float" office:value="56.7834073435637" calcext:value-type="float">
            <text:p/>
          </table:table-cell>
          <table:table-cell table:style-name="ce1" table:formula="of:=ATAN(-COS(([.T$26]-[.$B33])/180*PI())*COT([.$C33]/180*PI()))/PI()*180" office:value-type="float" office:value="61.0513823215098" calcext:value-type="float">
            <text:p/>
          </table:table-cell>
          <table:table-cell table:number-columns-repeated="1004"/>
        </table:table-row>
        <table:table-row table:style-name="ro1">
          <table:table-cell table:formula="of:=[.A33]+5" office:value-type="float" office:value="30" calcext:value-type="float">
            <text:p/>
          </table:table-cell>
          <table:table-cell table:style-name="ce1" table:formula="of:=MOD([.$B$23]-IF(AND(SIN([.$B$24]/180*PI())&lt;&gt;0;TAN([.A34]/180*PI())&lt;&gt;0);ATAN(-1/SIN([.$B$24]/180*PI())/TAN([.A34]/180*PI()))/PI()*180+180;90)+540;360)-180" office:value-type="float" office:value="-100.165078913899" calcext:value-type="float">
            <text:p/>
          </table:table-cell>
          <table:table-cell table:style-name="ce1" table:formula="of:=ASIN(SIN([.A34]/180*PI())*COS([.$B$24]/180*PI()))/PI()*180" office:value-type="float" office:value="18.3403013327329" calcext:value-type="float">
            <text:p/>
          </table:table-cell>
          <table:table-cell table:number-columns-repeated="2"/>
          <table:table-cell table:style-name="ce1" table:formula="of:=MOD([.$B34]+ACOS(-TAN([.$C34]/180*PI())*TAN([.F$26]/180*PI()))/PI()*180*IF([.$A34]&gt;90;-1;1)+540;360)-180" office:value-type="float" office:value="1.32420331105209" calcext:value-type="float">
            <text:p/>
          </table:table-cell>
          <table:table-cell table:style-name="ce1" table:formula="of:=MOD([.$B34]+ACOS(-TAN([.$C34]/180*PI())*TAN([.G$26]/180*PI()))/PI()*180*IF([.$A34]&gt;90;-1;1)+540;360)-180" office:value-type="float" office:value="3.77151876398113" calcext:value-type="float">
            <text:p/>
          </table:table-cell>
          <table:table-cell table:style-name="ce1" table:formula="of:=MOD([.$B34]+ACOS(-TAN([.$C34]/180*PI())*TAN([.H$26]/180*PI()))/PI()*180*IF([.$A34]&gt;90;-1;1)+540;360)-180" office:value-type="float" office:value="6.58320485797822" calcext:value-type="float">
            <text:p/>
          </table:table-cell>
          <table:table-cell table:style-name="ce1" table:formula="of:=MOD([.$B34]+ACOS(-TAN([.$C34]/180*PI())*TAN([.I$26]/180*PI()))/PI()*180*IF([.$A34]&gt;90;-1;1)+540;360)-180" office:value-type="float" office:value="9.91158282457673" calcext:value-type="float">
            <text:p/>
          </table:table-cell>
          <table:table-cell table:style-name="ce1" table:formula="of:=MOD([.$B34]+ACOS(-TAN([.$C34]/180*PI())*TAN([.J$26]/180*PI()))/PI()*180*IF([.$A34]&gt;90;-1;1)+540;360)-180" office:value-type="float" office:value="14" calcext:value-type="float">
            <text:p/>
          </table:table-cell>
          <table:table-cell table:style-name="ce1" table:formula="of:=MOD([.$B34]+ACOS(-TAN([.$C34]/180*PI())*TAN([.K$26]/180*PI()))/PI()*180*IF([.$A34]&gt;90;-1;1)+540;360)-180" office:value-type="float" office:value="19.2719903442103" calcext:value-type="float">
            <text:p/>
          </table:table-cell>
          <table:table-cell table:number-columns-repeated="2"/>
          <table:table-cell table:style-name="ce1" table:formula="of:=ATAN(-COS(([.N$26]-[.$B34])/180*PI())*COT([.$C34]/180*PI()))/PI()*180" office:value-type="float" office:value="12.3580465932424" calcext:value-type="float">
            <text:p/>
          </table:table-cell>
          <table:table-cell table:style-name="ce1" table:formula="of:=ATAN(-COS(([.O$26]-[.$B34])/180*PI())*COT([.$C34]/180*PI()))/PI()*180" office:value-type="float" office:value="25.6634836880241" calcext:value-type="float">
            <text:p/>
          </table:table-cell>
          <table:table-cell table:style-name="ce1" table:formula="of:=ATAN(-COS(([.P$26]-[.$B34])/180*PI())*COT([.$C34]/180*PI()))/PI()*180" office:value-type="float" office:value="36.4351907477896" calcext:value-type="float">
            <text:p/>
          </table:table-cell>
          <table:table-cell table:style-name="ce1" table:formula="of:=ATAN(-COS(([.Q$26]-[.$B34])/180*PI())*COT([.$C34]/180*PI()))/PI()*180" office:value-type="float" office:value="44.7214311797534" calcext:value-type="float">
            <text:p/>
          </table:table-cell>
          <table:table-cell table:style-name="ce1" table:formula="of:=ATAN(-COS(([.R$26]-[.$B34])/180*PI())*COT([.$C34]/180*PI()))/PI()*180" office:value-type="float" office:value="51" calcext:value-type="float">
            <text:p/>
          </table:table-cell>
          <table:table-cell table:style-name="ce1" table:formula="of:=ATAN(-COS(([.S$26]-[.$B34])/180*PI())*COT([.$C34]/180*PI()))/PI()*180" office:value-type="float" office:value="55.7749598107252" calcext:value-type="float">
            <text:p/>
          </table:table-cell>
          <table:table-cell table:style-name="ce1" table:formula="of:=ATAN(-COS(([.T$26]-[.$B34])/180*PI())*COT([.$C34]/180*PI()))/PI()*180" office:value-type="float" office:value="59.4467450586089" calcext:value-type="float">
            <text:p/>
          </table:table-cell>
          <table:table-cell table:number-columns-repeated="1004"/>
        </table:table-row>
        <table:table-row table:style-name="ro1">
          <table:table-cell table:formula="of:=[.A34]+5" office:value-type="float" office:value="35" calcext:value-type="float">
            <text:p/>
          </table:table-cell>
          <table:table-cell table:style-name="ce1" table:formula="of:=MOD([.$B$23]-IF(AND(SIN([.$B$24]/180*PI())&lt;&gt;0;TAN([.A35]/180*PI())&lt;&gt;0);ATAN(-1/SIN([.$B$24]/180*PI())/TAN([.A35]/180*PI()))/PI()*180+180;90)+540;360)-180" office:value-type="float" office:value="-104.553417132816" calcext:value-type="float">
            <text:p/>
          </table:table-cell>
          <table:table-cell table:style-name="ce1" table:formula="of:=ASIN(SIN([.A35]/180*PI())*COS([.$B$24]/180*PI()))/PI()*180" office:value-type="float" office:value="21.1593702607484" calcext:value-type="float">
            <text:p/>
          </table:table-cell>
          <table:table-cell table:number-columns-repeated="2"/>
          <table:table-cell table:style-name="ce1" table:formula="of:=MOD([.$B35]+ACOS(-TAN([.$C35]/180*PI())*TAN([.F$26]/180*PI()))/PI()*180*IF([.$A35]&gt;90;-1;1)+540;360)-180" office:value-type="float" office:value="-1.10508430119" calcext:value-type="float">
            <text:p/>
          </table:table-cell>
          <table:table-cell table:style-name="ce1" table:formula="of:=MOD([.$B35]+ACOS(-TAN([.$C35]/180*PI())*TAN([.G$26]/180*PI()))/PI()*180*IF([.$A35]&gt;90;-1;1)+540;360)-180" office:value-type="float" office:value="1.77929913442028" calcext:value-type="float">
            <text:p/>
          </table:table-cell>
          <table:table-cell table:style-name="ce1" table:formula="of:=MOD([.$B35]+ACOS(-TAN([.$C35]/180*PI())*TAN([.H$26]/180*PI()))/PI()*180*IF([.$A35]&gt;90;-1;1)+540;360)-180" office:value-type="float" office:value="5.10823917101573" calcext:value-type="float">
            <text:p/>
          </table:table-cell>
          <table:table-cell table:style-name="ce1" table:formula="of:=MOD([.$B35]+ACOS(-TAN([.$C35]/180*PI())*TAN([.I$26]/180*PI()))/PI()*180*IF([.$A35]&gt;90;-1;1)+540;360)-180" office:value-type="float" office:value="9.07548170592304" calcext:value-type="float">
            <text:p/>
          </table:table-cell>
          <table:table-cell table:style-name="ce1" table:formula="of:=MOD([.$B35]+ACOS(-TAN([.$C35]/180*PI())*TAN([.J$26]/180*PI()))/PI()*180*IF([.$A35]&gt;90;-1;1)+540;360)-180" office:value-type="float" office:value="14" calcext:value-type="float">
            <text:p/>
          </table:table-cell>
          <table:table-cell table:style-name="ce1" table:formula="of:=MOD([.$B35]+ACOS(-TAN([.$C35]/180*PI())*TAN([.K$26]/180*PI()))/PI()*180*IF([.$A35]&gt;90;-1;1)+540;360)-180" office:value-type="float" office:value="20.4649044920023" calcext:value-type="float">
            <text:p/>
          </table:table-cell>
          <table:table-cell table:number-columns-repeated="2"/>
          <table:table-cell table:style-name="ce1" table:formula="of:=ATAN(-COS(([.N$26]-[.$B35])/180*PI())*COT([.$C35]/180*PI()))/PI()*180" office:value-type="float" office:value="21.0197935243762" calcext:value-type="float">
            <text:p/>
          </table:table-cell>
          <table:table-cell table:style-name="ce1" table:formula="of:=ATAN(-COS(([.O$26]-[.$B35])/180*PI())*COT([.$C35]/180*PI()))/PI()*180" office:value-type="float" office:value="31.1935698583018" calcext:value-type="float">
            <text:p/>
          </table:table-cell>
          <table:table-cell table:style-name="ce1" table:formula="of:=ATAN(-COS(([.P$26]-[.$B35])/180*PI())*COT([.$C35]/180*PI()))/PI()*180" office:value-type="float" office:value="39.4225250367352" calcext:value-type="float">
            <text:p/>
          </table:table-cell>
          <table:table-cell table:style-name="ce1" table:formula="of:=ATAN(-COS(([.Q$26]-[.$B35])/180*PI())*COT([.$C35]/180*PI()))/PI()*180" office:value-type="float" office:value="45.9136264017041" calcext:value-type="float">
            <text:p/>
          </table:table-cell>
          <table:table-cell table:style-name="ce1" table:formula="of:=ATAN(-COS(([.R$26]-[.$B35])/180*PI())*COT([.$C35]/180*PI()))/PI()*180" office:value-type="float" office:value="51" calcext:value-type="float">
            <text:p/>
          </table:table-cell>
          <table:table-cell table:style-name="ce1" table:formula="of:=ATAN(-COS(([.S$26]-[.$B35])/180*PI())*COT([.$C35]/180*PI()))/PI()*180" office:value-type="float" office:value="54.9969243782468" calcext:value-type="float">
            <text:p/>
          </table:table-cell>
          <table:table-cell table:style-name="ce1" table:formula="of:=ATAN(-COS(([.T$26]-[.$B35])/180*PI())*COT([.$C35]/180*PI()))/PI()*180" office:value-type="float" office:value="58.1581046287512" calcext:value-type="float">
            <text:p/>
          </table:table-cell>
          <table:table-cell table:number-columns-repeated="1004"/>
        </table:table-row>
        <table:table-row table:style-name="ro1">
          <table:table-cell table:formula="of:=[.A35]+5" office:value-type="float" office:value="40" calcext:value-type="float">
            <text:p/>
          </table:table-cell>
          <table:table-cell table:style-name="ce1" table:formula="of:=MOD([.$B$23]-IF(AND(SIN([.$B$24]/180*PI())&lt;&gt;0;TAN([.A36]/180*PI())&lt;&gt;0);ATAN(-1/SIN([.$B$24]/180*PI())/TAN([.A36]/180*PI()))/PI()*180+180;90)+540;360)-180" office:value-type="float" office:value="-109.108486851875" calcext:value-type="float">
            <text:p/>
          </table:table-cell>
          <table:table-cell table:style-name="ce1" table:formula="of:=ASIN(SIN([.A36]/180*PI())*COS([.$B$24]/180*PI()))/PI()*180" office:value-type="float" office:value="23.8610106408672" calcext:value-type="float">
            <text:p/>
          </table:table-cell>
          <table:table-cell table:number-columns-repeated="2"/>
          <table:table-cell table:style-name="ce1" table:formula="of:=MOD([.$B36]+ACOS(-TAN([.$C36]/180*PI())*TAN([.F$26]/180*PI()))/PI()*180*IF([.$A36]&gt;90;-1;1)+540;360)-180" office:value-type="float" office:value="-3.69543381932044" calcext:value-type="float">
            <text:p/>
          </table:table-cell>
          <table:table-cell table:style-name="ce1" table:formula="of:=MOD([.$B36]+ACOS(-TAN([.$C36]/180*PI())*TAN([.G$26]/180*PI()))/PI()*180*IF([.$A36]&gt;90;-1;1)+540;360)-180" office:value-type="float" office:value="-0.362809998340026" calcext:value-type="float">
            <text:p/>
          </table:table-cell>
          <table:table-cell table:style-name="ce1" table:formula="of:=MOD([.$B36]+ACOS(-TAN([.$C36]/180*PI())*TAN([.H$26]/180*PI()))/PI()*180*IF([.$A36]&gt;90;-1;1)+540;360)-180" office:value-type="float" office:value="3.50467350938459" calcext:value-type="float">
            <text:p/>
          </table:table-cell>
          <table:table-cell table:style-name="ce1" table:formula="of:=MOD([.$B36]+ACOS(-TAN([.$C36]/180*PI())*TAN([.I$26]/180*PI()))/PI()*180*IF([.$A36]&gt;90;-1;1)+540;360)-180" office:value-type="float" office:value="8.15228699086208" calcext:value-type="float">
            <text:p/>
          </table:table-cell>
          <table:table-cell table:style-name="ce1" table:formula="of:=MOD([.$B36]+ACOS(-TAN([.$C36]/180*PI())*TAN([.J$26]/180*PI()))/PI()*180*IF([.$A36]&gt;90;-1;1)+540;360)-180" office:value-type="float" office:value="14" calcext:value-type="float">
            <text:p/>
          </table:table-cell>
          <table:table-cell table:style-name="ce1" table:formula="of:=MOD([.$B36]+ACOS(-TAN([.$C36]/180*PI())*TAN([.K$26]/180*PI()))/PI()*180*IF([.$A36]&gt;90;-1;1)+540;360)-180" office:value-type="float" office:value="21.8698755226583" calcext:value-type="float">
            <text:p/>
          </table:table-cell>
          <table:table-cell table:number-columns-repeated="2"/>
          <table:table-cell table:style-name="ce1" table:formula="of:=ATAN(-COS(([.N$26]-[.$B36])/180*PI())*COT([.$C36]/180*PI()))/PI()*180" office:value-type="float" office:value="27.1458022422589" calcext:value-type="float">
            <text:p/>
          </table:table-cell>
          <table:table-cell table:style-name="ce1" table:formula="of:=ATAN(-COS(([.O$26]-[.$B36])/180*PI())*COT([.$C36]/180*PI()))/PI()*180" office:value-type="float" office:value="35.0953102114899" calcext:value-type="float">
            <text:p/>
          </table:table-cell>
          <table:table-cell table:style-name="ce1" table:formula="of:=ATAN(-COS(([.P$26]-[.$B36])/180*PI())*COT([.$C36]/180*PI()))/PI()*180" office:value-type="float" office:value="41.5825192213165" calcext:value-type="float">
            <text:p/>
          </table:table-cell>
          <table:table-cell table:style-name="ce1" table:formula="of:=ATAN(-COS(([.Q$26]-[.$B36])/180*PI())*COT([.$C36]/180*PI()))/PI()*180" office:value-type="float" office:value="46.8069262918218" calcext:value-type="float">
            <text:p/>
          </table:table-cell>
          <table:table-cell table:style-name="ce1" table:formula="of:=ATAN(-COS(([.R$26]-[.$B36])/180*PI())*COT([.$C36]/180*PI()))/PI()*180" office:value-type="float" office:value="51" calcext:value-type="float">
            <text:p/>
          </table:table-cell>
          <table:table-cell table:style-name="ce1" table:formula="of:=ATAN(-COS(([.S$26]-[.$B36])/180*PI())*COT([.$C36]/180*PI()))/PI()*180" office:value-type="float" office:value="54.3700962590244" calcext:value-type="float">
            <text:p/>
          </table:table-cell>
          <table:table-cell table:style-name="ce1" table:formula="of:=ATAN(-COS(([.T$26]-[.$B36])/180*PI())*COT([.$C36]/180*PI()))/PI()*180" office:value-type="float" office:value="57.0866717263271" calcext:value-type="float">
            <text:p/>
          </table:table-cell>
          <table:table-cell table:number-columns-repeated="1004"/>
        </table:table-row>
        <table:table-row table:style-name="ro1">
          <table:table-cell table:formula="of:=[.A36]+5" office:value-type="float" office:value="45" calcext:value-type="float">
            <text:p/>
          </table:table-cell>
          <table:table-cell table:style-name="ce1" table:formula="of:=MOD([.$B$23]-IF(AND(SIN([.$B$24]/180*PI())&lt;&gt;0;TAN([.A37]/180*PI())&lt;&gt;0);ATAN(-1/SIN([.$B$24]/180*PI())/TAN([.A37]/180*PI()))/PI()*180+180;90)+540;360)-180" office:value-type="float" office:value="-113.852421104674" calcext:value-type="float">
            <text:p/>
          </table:table-cell>
          <table:table-cell table:style-name="ce1" table:formula="of:=ASIN(SIN([.A37]/180*PI())*COS([.$B$24]/180*PI()))/PI()*180" office:value-type="float" office:value="26.4231286599635" calcext:value-type="float">
            <text:p/>
          </table:table-cell>
          <table:table-cell table:number-columns-repeated="2"/>
          <table:table-cell table:style-name="ce1" table:formula="of:=MOD([.$B37]+ACOS(-TAN([.$C37]/180*PI())*TAN([.F$26]/180*PI()))/PI()*180*IF([.$A37]&gt;90;-1;1)+540;360)-180" office:value-type="float" office:value="-6.48055593308982" calcext:value-type="float">
            <text:p/>
          </table:table-cell>
          <table:table-cell table:style-name="ce1" table:formula="of:=MOD([.$B37]+ACOS(-TAN([.$C37]/180*PI())*TAN([.G$26]/180*PI()))/PI()*180*IF([.$A37]&gt;90;-1;1)+540;360)-180" office:value-type="float" office:value="-2.68929548034157" calcext:value-type="float">
            <text:p/>
          </table:table-cell>
          <table:table-cell table:style-name="ce1" table:formula="of:=MOD([.$B37]+ACOS(-TAN([.$C37]/180*PI())*TAN([.H$26]/180*PI()))/PI()*180*IF([.$A37]&gt;90;-1;1)+540;360)-180" office:value-type="float" office:value="1.73928172221952" calcext:value-type="float">
            <text:p/>
          </table:table-cell>
          <table:table-cell table:style-name="ce1" table:formula="of:=MOD([.$B37]+ACOS(-TAN([.$C37]/180*PI())*TAN([.I$26]/180*PI()))/PI()*180*IF([.$A37]&gt;90;-1;1)+540;360)-180" office:value-type="float" office:value="7.11581770981104" calcext:value-type="float">
            <text:p/>
          </table:table-cell>
          <table:table-cell table:style-name="ce1" table:formula="of:=MOD([.$B37]+ACOS(-TAN([.$C37]/180*PI())*TAN([.J$26]/180*PI()))/PI()*180*IF([.$A37]&gt;90;-1;1)+540;360)-180" office:value-type="float" office:value="14" calcext:value-type="float">
            <text:p/>
          </table:table-cell>
          <table:table-cell table:style-name="ce1" table:formula="of:=MOD([.$B37]+ACOS(-TAN([.$C37]/180*PI())*TAN([.K$26]/180*PI()))/PI()*180*IF([.$A37]&gt;90;-1;1)+540;360)-180" office:value-type="float" office:value="23.5982781637409" calcext:value-type="float">
            <text:p/>
          </table:table-cell>
          <table:table-cell table:number-columns-repeated="2"/>
          <table:table-cell table:style-name="ce1" table:formula="of:=ATAN(-COS(([.N$26]-[.$B37])/180*PI())*COT([.$C37]/180*PI()))/PI()*180" office:value-type="float" office:value="31.6724427249225" calcext:value-type="float">
            <text:p/>
          </table:table-cell>
          <table:table-cell table:style-name="ce1" table:formula="of:=ATAN(-COS(([.O$26]-[.$B37])/180*PI())*COT([.$C37]/180*PI()))/PI()*180" office:value-type="float" office:value="38.0094589504127" calcext:value-type="float">
            <text:p/>
          </table:table-cell>
          <table:table-cell table:style-name="ce1" table:formula="of:=ATAN(-COS(([.P$26]-[.$B37])/180*PI())*COT([.$C37]/180*PI()))/PI()*180" office:value-type="float" office:value="43.2348142707287" calcext:value-type="float">
            <text:p/>
          </table:table-cell>
          <table:table-cell table:style-name="ce1" table:formula="of:=ATAN(-COS(([.Q$26]-[.$B37])/180*PI())*COT([.$C37]/180*PI()))/PI()*180" office:value-type="float" office:value="47.510396984884" calcext:value-type="float">
            <text:p/>
          </table:table-cell>
          <table:table-cell table:style-name="ce1" table:formula="of:=ATAN(-COS(([.R$26]-[.$B37])/180*PI())*COT([.$C37]/180*PI()))/PI()*180" office:value-type="float" office:value="51" calcext:value-type="float">
            <text:p/>
          </table:table-cell>
          <table:table-cell table:style-name="ce1" table:formula="of:=ATAN(-COS(([.S$26]-[.$B37])/180*PI())*COT([.$C37]/180*PI()))/PI()*180" office:value-type="float" office:value="53.8471751704786" calcext:value-type="float">
            <text:p/>
          </table:table-cell>
          <table:table-cell table:style-name="ce1" table:formula="of:=ATAN(-COS(([.T$26]-[.$B37])/180*PI())*COT([.$C37]/180*PI()))/PI()*180" office:value-type="float" office:value="56.1695460991417" calcext:value-type="float">
            <text:p/>
          </table:table-cell>
          <table:table-cell table:number-columns-repeated="1004"/>
        </table:table-row>
        <table:table-row table:style-name="ro1">
          <table:table-cell table:formula="of:=[.A37]+5" office:value-type="float" office:value="50" calcext:value-type="float">
            <text:p/>
          </table:table-cell>
          <table:table-cell table:style-name="ce1" table:formula="of:=MOD([.$B$23]-IF(AND(SIN([.$B$24]/180*PI())&lt;&gt;0;TAN([.A38]/180*PI())&lt;&gt;0);ATAN(-1/SIN([.$B$24]/180*PI())/TAN([.A38]/180*PI()))/PI()*180+180;90)+540;360)-180" office:value-type="float" office:value="-118.804821992888" calcext:value-type="float">
            <text:p/>
          </table:table-cell>
          <table:table-cell table:style-name="ce1" table:formula="of:=ASIN(SIN([.A38]/180*PI())*COS([.$B$24]/180*PI()))/PI()*180" office:value-type="float" office:value="28.8218216175885" calcext:value-type="float">
            <text:p/>
          </table:table-cell>
          <table:table-cell table:number-columns-repeated="2"/>
          <table:table-cell table:style-name="ce1" table:formula="of:=MOD([.$B38]+ACOS(-TAN([.$C38]/180*PI())*TAN([.F$26]/180*PI()))/PI()*180*IF([.$A38]&gt;90;-1;1)+540;360)-180" office:value-type="float" office:value="-9.49816850652041" calcext:value-type="float">
            <text:p/>
          </table:table-cell>
          <table:table-cell table:style-name="ce1" table:formula="of:=MOD([.$B38]+ACOS(-TAN([.$C38]/180*PI())*TAN([.G$26]/180*PI()))/PI()*180*IF([.$A38]&gt;90;-1;1)+540;360)-180" office:value-type="float" office:value="-5.24036162604023" calcext:value-type="float">
            <text:p/>
          </table:table-cell>
          <table:table-cell table:style-name="ce1" table:formula="of:=MOD([.$B38]+ACOS(-TAN([.$C38]/180*PI())*TAN([.H$26]/180*PI()))/PI()*180*IF([.$A38]&gt;90;-1;1)+540;360)-180" office:value-type="float" office:value="-0.228717079219791" calcext:value-type="float">
            <text:p/>
          </table:table-cell>
          <table:table-cell table:style-name="ce1" table:formula="of:=MOD([.$B38]+ACOS(-TAN([.$C38]/180*PI())*TAN([.I$26]/180*PI()))/PI()*180*IF([.$A38]&gt;90;-1;1)+540;360)-180" office:value-type="float" office:value="5.9315491837732" calcext:value-type="float">
            <text:p/>
          </table:table-cell>
          <table:table-cell table:style-name="ce1" table:formula="of:=MOD([.$B38]+ACOS(-TAN([.$C38]/180*PI())*TAN([.J$26]/180*PI()))/PI()*180*IF([.$A38]&gt;90;-1;1)+540;360)-180" office:value-type="float" office:value="14" calcext:value-type="float">
            <text:p/>
          </table:table-cell>
          <table:table-cell table:style-name="ce1" table:formula="of:=MOD([.$B38]+ACOS(-TAN([.$C38]/180*PI())*TAN([.K$26]/180*PI()))/PI()*180*IF([.$A38]&gt;90;-1;1)+540;360)-180" office:value-type="float" office:value="25.85976183353" calcext:value-type="float">
            <text:p/>
          </table:table-cell>
          <table:table-cell table:number-columns-repeated="2"/>
          <table:table-cell table:style-name="ce1" table:formula="of:=ATAN(-COS(([.N$26]-[.$B38])/180*PI())*COT([.$C38]/180*PI()))/PI()*180" office:value-type="float" office:value="35.1606268674349" calcext:value-type="float">
            <text:p/>
          </table:table-cell>
          <table:table-cell table:style-name="ce1" table:formula="of:=ATAN(-COS(([.O$26]-[.$B38])/180*PI())*COT([.$C38]/180*PI()))/PI()*180" office:value-type="float" office:value="40.2887652448203" calcext:value-type="float">
            <text:p/>
          </table:table-cell>
          <table:table-cell table:style-name="ce1" table:formula="of:=ATAN(-COS(([.P$26]-[.$B38])/180*PI())*COT([.$C38]/180*PI()))/PI()*180" office:value-type="float" office:value="44.5555184427139" calcext:value-type="float">
            <text:p/>
          </table:table-cell>
          <table:table-cell table:style-name="ce1" table:formula="of:=ATAN(-COS(([.Q$26]-[.$B38])/180*PI())*COT([.$C38]/180*PI()))/PI()*180" office:value-type="float" office:value="48.0864868536934" calcext:value-type="float">
            <text:p/>
          </table:table-cell>
          <table:table-cell table:style-name="ce1" table:formula="of:=ATAN(-COS(([.R$26]-[.$B38])/180*PI())*COT([.$C38]/180*PI()))/PI()*180" office:value-type="float" office:value="51" calcext:value-type="float">
            <text:p/>
          </table:table-cell>
          <table:table-cell table:style-name="ce1" table:formula="of:=ATAN(-COS(([.S$26]-[.$B38])/180*PI())*COT([.$C38]/180*PI()))/PI()*180" office:value-type="float" office:value="53.3980713880772" calcext:value-type="float">
            <text:p/>
          </table:table-cell>
          <table:table-cell table:style-name="ce1" table:formula="of:=ATAN(-COS(([.T$26]-[.$B38])/180*PI())*COT([.$C38]/180*PI()))/PI()*180" office:value-type="float" office:value="55.364612497031" calcext:value-type="float">
            <text:p/>
          </table:table-cell>
          <table:table-cell table:number-columns-repeated="1004"/>
        </table:table-row>
        <table:table-row table:style-name="ro1">
          <table:table-cell table:formula="of:=[.A38]+5" office:value-type="float" office:value="55" calcext:value-type="float">
            <text:p/>
          </table:table-cell>
          <table:table-cell table:style-name="ce1" table:formula="of:=MOD([.$B$23]-IF(AND(SIN([.$B$24]/180*PI())&lt;&gt;0;TAN([.A39]/180*PI())&lt;&gt;0);ATAN(-1/SIN([.$B$24]/180*PI())/TAN([.A39]/180*PI()))/PI()*180+180;90)+540;360)-180" office:value-type="float" office:value="-123.981187708844" calcext:value-type="float">
            <text:p/>
          </table:table-cell>
          <table:table-cell table:style-name="ce1" table:formula="of:=ASIN(SIN([.A39]/180*PI())*COS([.$B$24]/180*PI()))/PI()*180" office:value-type="float" office:value="31.0314889976655" calcext:value-type="float">
            <text:p/>
          </table:table-cell>
          <table:table-cell table:number-columns-repeated="2"/>
          <table:table-cell table:style-name="ce1" table:formula="of:=MOD([.$B39]+ACOS(-TAN([.$C39]/180*PI())*TAN([.F$26]/180*PI()))/PI()*180*IF([.$A39]&gt;90;-1;1)+540;360)-180" office:value-type="float" office:value="-12.7898827423586" calcext:value-type="float">
            <text:p/>
          </table:table-cell>
          <table:table-cell table:style-name="ce1" table:formula="of:=MOD([.$B39]+ACOS(-TAN([.$C39]/180*PI())*TAN([.G$26]/180*PI()))/PI()*180*IF([.$A39]&gt;90;-1;1)+540;360)-180" office:value-type="float" office:value="-8.06254688227216" calcext:value-type="float">
            <text:p/>
          </table:table-cell>
          <table:table-cell table:style-name="ce1" table:formula="of:=MOD([.$B39]+ACOS(-TAN([.$C39]/180*PI())*TAN([.H$26]/180*PI()))/PI()*180*IF([.$A39]&gt;90;-1;1)+540;360)-180" office:value-type="float" office:value="-2.44946153036324" calcext:value-type="float">
            <text:p/>
          </table:table-cell>
          <table:table-cell table:style-name="ce1" table:formula="of:=MOD([.$B39]+ACOS(-TAN([.$C39]/180*PI())*TAN([.I$26]/180*PI()))/PI()*180*IF([.$A39]&gt;90;-1;1)+540;360)-180" office:value-type="float" office:value="4.55319962013289" calcext:value-type="float">
            <text:p/>
          </table:table-cell>
          <table:table-cell table:style-name="ce1" table:formula="of:=MOD([.$B39]+ACOS(-TAN([.$C39]/180*PI())*TAN([.J$26]/180*PI()))/PI()*180*IF([.$A39]&gt;90;-1;1)+540;360)-180" office:value-type="float" office:value="14" calcext:value-type="float">
            <text:p/>
          </table:table-cell>
          <table:table-cell table:style-name="ce1" table:formula="of:=MOD([.$B39]+ACOS(-TAN([.$C39]/180*PI())*TAN([.K$26]/180*PI()))/PI()*180*IF([.$A39]&gt;90;-1;1)+540;360)-180" office:value-type="float" office:value="29.1345580665202" calcext:value-type="float">
            <text:p/>
          </table:table-cell>
          <table:table-cell table:number-columns-repeated="2"/>
          <table:table-cell table:style-name="ce1" table:formula="of:=ATAN(-COS(([.N$26]-[.$B39])/180*PI())*COT([.$C39]/180*PI()))/PI()*180" office:value-type="float" office:value="37.9498911273102" calcext:value-type="float">
            <text:p/>
          </table:table-cell>
          <table:table-cell table:style-name="ce1" table:formula="of:=ATAN(-COS(([.O$26]-[.$B39])/180*PI())*COT([.$C39]/180*PI()))/PI()*180" office:value-type="float" office:value="42.1402576440288" calcext:value-type="float">
            <text:p/>
          </table:table-cell>
          <table:table-cell table:style-name="ce1" table:formula="of:=ATAN(-COS(([.P$26]-[.$B39])/180*PI())*COT([.$C39]/180*PI()))/PI()*180" office:value-type="float" office:value="45.6493733010124" calcext:value-type="float">
            <text:p/>
          </table:table-cell>
          <table:table-cell table:style-name="ce1" table:formula="of:=ATAN(-COS(([.Q$26]-[.$B39])/180*PI())*COT([.$C39]/180*PI()))/PI()*180" office:value-type="float" office:value="48.5736162705071" calcext:value-type="float">
            <text:p/>
          </table:table-cell>
          <table:table-cell table:style-name="ce1" table:formula="of:=ATAN(-COS(([.R$26]-[.$B39])/180*PI())*COT([.$C39]/180*PI()))/PI()*180" office:value-type="float" office:value="51" calcext:value-type="float">
            <text:p/>
          </table:table-cell>
          <table:table-cell table:style-name="ce1" table:formula="of:=ATAN(-COS(([.S$26]-[.$B39])/180*PI())*COT([.$C39]/180*PI()))/PI()*180" office:value-type="float" office:value="53.0026189459464" calcext:value-type="float">
            <text:p/>
          </table:table-cell>
          <table:table-cell table:style-name="ce1" table:formula="of:=ATAN(-COS(([.T$26]-[.$B39])/180*PI())*COT([.$C39]/180*PI()))/PI()*180" office:value-type="float" office:value="54.6424011489562" calcext:value-type="float">
            <text:p/>
          </table:table-cell>
          <table:table-cell table:number-columns-repeated="1004"/>
        </table:table-row>
        <table:table-row table:style-name="ro1">
          <table:table-cell table:formula="of:=[.A39]+5" office:value-type="float" office:value="60" calcext:value-type="float">
            <text:p/>
          </table:table-cell>
          <table:table-cell table:style-name="ce1" table:formula="of:=MOD([.$B$23]-IF(AND(SIN([.$B$24]/180*PI())&lt;&gt;0;TAN([.A40]/180*PI())&lt;&gt;0);ATAN(-1/SIN([.$B$24]/180*PI())/TAN([.A40]/180*PI()))/PI()*180+180;90)+540;360)-180" office:value-type="float" office:value="-129.390937438419" calcext:value-type="float">
            <text:p/>
          </table:table-cell>
          <table:table-cell table:style-name="ce1" table:formula="of:=ASIN(SIN([.A40]/180*PI())*COS([.$B$24]/180*PI()))/PI()*180" office:value-type="float" office:value="33.025172450862" calcext:value-type="float">
            <text:p/>
          </table:table-cell>
          <table:table-cell table:number-columns-repeated="2"/>
          <table:table-cell table:style-name="ce1" table:formula="of:=MOD([.$B40]+ACOS(-TAN([.$C40]/180*PI())*TAN([.F$26]/180*PI()))/PI()*180*IF([.$A40]&gt;90;-1;1)+540;360)-180" office:value-type="float" office:value="-16.4004143399407" calcext:value-type="float">
            <text:p/>
          </table:table-cell>
          <table:table-cell table:style-name="ce1" table:formula="of:=MOD([.$B40]+ACOS(-TAN([.$C40]/180*PI())*TAN([.G$26]/180*PI()))/PI()*180*IF([.$A40]&gt;90;-1;1)+540;360)-180" office:value-type="float" office:value="-11.2087873194168" calcext:value-type="float">
            <text:p/>
          </table:table-cell>
          <table:table-cell table:style-name="ce1" table:formula="of:=MOD([.$B40]+ACOS(-TAN([.$C40]/180*PI())*TAN([.H$26]/180*PI()))/PI()*180*IF([.$A40]&gt;90;-1;1)+540;360)-180" office:value-type="float" office:value="-4.98416407625223" calcext:value-type="float">
            <text:p/>
          </table:table-cell>
          <table:table-cell table:style-name="ce1" table:formula="of:=MOD([.$B40]+ACOS(-TAN([.$C40]/180*PI())*TAN([.I$26]/180*PI()))/PI()*180*IF([.$A40]&gt;90;-1;1)+540;360)-180" office:value-type="float" office:value="2.91802896647187" calcext:value-type="float">
            <text:p/>
          </table:table-cell>
          <table:table-cell table:style-name="ce1" table:formula="of:=MOD([.$B40]+ACOS(-TAN([.$C40]/180*PI())*TAN([.J$26]/180*PI()))/PI()*180*IF([.$A40]&gt;90;-1;1)+540;360)-180" office:value-type="float" office:value="14" calcext:value-type="float">
            <text:p/>
          </table:table-cell>
          <table:table-cell table:style-name="ce1" table:formula="of:=MOD([.$B40]+ACOS(-TAN([.$C40]/180*PI())*TAN([.K$26]/180*PI()))/PI()*180*IF([.$A40]&gt;90;-1;1)+540;360)-180" office:value-type="float" office:value="35.1266976204798" calcext:value-type="float">
            <text:p/>
          </table:table-cell>
          <table:table-cell table:number-columns-repeated="2"/>
          <table:table-cell table:style-name="ce1" table:formula="of:=ATAN(-COS(([.N$26]-[.$B40])/180*PI())*COT([.$C40]/180*PI()))/PI()*180" office:value-type="float" office:value="40.2528567036888" calcext:value-type="float">
            <text:p/>
          </table:table-cell>
          <table:table-cell table:style-name="ce1" table:formula="of:=ATAN(-COS(([.O$26]-[.$B40])/180*PI())*COT([.$C40]/180*PI()))/PI()*180" office:value-type="float" office:value="43.6925984232601" calcext:value-type="float">
            <text:p/>
          </table:table-cell>
          <table:table-cell table:style-name="ce1" table:formula="of:=ATAN(-COS(([.P$26]-[.$B40])/180*PI())*COT([.$C40]/180*PI()))/PI()*180" office:value-type="float" office:value="46.5826255003347" calcext:value-type="float">
            <text:p/>
          </table:table-cell>
          <table:table-cell table:style-name="ce1" table:formula="of:=ATAN(-COS(([.Q$26]-[.$B40])/180*PI())*COT([.$C40]/180*PI()))/PI()*180" office:value-type="float" office:value="48.9968256516855" calcext:value-type="float">
            <text:p/>
          </table:table-cell>
          <table:table-cell table:style-name="ce1" table:formula="of:=ATAN(-COS(([.R$26]-[.$B40])/180*PI())*COT([.$C40]/180*PI()))/PI()*180" office:value-type="float" office:value="51" calcext:value-type="float">
            <text:p/>
          </table:table-cell>
          <table:table-cell table:style-name="ce1" table:formula="of:=ATAN(-COS(([.S$26]-[.$B40])/180*PI())*COT([.$C40]/180*PI()))/PI()*180" office:value-type="float" office:value="52.6466750495406" calcext:value-type="float">
            <text:p/>
          </table:table-cell>
          <table:table-cell table:style-name="ce1" table:formula="of:=ATAN(-COS(([.T$26]-[.$B40])/180*PI())*COT([.$C40]/180*PI()))/PI()*180" office:value-type="float" office:value="53.9814327627679" calcext:value-type="float">
            <text:p/>
          </table:table-cell>
          <table:table-cell table:number-columns-repeated="1004"/>
        </table:table-row>
        <table:table-row table:style-name="ro1">
          <table:table-cell table:formula="of:=[.A40]+5" office:value-type="float" office:value="65" calcext:value-type="float">
            <text:p/>
          </table:table-cell>
          <table:table-cell table:style-name="ce1" table:formula="of:=MOD([.$B$23]-IF(AND(SIN([.$B$24]/180*PI())&lt;&gt;0;TAN([.A41]/180*PI())&lt;&gt;0);ATAN(-1/SIN([.$B$24]/180*PI())/TAN([.A41]/180*PI()))/PI()*180+180;90)+540;360)-180" office:value-type="float" office:value="-135.035154869786" calcext:value-type="float">
            <text:p/>
          </table:table-cell>
          <table:table-cell table:style-name="ce1" table:formula="of:=ASIN(SIN([.A41]/180*PI())*COS([.$B$24]/180*PI()))/PI()*180" office:value-type="float" office:value="34.7751919293276" calcext:value-type="float">
            <text:p/>
          </table:table-cell>
          <table:table-cell table:number-columns-repeated="2"/>
          <table:table-cell table:style-name="ce1" table:formula="of:=MOD([.$B41]+ACOS(-TAN([.$C41]/180*PI())*TAN([.F$26]/180*PI()))/PI()*180*IF([.$A41]&gt;90;-1;1)+540;360)-180" office:value-type="float" office:value="-20.3757488835072" calcext:value-type="float">
            <text:p/>
          </table:table-cell>
          <table:table-cell table:style-name="ce1" table:formula="of:=MOD([.$B41]+ACOS(-TAN([.$C41]/180*PI())*TAN([.G$26]/180*PI()))/PI()*180*IF([.$A41]&gt;90;-1;1)+540;360)-180" office:value-type="float" office:value="-14.7373985307821" calcext:value-type="float">
            <text:p/>
          </table:table-cell>
          <table:table-cell table:style-name="ce1" table:formula="of:=MOD([.$B41]+ACOS(-TAN([.$C41]/180*PI())*TAN([.H$26]/180*PI()))/PI()*180*IF([.$A41]&gt;90;-1;1)+540;360)-180" office:value-type="float" office:value="-7.90612710535299" calcext:value-type="float">
            <text:p/>
          </table:table-cell>
          <table:table-cell table:style-name="ce1" table:formula="of:=MOD([.$B41]+ACOS(-TAN([.$C41]/180*PI())*TAN([.I$26]/180*PI()))/PI()*180*IF([.$A41]&gt;90;-1;1)+540;360)-180" office:value-type="float" office:value="0.940746810201972" calcext:value-type="float">
            <text:p/>
          </table:table-cell>
          <table:table-cell table:style-name="ce1" table:formula="of:=MOD([.$B41]+ACOS(-TAN([.$C41]/180*PI())*TAN([.J$26]/180*PI()))/PI()*180*IF([.$A41]&gt;90;-1;1)+540;360)-180" office:value-type="float" office:value="14" calcext:value-type="float">
            <text:p/>
          </table:table-cell>
          <table:table-cell table:style-name="ce1" table:formula="of:=MOD([.$B41]+ACOS(-TAN([.$C41]/180*PI())*TAN([.K$26]/180*PI()))/PI()*180*IF([.$A41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1])/180*PI())*COT([.$C41]/180*PI()))/PI()*180" office:value-type="float" office:value="42.2079347156683" calcext:value-type="float">
            <text:p/>
          </table:table-cell>
          <table:table-cell table:style-name="ce1" table:formula="of:=ATAN(-COS(([.O$26]-[.$B41])/180*PI())*COT([.$C41]/180*PI()))/PI()*180" office:value-type="float" office:value="45.0298314278609" calcext:value-type="float">
            <text:p/>
          </table:table-cell>
          <table:table-cell table:style-name="ce1" table:formula="of:=ATAN(-COS(([.P$26]-[.$B41])/180*PI())*COT([.$C41]/180*PI()))/PI()*180" office:value-type="float" office:value="47.3993788528506" calcext:value-type="float">
            <text:p/>
          </table:table-cell>
          <table:table-cell table:style-name="ce1" table:formula="of:=ATAN(-COS(([.Q$26]-[.$B41])/180*PI())*COT([.$C41]/180*PI()))/PI()*180" office:value-type="float" office:value="49.3732494031934" calcext:value-type="float">
            <text:p/>
          </table:table-cell>
          <table:table-cell table:style-name="ce1" table:formula="of:=ATAN(-COS(([.R$26]-[.$B41])/180*PI())*COT([.$C41]/180*PI()))/PI()*180" office:value-type="float" office:value="51" calcext:value-type="float">
            <text:p/>
          </table:table-cell>
          <table:table-cell table:style-name="ce1" table:formula="of:=ATAN(-COS(([.S$26]-[.$B41])/180*PI())*COT([.$C41]/180*PI()))/PI()*180" office:value-type="float" office:value="52.3198963753779" calcext:value-type="float">
            <text:p/>
          </table:table-cell>
          <table:table-cell table:style-name="ce1" table:formula="of:=ATAN(-COS(([.T$26]-[.$B41])/180*PI())*COT([.$C41]/180*PI()))/PI()*180" office:value-type="float" office:value="53.3654135076868" calcext:value-type="float">
            <text:p/>
          </table:table-cell>
          <table:table-cell table:number-columns-repeated="1004"/>
        </table:table-row>
        <table:table-row table:style-name="ro1">
          <table:table-cell table:formula="of:=[.A41]+5" office:value-type="float" office:value="70" calcext:value-type="float">
            <text:p/>
          </table:table-cell>
          <table:table-cell table:style-name="ce1" table:formula="of:=MOD([.$B$23]-IF(AND(SIN([.$B$24]/180*PI())&lt;&gt;0;TAN([.A42]/180*PI())&lt;&gt;0);ATAN(-1/SIN([.$B$24]/180*PI())/TAN([.A42]/180*PI()))/PI()*180+180;90)+540;360)-180" office:value-type="float" office:value="-140.904325137563" calcext:value-type="float">
            <text:p/>
          </table:table-cell>
          <table:table-cell table:style-name="ce1" table:formula="of:=ASIN(SIN([.A42]/180*PI())*COS([.$B$24]/180*PI()))/PI()*180" office:value-type="float" office:value="36.254126485327" calcext:value-type="float">
            <text:p/>
          </table:table-cell>
          <table:table-cell table:number-columns-repeated="2"/>
          <table:table-cell table:style-name="ce1" table:formula="of:=MOD([.$B42]+ACOS(-TAN([.$C42]/180*PI())*TAN([.F$26]/180*PI()))/PI()*180*IF([.$A42]&gt;90;-1;1)+540;360)-180" office:value-type="float" office:value="-24.759871881027" calcext:value-type="float">
            <text:p/>
          </table:table-cell>
          <table:table-cell table:style-name="ce1" table:formula="of:=MOD([.$B42]+ACOS(-TAN([.$C42]/180*PI())*TAN([.G$26]/180*PI()))/PI()*180*IF([.$A42]&gt;90;-1;1)+540;360)-180" office:value-type="float" office:value="-18.7092537287817" calcext:value-type="float">
            <text:p/>
          </table:table-cell>
          <table:table-cell table:style-name="ce1" table:formula="of:=MOD([.$B42]+ACOS(-TAN([.$C42]/180*PI())*TAN([.H$26]/180*PI()))/PI()*180*IF([.$A42]&gt;90;-1;1)+540;360)-180" office:value-type="float" office:value="-11.2998865539766" calcext:value-type="float">
            <text:p/>
          </table:table-cell>
          <table:table-cell table:style-name="ce1" table:formula="of:=MOD([.$B42]+ACOS(-TAN([.$C42]/180*PI())*TAN([.I$26]/180*PI()))/PI()*180*IF([.$A42]&gt;90;-1;1)+540;360)-180" office:value-type="float" office:value="-1.49326446910891" calcext:value-type="float">
            <text:p/>
          </table:table-cell>
          <table:table-cell table:style-name="ce1" table:formula="of:=MOD([.$B42]+ACOS(-TAN([.$C42]/180*PI())*TAN([.J$26]/180*PI()))/PI()*180*IF([.$A42]&gt;90;-1;1)+540;360)-180" office:value-type="float" office:value="14" calcext:value-type="float">
            <text:p/>
          </table:table-cell>
          <table:table-cell table:style-name="ce1" table:formula="of:=MOD([.$B42]+ACOS(-TAN([.$C42]/180*PI())*TAN([.K$26]/180*PI()))/PI()*180*IF([.$A42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2])/180*PI())*COT([.$C42]/180*PI()))/PI()*180" office:value-type="float" office:value="43.9087260493594" calcext:value-type="float">
            <text:p/>
          </table:table-cell>
          <table:table-cell table:style-name="ce1" table:formula="of:=ATAN(-COS(([.O$26]-[.$B42])/180*PI())*COT([.$C42]/180*PI()))/PI()*180" office:value-type="float" office:value="46.2093186805189" calcext:value-type="float">
            <text:p/>
          </table:table-cell>
          <table:table-cell table:style-name="ce1" table:formula="of:=ATAN(-COS(([.P$26]-[.$B42])/180*PI())*COT([.$C42]/180*PI()))/PI()*180" office:value-type="float" office:value="48.1303373163381" calcext:value-type="float">
            <text:p/>
          </table:table-cell>
          <table:table-cell table:style-name="ce1" table:formula="of:=ATAN(-COS(([.Q$26]-[.$B42])/180*PI())*COT([.$C42]/180*PI()))/PI()*180" office:value-type="float" office:value="49.7151332217033" calcext:value-type="float">
            <text:p/>
          </table:table-cell>
          <table:table-cell table:style-name="ce1" table:formula="of:=ATAN(-COS(([.R$26]-[.$B42])/180*PI())*COT([.$C42]/180*PI()))/PI()*180" office:value-type="float" office:value="51" calcext:value-type="float">
            <text:p/>
          </table:table-cell>
          <table:table-cell table:style-name="ce1" table:formula="of:=ATAN(-COS(([.S$26]-[.$B42])/180*PI())*COT([.$C42]/180*PI()))/PI()*180" office:value-type="float" office:value="52.0143999877251" calcext:value-type="float">
            <text:p/>
          </table:table-cell>
          <table:table-cell table:style-name="ce1" table:formula="of:=ATAN(-COS(([.T$26]-[.$B42])/180*PI())*COT([.$C42]/180*PI()))/PI()*180" office:value-type="float" office:value="52.7814596696169" calcext:value-type="float">
            <text:p/>
          </table:table-cell>
          <table:table-cell table:number-columns-repeated="1004"/>
        </table:table-row>
        <table:table-row table:style-name="ro1">
          <table:table-cell table:formula="of:=[.A42]+5" office:value-type="float" office:value="75" calcext:value-type="float">
            <text:p/>
          </table:table-cell>
          <table:table-cell table:style-name="ce1" table:formula="of:=MOD([.$B$23]-IF(AND(SIN([.$B$24]/180*PI())&lt;&gt;0;TAN([.A43]/180*PI())&lt;&gt;0);ATAN(-1/SIN([.$B$24]/180*PI())/TAN([.A43]/180*PI()))/PI()*180+180;90)+540;360)-180" office:value-type="float" office:value="-146.976513940921" calcext:value-type="float">
            <text:p/>
          </table:table-cell>
          <table:table-cell table:style-name="ce1" table:formula="of:=ASIN(SIN([.A43]/180*PI())*COS([.$B$24]/180*PI()))/PI()*180" office:value-type="float" office:value="37.436140960607" calcext:value-type="float">
            <text:p/>
          </table:table-cell>
          <table:table-cell table:number-columns-repeated="2"/>
          <table:table-cell table:style-name="ce1" table:formula="of:=MOD([.$B43]+ACOS(-TAN([.$C43]/180*PI())*TAN([.F$26]/180*PI()))/PI()*180*IF([.$A43]&gt;90;-1;1)+540;360)-180" office:value-type="float" office:value="-29.5898270786291" calcext:value-type="float">
            <text:p/>
          </table:table-cell>
          <table:table-cell table:style-name="ce1" table:formula="of:=MOD([.$B43]+ACOS(-TAN([.$C43]/180*PI())*TAN([.G$26]/180*PI()))/PI()*180*IF([.$A43]&gt;90;-1;1)+540;360)-180" office:value-type="float" office:value="-23.1824005886696" calcext:value-type="float">
            <text:p/>
          </table:table-cell>
          <table:table-cell table:style-name="ce1" table:formula="of:=MOD([.$B43]+ACOS(-TAN([.$C43]/180*PI())*TAN([.H$26]/180*PI()))/PI()*180*IF([.$A43]&gt;90;-1;1)+540;360)-180" office:value-type="float" office:value="-15.2566500517557" calcext:value-type="float">
            <text:p/>
          </table:table-cell>
          <table:table-cell table:style-name="ce1" table:formula="of:=MOD([.$B43]+ACOS(-TAN([.$C43]/180*PI())*TAN([.I$26]/180*PI()))/PI()*180*IF([.$A43]&gt;90;-1;1)+540;360)-180" office:value-type="float" office:value="-4.53249033452789" calcext:value-type="float">
            <text:p/>
          </table:table-cell>
          <table:table-cell table:style-name="ce1" table:formula="of:=MOD([.$B43]+ACOS(-TAN([.$C43]/180*PI())*TAN([.J$26]/180*PI()))/PI()*180*IF([.$A43]&gt;90;-1;1)+540;360)-180" office:value-type="float" office:value="14" calcext:value-type="float">
            <text:p/>
          </table:table-cell>
          <table:table-cell table:style-name="ce1" table:formula="of:=MOD([.$B43]+ACOS(-TAN([.$C43]/180*PI())*TAN([.K$26]/180*PI()))/PI()*180*IF([.$A43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3])/180*PI())*COT([.$C43]/180*PI()))/PI()*180" office:value-type="float" office:value="45.4208654379585" calcext:value-type="float">
            <text:p/>
          </table:table-cell>
          <table:table-cell table:style-name="ce1" table:formula="of:=ATAN(-COS(([.O$26]-[.$B43])/180*PI())*COT([.$C43]/180*PI()))/PI()*180" office:value-type="float" office:value="47.2718067574891" calcext:value-type="float">
            <text:p/>
          </table:table-cell>
          <table:table-cell table:style-name="ce1" table:formula="of:=ATAN(-COS(([.P$26]-[.$B43])/180*PI())*COT([.$C43]/180*PI()))/PI()*180" office:value-type="float" office:value="48.7977715307707" calcext:value-type="float">
            <text:p/>
          </table:table-cell>
          <table:table-cell table:style-name="ce1" table:formula="of:=ATAN(-COS(([.Q$26]-[.$B43])/180*PI())*COT([.$C43]/180*PI()))/PI()*180" office:value-type="float" office:value="50.0315978789165" calcext:value-type="float">
            <text:p/>
          </table:table-cell>
          <table:table-cell table:style-name="ce1" table:formula="of:=ATAN(-COS(([.R$26]-[.$B43])/180*PI())*COT([.$C43]/180*PI()))/PI()*180" office:value-type="float" office:value="51" calcext:value-type="float">
            <text:p/>
          </table:table-cell>
          <table:table-cell table:style-name="ce1" table:formula="of:=ATAN(-COS(([.S$26]-[.$B43])/180*PI())*COT([.$C43]/180*PI()))/PI()*180" office:value-type="float" office:value="51.7239143908044" calcext:value-type="float">
            <text:p/>
          </table:table-cell>
          <table:table-cell table:style-name="ce1" table:formula="of:=ATAN(-COS(([.T$26]-[.$B43])/180*PI())*COT([.$C43]/180*PI()))/PI()*180" office:value-type="float" office:value="52.2189153313754" calcext:value-type="float">
            <text:p/>
          </table:table-cell>
          <table:table-cell table:number-columns-repeated="1004"/>
        </table:table-row>
        <table:table-row table:style-name="ro1">
          <table:table-cell table:formula="of:=[.A43]+5" office:value-type="float" office:value="80" calcext:value-type="float">
            <text:p/>
          </table:table-cell>
          <table:table-cell table:style-name="ce1" table:formula="of:=MOD([.$B$23]-IF(AND(SIN([.$B$24]/180*PI())&lt;&gt;0;TAN([.A44]/180*PI())&lt;&gt;0);ATAN(-1/SIN([.$B$24]/180*PI())/TAN([.A44]/180*PI()))/PI()*180+180;90)+540;360)-180" office:value-type="float" office:value="-153.216563885234" calcext:value-type="float">
            <text:p/>
          </table:table-cell>
          <table:table-cell table:style-name="ce1" table:formula="of:=ASIN(SIN([.A44]/180*PI())*COS([.$B$24]/180*PI()))/PI()*180" office:value-type="float" office:value="38.2985813340368" calcext:value-type="float">
            <text:p/>
          </table:table-cell>
          <table:table-cell table:number-columns-repeated="2"/>
          <table:table-cell table:style-name="ce1" table:formula="of:=MOD([.$B44]+ACOS(-TAN([.$C44]/180*PI())*TAN([.F$26]/180*PI()))/PI()*180*IF([.$A44]&gt;90;-1;1)+540;360)-180" office:value-type="float" office:value="-34.8893103283381" calcext:value-type="float">
            <text:p/>
          </table:table-cell>
          <table:table-cell table:style-name="ce1" table:formula="of:=MOD([.$B44]+ACOS(-TAN([.$C44]/180*PI())*TAN([.G$26]/180*PI()))/PI()*180*IF([.$A44]&gt;90;-1;1)+540;360)-180" office:value-type="float" office:value="-28.2037580988433" calcext:value-type="float">
            <text:p/>
          </table:table-cell>
          <table:table-cell table:style-name="ce1" table:formula="of:=MOD([.$B44]+ACOS(-TAN([.$C44]/180*PI())*TAN([.H$26]/180*PI()))/PI()*180*IF([.$A44]&gt;90;-1;1)+540;360)-180" office:value-type="float" office:value="-19.8639512980432" calcext:value-type="float">
            <text:p/>
          </table:table-cell>
          <table:table-cell table:style-name="ce1" table:formula="of:=MOD([.$B44]+ACOS(-TAN([.$C44]/180*PI())*TAN([.I$26]/180*PI()))/PI()*180*IF([.$A44]&gt;90;-1;1)+540;360)-180" office:value-type="float" office:value="-8.35428987290652" calcext:value-type="float">
            <text:p/>
          </table:table-cell>
          <table:table-cell table:style-name="ce1" table:formula="of:=MOD([.$B44]+ACOS(-TAN([.$C44]/180*PI())*TAN([.J$26]/180*PI()))/PI()*180*IF([.$A44]&gt;90;-1;1)+540;360)-180" office:value-type="float" office:value="14" calcext:value-type="float">
            <text:p/>
          </table:table-cell>
          <table:table-cell table:style-name="ce1" table:formula="of:=MOD([.$B44]+ACOS(-TAN([.$C44]/180*PI())*TAN([.K$26]/180*PI()))/PI()*180*IF([.$A44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4])/180*PI())*COT([.$C44]/180*PI()))/PI()*180" office:value-type="float" office:value="46.7920120458333" calcext:value-type="float">
            <text:p/>
          </table:table-cell>
          <table:table-cell table:style-name="ce1" table:formula="of:=ATAN(-COS(([.O$26]-[.$B44])/180*PI())*COT([.$C44]/180*PI()))/PI()*180" office:value-type="float" office:value="48.2473616415752" calcext:value-type="float">
            <text:p/>
          </table:table-cell>
          <table:table-cell table:style-name="ce1" table:formula="of:=ATAN(-COS(([.P$26]-[.$B44])/180*PI())*COT([.$C44]/180*PI()))/PI()*180" office:value-type="float" office:value="49.4184934340429" calcext:value-type="float">
            <text:p/>
          </table:table-cell>
          <table:table-cell table:style-name="ce1" table:formula="of:=ATAN(-COS(([.Q$26]-[.$B44])/180*PI())*COT([.$C44]/180*PI()))/PI()*180" office:value-type="float" office:value="50.3297260090158" calcext:value-type="float">
            <text:p/>
          </table:table-cell>
          <table:table-cell table:style-name="ce1" table:formula="of:=ATAN(-COS(([.R$26]-[.$B44])/180*PI())*COT([.$C44]/180*PI()))/PI()*180" office:value-type="float" office:value="51" calcext:value-type="float">
            <text:p/>
          </table:table-cell>
          <table:table-cell table:style-name="ce1" table:formula="of:=ATAN(-COS(([.S$26]-[.$B44])/180*PI())*COT([.$C44]/180*PI()))/PI()*180" office:value-type="float" office:value="51.4432115767328" calcext:value-type="float">
            <text:p/>
          </table:table-cell>
          <table:table-cell table:style-name="ce1" table:formula="of:=ATAN(-COS(([.T$26]-[.$B44])/180*PI())*COT([.$C44]/180*PI()))/PI()*180" office:value-type="float" office:value="51.6685170080017" calcext:value-type="float">
            <text:p/>
          </table:table-cell>
          <table:table-cell table:number-columns-repeated="1004"/>
        </table:table-row>
        <table:table-row table:style-name="ro1">
          <table:table-cell table:formula="of:=[.A44]+5" office:value-type="float" office:value="85" calcext:value-type="float">
            <text:p/>
          </table:table-cell>
          <table:table-cell table:style-name="ce1" table:formula="of:=MOD([.$B$23]-IF(AND(SIN([.$B$24]/180*PI())&lt;&gt;0;TAN([.A45]/180*PI())&lt;&gt;0);ATAN(-1/SIN([.$B$24]/180*PI())/TAN([.A45]/180*PI()))/PI()*180+180;90)+540;360)-180" office:value-type="float" office:value="-159.576863760053" calcext:value-type="float">
            <text:p/>
          </table:table-cell>
          <table:table-cell table:style-name="ce1" table:formula="of:=ASIN(SIN([.A45]/180*PI())*COS([.$B$24]/180*PI()))/PI()*180" office:value-type="float" office:value="38.8236640739929" calcext:value-type="float">
            <text:p/>
          </table:table-cell>
          <table:table-cell table:number-columns-repeated="2"/>
          <table:table-cell table:style-name="ce1" table:formula="of:=MOD([.$B45]+ACOS(-TAN([.$C45]/180*PI())*TAN([.F$26]/180*PI()))/PI()*180*IF([.$A45]&gt;90;-1;1)+540;360)-180" office:value-type="float" office:value="-40.6617652391259" calcext:value-type="float">
            <text:p/>
          </table:table-cell>
          <table:table-cell table:style-name="ce1" table:formula="of:=MOD([.$B45]+ACOS(-TAN([.$C45]/180*PI())*TAN([.G$26]/180*PI()))/PI()*180*IF([.$A45]&gt;90;-1;1)+540;360)-180" office:value-type="float" office:value="-33.7986374298509" calcext:value-type="float">
            <text:p/>
          </table:table-cell>
          <table:table-cell table:style-name="ce1" table:formula="of:=MOD([.$B45]+ACOS(-TAN([.$C45]/180*PI())*TAN([.H$26]/180*PI()))/PI()*180*IF([.$A45]&gt;90;-1;1)+540;360)-180" office:value-type="float" office:value="-25.188694175321" calcext:value-type="float">
            <text:p/>
          </table:table-cell>
          <table:table-cell table:style-name="ce1" table:formula="of:=MOD([.$B45]+ACOS(-TAN([.$C45]/180*PI())*TAN([.I$26]/180*PI()))/PI()*180*IF([.$A45]&gt;90;-1;1)+540;360)-180" office:value-type="float" office:value="-13.1384416933638" calcext:value-type="float">
            <text:p/>
          </table:table-cell>
          <table:table-cell table:style-name="ce1" table:formula="of:=MOD([.$B45]+ACOS(-TAN([.$C45]/180*PI())*TAN([.J$26]/180*PI()))/PI()*180*IF([.$A45]&gt;90;-1;1)+540;360)-180" office:value-type="float" office:value="14.0000000000001" calcext:value-type="float">
            <text:p/>
          </table:table-cell>
          <table:table-cell table:style-name="ce1" table:formula="of:=MOD([.$B45]+ACOS(-TAN([.$C45]/180*PI())*TAN([.K$26]/180*PI()))/PI()*180*IF([.$A45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5])/180*PI())*COT([.$C45]/180*PI()))/PI()*180" office:value-type="float" office:value="48.0579958600955" calcext:value-type="float">
            <text:p/>
          </table:table-cell>
          <table:table-cell table:style-name="ce1" table:formula="of:=ATAN(-COS(([.O$26]-[.$B45])/180*PI())*COT([.$C45]/180*PI()))/PI()*180" office:value-type="float" office:value="49.1590312914716" calcext:value-type="float">
            <text:p/>
          </table:table-cell>
          <table:table-cell table:style-name="ce1" table:formula="of:=ATAN(-COS(([.P$26]-[.$B45])/180*PI())*COT([.$C45]/180*PI()))/PI()*180" office:value-type="float" office:value="50.0057278123549" calcext:value-type="float">
            <text:p/>
          </table:table-cell>
          <table:table-cell table:style-name="ce1" table:formula="of:=ATAN(-COS(([.Q$26]-[.$B45])/180*PI())*COT([.$C45]/180*PI()))/PI()*180" office:value-type="float" office:value="50.6152672858311" calcext:value-type="float">
            <text:p/>
          </table:table-cell>
          <table:table-cell table:style-name="ce1" table:formula="of:=ATAN(-COS(([.R$26]-[.$B45])/180*PI())*COT([.$C45]/180*PI()))/PI()*180" office:value-type="float" office:value="51" calcext:value-type="float">
            <text:p/>
          </table:table-cell>
          <table:table-cell table:style-name="ce1" table:formula="of:=ATAN(-COS(([.S$26]-[.$B45])/180*PI())*COT([.$C45]/180*PI()))/PI()*180" office:value-type="float" office:value="51.1677022271128" calcext:value-type="float">
            <text:p/>
          </table:table-cell>
          <table:table-cell table:style-name="ce1" table:formula="of:=ATAN(-COS(([.T$26]-[.$B45])/180*PI())*COT([.$C45]/180*PI()))/PI()*180" office:value-type="float" office:value="51.1217573287869" calcext:value-type="float">
            <text:p/>
          </table:table-cell>
          <table:table-cell table:number-columns-repeated="1004"/>
        </table:table-row>
        <table:table-row table:style-name="ro1">
          <table:table-cell table:formula="of:=[.A45]+5" office:value-type="float" office:value="90" calcext:value-type="float">
            <text:p/>
          </table:table-cell>
          <table:table-cell table:style-name="ce1" table:formula="of:=MOD([.$B$23]-IF(AND(SIN([.$B$24]/180*PI())&lt;&gt;0;TAN([.A46]/180*PI())&lt;&gt;0);ATAN(-1/SIN([.$B$24]/180*PI())/TAN([.A46]/180*PI()))/PI()*180+180;90)+540;360)-180" office:value-type="float" office:value="-166" calcext:value-type="float">
            <text:p/>
          </table:table-cell>
          <table:table-cell table:style-name="ce1" table:formula="of:=ASIN(SIN([.A46]/180*PI())*COS([.$B$24]/180*PI()))/PI()*180" office:value-type="float" office:value="39" calcext:value-type="float">
            <text:p/>
          </table:table-cell>
          <table:table-cell table:number-columns-repeated="2"/>
          <table:table-cell table:style-name="ce1" table:formula="of:=MOD([.$B46]+ACOS(-TAN([.$C46]/180*PI())*TAN([.F$26]/180*PI()))/PI()*180*IF([.$A46]&gt;90;-1;1)+540;360)-180" office:value-type="float" office:value="-46.884788911049" calcext:value-type="float">
            <text:p/>
          </table:table-cell>
          <table:table-cell table:style-name="ce1" table:formula="of:=MOD([.$B46]+ACOS(-TAN([.$C46]/180*PI())*TAN([.G$26]/180*PI()))/PI()*180*IF([.$A46]&gt;90;-1;1)+540;360)-180" office:value-type="float" office:value="-39.9605222743481" calcext:value-type="float">
            <text:p/>
          </table:table-cell>
          <table:table-cell table:style-name="ce1" table:formula="of:=MOD([.$B46]+ACOS(-TAN([.$C46]/180*PI())*TAN([.H$26]/180*PI()))/PI()*180*IF([.$A46]&gt;90;-1;1)+540;360)-180" office:value-type="float" office:value="-31.2564702656207" calcext:value-type="float">
            <text:p/>
          </table:table-cell>
          <table:table-cell table:style-name="ce1" table:formula="of:=MOD([.$B46]+ACOS(-TAN([.$C46]/180*PI())*TAN([.I$26]/180*PI()))/PI()*180*IF([.$A46]&gt;90;-1;1)+540;360)-180" office:value-type="float" office:value="-19.0120595891535" calcext:value-type="float">
            <text:p/>
          </table:table-cell>
          <table:table-cell table:style-name="ce1" table:formula="of:=MOD([.$B46]+ACOS(-TAN([.$C46]/180*PI())*TAN([.J$26]/180*PI()))/PI()*180*IF([.$A46]&gt;90;-1;1)+540;360)-180" office:value-type="float" office:value="13.9999991462264" calcext:value-type="float">
            <text:p/>
          </table:table-cell>
          <table:table-cell table:style-name="ce1" table:formula="of:=MOD([.$B46]+ACOS(-TAN([.$C46]/180*PI())*TAN([.K$26]/180*PI()))/PI()*180*IF([.$A46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6])/180*PI())*COT([.$C46]/180*PI()))/PI()*180" office:value-type="float" office:value="49.246743425164" calcext:value-type="float">
            <text:p/>
          </table:table-cell>
          <table:table-cell table:style-name="ce1" table:formula="of:=ATAN(-COS(([.O$26]-[.$B46])/180*PI())*COT([.$C46]/180*PI()))/PI()*180" office:value-type="float" office:value="50.0252097462193" calcext:value-type="float">
            <text:p/>
          </table:table-cell>
          <table:table-cell table:style-name="ce1" table:formula="of:=ATAN(-COS(([.P$26]-[.$B46])/180*PI())*COT([.$C46]/180*PI()))/PI()*180" office:value-type="float" office:value="50.5703506666675" calcext:value-type="float">
            <text:p/>
          </table:table-cell>
          <table:table-cell table:style-name="ce1" table:formula="of:=ATAN(-COS(([.Q$26]-[.$B46])/180*PI())*COT([.$C46]/180*PI()))/PI()*180" office:value-type="float" office:value="50.8931228399639" calcext:value-type="float">
            <text:p/>
          </table:table-cell>
          <table:table-cell table:style-name="ce1" table:formula="of:=ATAN(-COS(([.R$26]-[.$B46])/180*PI())*COT([.$C46]/180*PI()))/PI()*180" office:value-type="float" office:value="51" calcext:value-type="float">
            <text:p/>
          </table:table-cell>
          <table:table-cell table:style-name="ce1" table:formula="of:=ATAN(-COS(([.S$26]-[.$B46])/180*PI())*COT([.$C46]/180*PI()))/PI()*180" office:value-type="float" office:value="50.8931228399639" calcext:value-type="float">
            <text:p/>
          </table:table-cell>
          <table:table-cell table:style-name="ce1" table:formula="of:=ATAN(-COS(([.T$26]-[.$B46])/180*PI())*COT([.$C46]/180*PI()))/PI()*180" office:value-type="float" office:value="50.5703506666675" calcext:value-type="float">
            <text:p/>
          </table:table-cell>
          <table:table-cell table:number-columns-repeated="1004"/>
        </table:table-row>
        <table:table-row table:style-name="ro1">
          <table:table-cell table:formula="of:=[.A46]+5" office:value-type="float" office:value="95" calcext:value-type="float">
            <text:p/>
          </table:table-cell>
          <table:table-cell table:style-name="ce1" table:formula="of:=MOD([.$B$23]-IF(AND(SIN([.$B$24]/180*PI())&lt;&gt;0;TAN([.A47]/180*PI())&lt;&gt;0);ATAN(-1/SIN([.$B$24]/180*PI())/TAN([.A47]/180*PI()))/PI()*180+180;90)+540;360)-180" office:value-type="float" office:value="-172.423136239947" calcext:value-type="float">
            <text:p/>
          </table:table-cell>
          <table:table-cell table:style-name="ce1" table:formula="of:=ASIN(SIN([.A47]/180*PI())*COS([.$B$24]/180*PI()))/PI()*180" office:value-type="float" office:value="38.8236640739929" calcext:value-type="float">
            <text:p/>
          </table:table-cell>
          <table:table-cell table:number-columns-repeated="2"/>
          <table:table-cell table:style-name="ce1" table:formula="of:=MOD([.$B47]+ACOS(-TAN([.$C47]/180*PI())*TAN([.F$26]/180*PI()))/PI()*180*IF([.$A47]&gt;90;-1;1)+540;360)-180" office:value-type="float" office:value="68.6617652391259" calcext:value-type="float">
            <text:p/>
          </table:table-cell>
          <table:table-cell table:style-name="ce1" table:formula="of:=MOD([.$B47]+ACOS(-TAN([.$C47]/180*PI())*TAN([.G$26]/180*PI()))/PI()*180*IF([.$A47]&gt;90;-1;1)+540;360)-180" office:value-type="float" office:value="61.7986374298509" calcext:value-type="float">
            <text:p/>
          </table:table-cell>
          <table:table-cell table:style-name="ce1" table:formula="of:=MOD([.$B47]+ACOS(-TAN([.$C47]/180*PI())*TAN([.H$26]/180*PI()))/PI()*180*IF([.$A47]&gt;90;-1;1)+540;360)-180" office:value-type="float" office:value="53.188694175321" calcext:value-type="float">
            <text:p/>
          </table:table-cell>
          <table:table-cell table:style-name="ce1" table:formula="of:=MOD([.$B47]+ACOS(-TAN([.$C47]/180*PI())*TAN([.I$26]/180*PI()))/PI()*180*IF([.$A47]&gt;90;-1;1)+540;360)-180" office:value-type="float" office:value="41.1384416933639" calcext:value-type="float">
            <text:p/>
          </table:table-cell>
          <table:table-cell table:style-name="ce1" table:formula="of:=MOD([.$B47]+ACOS(-TAN([.$C47]/180*PI())*TAN([.J$26]/180*PI()))/PI()*180*IF([.$A47]&gt;90;-1;1)+540;360)-180" office:value-type="float" office:value="13.9999999999999" calcext:value-type="float">
            <text:p/>
          </table:table-cell>
          <table:table-cell table:style-name="ce1" table:formula="of:=MOD([.$B47]+ACOS(-TAN([.$C47]/180*PI())*TAN([.K$26]/180*PI()))/PI()*180*IF([.$A47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7])/180*PI())*COT([.$C47]/180*PI()))/PI()*180" office:value-type="float" office:value="50.3808872623303" calcext:value-type="float">
            <text:p/>
          </table:table-cell>
          <table:table-cell table:style-name="ce1" table:formula="of:=ATAN(-COS(([.O$26]-[.$B47])/180*PI())*COT([.$C47]/180*PI()))/PI()*180" office:value-type="float" office:value="50.8612387961218" calcext:value-type="float">
            <text:p/>
          </table:table-cell>
          <table:table-cell table:style-name="ce1" table:formula="of:=ATAN(-COS(([.P$26]-[.$B47])/180*PI())*COT([.$C47]/180*PI()))/PI()*180" office:value-type="float" office:value="51.1217573287869" calcext:value-type="float">
            <text:p/>
          </table:table-cell>
          <table:table-cell table:style-name="ce1" table:formula="of:=ATAN(-COS(([.Q$26]-[.$B47])/180*PI())*COT([.$C47]/180*PI()))/PI()*180" office:value-type="float" office:value="51.1677022271128" calcext:value-type="float">
            <text:p/>
          </table:table-cell>
          <table:table-cell table:style-name="ce1" table:formula="of:=ATAN(-COS(([.R$26]-[.$B47])/180*PI())*COT([.$C47]/180*PI()))/PI()*180" office:value-type="float" office:value="51" calcext:value-type="float">
            <text:p/>
          </table:table-cell>
          <table:table-cell table:style-name="ce1" table:formula="of:=ATAN(-COS(([.S$26]-[.$B47])/180*PI())*COT([.$C47]/180*PI()))/PI()*180" office:value-type="float" office:value="50.6152672858312" calcext:value-type="float">
            <text:p/>
          </table:table-cell>
          <table:table-cell table:style-name="ce1" table:formula="of:=ATAN(-COS(([.T$26]-[.$B47])/180*PI())*COT([.$C47]/180*PI()))/PI()*180" office:value-type="float" office:value="50.0057278123549" calcext:value-type="float">
            <text:p/>
          </table:table-cell>
          <table:table-cell table:number-columns-repeated="1004"/>
        </table:table-row>
        <table:table-row table:style-name="ro1">
          <table:table-cell table:formula="of:=[.A47]+5" office:value-type="float" office:value="100" calcext:value-type="float">
            <text:p/>
          </table:table-cell>
          <table:table-cell table:style-name="ce1" table:formula="of:=MOD([.$B$23]-IF(AND(SIN([.$B$24]/180*PI())&lt;&gt;0;TAN([.A48]/180*PI())&lt;&gt;0);ATAN(-1/SIN([.$B$24]/180*PI())/TAN([.A48]/180*PI()))/PI()*180+180;90)+540;360)-180" office:value-type="float" office:value="-178.783436114766" calcext:value-type="float">
            <text:p/>
          </table:table-cell>
          <table:table-cell table:style-name="ce1" table:formula="of:=ASIN(SIN([.A48]/180*PI())*COS([.$B$24]/180*PI()))/PI()*180" office:value-type="float" office:value="38.2985813340368" calcext:value-type="float">
            <text:p/>
          </table:table-cell>
          <table:table-cell table:number-columns-repeated="2"/>
          <table:table-cell table:style-name="ce1" table:formula="of:=MOD([.$B48]+ACOS(-TAN([.$C48]/180*PI())*TAN([.F$26]/180*PI()))/PI()*180*IF([.$A48]&gt;90;-1;1)+540;360)-180" office:value-type="float" office:value="62.8893103283381" calcext:value-type="float">
            <text:p/>
          </table:table-cell>
          <table:table-cell table:style-name="ce1" table:formula="of:=MOD([.$B48]+ACOS(-TAN([.$C48]/180*PI())*TAN([.G$26]/180*PI()))/PI()*180*IF([.$A48]&gt;90;-1;1)+540;360)-180" office:value-type="float" office:value="56.2037580988433" calcext:value-type="float">
            <text:p/>
          </table:table-cell>
          <table:table-cell table:style-name="ce1" table:formula="of:=MOD([.$B48]+ACOS(-TAN([.$C48]/180*PI())*TAN([.H$26]/180*PI()))/PI()*180*IF([.$A48]&gt;90;-1;1)+540;360)-180" office:value-type="float" office:value="47.8639512980432" calcext:value-type="float">
            <text:p/>
          </table:table-cell>
          <table:table-cell table:style-name="ce1" table:formula="of:=MOD([.$B48]+ACOS(-TAN([.$C48]/180*PI())*TAN([.I$26]/180*PI()))/PI()*180*IF([.$A48]&gt;90;-1;1)+540;360)-180" office:value-type="float" office:value="36.3542898729065" calcext:value-type="float">
            <text:p/>
          </table:table-cell>
          <table:table-cell table:style-name="ce1" table:formula="of:=MOD([.$B48]+ACOS(-TAN([.$C48]/180*PI())*TAN([.J$26]/180*PI()))/PI()*180*IF([.$A48]&gt;90;-1;1)+540;360)-180" office:value-type="float" office:value="14.0000000000001" calcext:value-type="float">
            <text:p/>
          </table:table-cell>
          <table:table-cell table:style-name="ce1" table:formula="of:=MOD([.$B48]+ACOS(-TAN([.$C48]/180*PI())*TAN([.K$26]/180*PI()))/PI()*180*IF([.$A48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8])/180*PI())*COT([.$C48]/180*PI()))/PI()*180" office:value-type="float" office:value="51.4795818434492" calcext:value-type="float">
            <text:p/>
          </table:table-cell>
          <table:table-cell table:style-name="ce1" table:formula="of:=ATAN(-COS(([.O$26]-[.$B48])/180*PI())*COT([.$C48]/180*PI()))/PI()*180" office:value-type="float" office:value="51.6805578377002" calcext:value-type="float">
            <text:p/>
          </table:table-cell>
          <table:table-cell table:style-name="ce1" table:formula="of:=ATAN(-COS(([.P$26]-[.$B48])/180*PI())*COT([.$C48]/180*PI()))/PI()*180" office:value-type="float" office:value="51.6685170080017" calcext:value-type="float">
            <text:p/>
          </table:table-cell>
          <table:table-cell table:style-name="ce1" table:formula="of:=ATAN(-COS(([.Q$26]-[.$B48])/180*PI())*COT([.$C48]/180*PI()))/PI()*180" office:value-type="float" office:value="51.4432115767328" calcext:value-type="float">
            <text:p/>
          </table:table-cell>
          <table:table-cell table:style-name="ce1" table:formula="of:=ATAN(-COS(([.R$26]-[.$B48])/180*PI())*COT([.$C48]/180*PI()))/PI()*180" office:value-type="float" office:value="51" calcext:value-type="float">
            <text:p/>
          </table:table-cell>
          <table:table-cell table:style-name="ce1" table:formula="of:=ATAN(-COS(([.S$26]-[.$B48])/180*PI())*COT([.$C48]/180*PI()))/PI()*180" office:value-type="float" office:value="50.3297260090158" calcext:value-type="float">
            <text:p/>
          </table:table-cell>
          <table:table-cell table:style-name="ce1" table:formula="of:=ATAN(-COS(([.T$26]-[.$B48])/180*PI())*COT([.$C48]/180*PI()))/PI()*180" office:value-type="float" office:value="49.4184934340429" calcext:value-type="float">
            <text:p/>
          </table:table-cell>
          <table:table-cell table:number-columns-repeated="1004"/>
        </table:table-row>
        <table:table-row table:style-name="ro1">
          <table:table-cell table:formula="of:=[.A48]+5" office:value-type="float" office:value="105" calcext:value-type="float">
            <text:p/>
          </table:table-cell>
          <table:table-cell table:style-name="ce1" table:formula="of:=MOD([.$B$23]-IF(AND(SIN([.$B$24]/180*PI())&lt;&gt;0;TAN([.A49]/180*PI())&lt;&gt;0);ATAN(-1/SIN([.$B$24]/180*PI())/TAN([.A49]/180*PI()))/PI()*180+180;90)+540;360)-180" office:value-type="float" office:value="174.976513940921" calcext:value-type="float">
            <text:p/>
          </table:table-cell>
          <table:table-cell table:style-name="ce1" table:formula="of:=ASIN(SIN([.A49]/180*PI())*COS([.$B$24]/180*PI()))/PI()*180" office:value-type="float" office:value="37.436140960607" calcext:value-type="float">
            <text:p/>
          </table:table-cell>
          <table:table-cell table:number-columns-repeated="2"/>
          <table:table-cell table:style-name="ce1" table:formula="of:=MOD([.$B49]+ACOS(-TAN([.$C49]/180*PI())*TAN([.F$26]/180*PI()))/PI()*180*IF([.$A49]&gt;90;-1;1)+540;360)-180" office:value-type="float" office:value="57.589827078629" calcext:value-type="float">
            <text:p/>
          </table:table-cell>
          <table:table-cell table:style-name="ce1" table:formula="of:=MOD([.$B49]+ACOS(-TAN([.$C49]/180*PI())*TAN([.G$26]/180*PI()))/PI()*180*IF([.$A49]&gt;90;-1;1)+540;360)-180" office:value-type="float" office:value="51.1824005886696" calcext:value-type="float">
            <text:p/>
          </table:table-cell>
          <table:table-cell table:style-name="ce1" table:formula="of:=MOD([.$B49]+ACOS(-TAN([.$C49]/180*PI())*TAN([.H$26]/180*PI()))/PI()*180*IF([.$A49]&gt;90;-1;1)+540;360)-180" office:value-type="float" office:value="43.2566500517557" calcext:value-type="float">
            <text:p/>
          </table:table-cell>
          <table:table-cell table:style-name="ce1" table:formula="of:=MOD([.$B49]+ACOS(-TAN([.$C49]/180*PI())*TAN([.I$26]/180*PI()))/PI()*180*IF([.$A49]&gt;90;-1;1)+540;360)-180" office:value-type="float" office:value="32.5324903345279" calcext:value-type="float">
            <text:p/>
          </table:table-cell>
          <table:table-cell table:style-name="ce1" table:formula="of:=MOD([.$B49]+ACOS(-TAN([.$C49]/180*PI())*TAN([.J$26]/180*PI()))/PI()*180*IF([.$A49]&gt;90;-1;1)+540;360)-180" office:value-type="float" office:value="14" calcext:value-type="float">
            <text:p/>
          </table:table-cell>
          <table:table-cell table:style-name="ce1" table:formula="of:=MOD([.$B49]+ACOS(-TAN([.$C49]/180*PI())*TAN([.K$26]/180*PI()))/PI()*180*IF([.$A49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49])/180*PI())*COT([.$C49]/180*PI()))/PI()*180" office:value-type="float" office:value="52.5598421788785" calcext:value-type="float">
            <text:p/>
          </table:table-cell>
          <table:table-cell table:style-name="ce1" table:formula="of:=ATAN(-COS(([.O$26]-[.$B49])/180*PI())*COT([.$C49]/180*PI()))/PI()*180" office:value-type="float" office:value="52.4955933783628" calcext:value-type="float">
            <text:p/>
          </table:table-cell>
          <table:table-cell table:style-name="ce1" table:formula="of:=ATAN(-COS(([.P$26]-[.$B49])/180*PI())*COT([.$C49]/180*PI()))/PI()*180" office:value-type="float" office:value="52.2189153313754" calcext:value-type="float">
            <text:p/>
          </table:table-cell>
          <table:table-cell table:style-name="ce1" table:formula="of:=ATAN(-COS(([.Q$26]-[.$B49])/180*PI())*COT([.$C49]/180*PI()))/PI()*180" office:value-type="float" office:value="51.7239143908044" calcext:value-type="float">
            <text:p/>
          </table:table-cell>
          <table:table-cell table:style-name="ce1" table:formula="of:=ATAN(-COS(([.R$26]-[.$B49])/180*PI())*COT([.$C49]/180*PI()))/PI()*180" office:value-type="float" office:value="51" calcext:value-type="float">
            <text:p/>
          </table:table-cell>
          <table:table-cell table:style-name="ce1" table:formula="of:=ATAN(-COS(([.S$26]-[.$B49])/180*PI())*COT([.$C49]/180*PI()))/PI()*180" office:value-type="float" office:value="50.0315978789165" calcext:value-type="float">
            <text:p/>
          </table:table-cell>
          <table:table-cell table:style-name="ce1" table:formula="of:=ATAN(-COS(([.T$26]-[.$B49])/180*PI())*COT([.$C49]/180*PI()))/PI()*180" office:value-type="float" office:value="48.7977715307707" calcext:value-type="float">
            <text:p/>
          </table:table-cell>
          <table:table-cell table:number-columns-repeated="1004"/>
        </table:table-row>
        <table:table-row table:style-name="ro1">
          <table:table-cell table:formula="of:=[.A49]+5" office:value-type="float" office:value="110" calcext:value-type="float">
            <text:p/>
          </table:table-cell>
          <table:table-cell table:style-name="ce1" table:formula="of:=MOD([.$B$23]-IF(AND(SIN([.$B$24]/180*PI())&lt;&gt;0;TAN([.A50]/180*PI())&lt;&gt;0);ATAN(-1/SIN([.$B$24]/180*PI())/TAN([.A50]/180*PI()))/PI()*180+180;90)+540;360)-180" office:value-type="float" office:value="168.904325137563" calcext:value-type="float">
            <text:p/>
          </table:table-cell>
          <table:table-cell table:style-name="ce1" table:formula="of:=ASIN(SIN([.A50]/180*PI())*COS([.$B$24]/180*PI()))/PI()*180" office:value-type="float" office:value="36.254126485327" calcext:value-type="float">
            <text:p/>
          </table:table-cell>
          <table:table-cell table:number-columns-repeated="2"/>
          <table:table-cell table:style-name="ce1" table:formula="of:=MOD([.$B50]+ACOS(-TAN([.$C50]/180*PI())*TAN([.F$26]/180*PI()))/PI()*180*IF([.$A50]&gt;90;-1;1)+540;360)-180" office:value-type="float" office:value="52.759871881027" calcext:value-type="float">
            <text:p/>
          </table:table-cell>
          <table:table-cell table:style-name="ce1" table:formula="of:=MOD([.$B50]+ACOS(-TAN([.$C50]/180*PI())*TAN([.G$26]/180*PI()))/PI()*180*IF([.$A50]&gt;90;-1;1)+540;360)-180" office:value-type="float" office:value="46.7092537287817" calcext:value-type="float">
            <text:p/>
          </table:table-cell>
          <table:table-cell table:style-name="ce1" table:formula="of:=MOD([.$B50]+ACOS(-TAN([.$C50]/180*PI())*TAN([.H$26]/180*PI()))/PI()*180*IF([.$A50]&gt;90;-1;1)+540;360)-180" office:value-type="float" office:value="39.2998865539766" calcext:value-type="float">
            <text:p/>
          </table:table-cell>
          <table:table-cell table:style-name="ce1" table:formula="of:=MOD([.$B50]+ACOS(-TAN([.$C50]/180*PI())*TAN([.I$26]/180*PI()))/PI()*180*IF([.$A50]&gt;90;-1;1)+540;360)-180" office:value-type="float" office:value="29.4932644691089" calcext:value-type="float">
            <text:p/>
          </table:table-cell>
          <table:table-cell table:style-name="ce1" table:formula="of:=MOD([.$B50]+ACOS(-TAN([.$C50]/180*PI())*TAN([.J$26]/180*PI()))/PI()*180*IF([.$A50]&gt;90;-1;1)+540;360)-180" office:value-type="float" office:value="14" calcext:value-type="float">
            <text:p/>
          </table:table-cell>
          <table:table-cell table:style-name="ce1" table:formula="of:=MOD([.$B50]+ACOS(-TAN([.$C50]/180*PI())*TAN([.K$26]/180*PI()))/PI()*180*IF([.$A50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50])/180*PI())*COT([.$C50]/180*PI()))/PI()*180" office:value-type="float" office:value="53.6376078307271" calcext:value-type="float">
            <text:p/>
          </table:table-cell>
          <table:table-cell table:style-name="ce1" table:formula="of:=ATAN(-COS(([.O$26]-[.$B50])/180*PI())*COT([.$C50]/180*PI()))/PI()*180" office:value-type="float" office:value="53.3185170511203" calcext:value-type="float">
            <text:p/>
          </table:table-cell>
          <table:table-cell table:style-name="ce1" table:formula="of:=ATAN(-COS(([.P$26]-[.$B50])/180*PI())*COT([.$C50]/180*PI()))/PI()*180" office:value-type="float" office:value="52.7814596696169" calcext:value-type="float">
            <text:p/>
          </table:table-cell>
          <table:table-cell table:style-name="ce1" table:formula="of:=ATAN(-COS(([.Q$26]-[.$B50])/180*PI())*COT([.$C50]/180*PI()))/PI()*180" office:value-type="float" office:value="52.0143999877251" calcext:value-type="float">
            <text:p/>
          </table:table-cell>
          <table:table-cell table:style-name="ce1" table:formula="of:=ATAN(-COS(([.R$26]-[.$B50])/180*PI())*COT([.$C50]/180*PI()))/PI()*180" office:value-type="float" office:value="51" calcext:value-type="float">
            <text:p/>
          </table:table-cell>
          <table:table-cell table:style-name="ce1" table:formula="of:=ATAN(-COS(([.S$26]-[.$B50])/180*PI())*COT([.$C50]/180*PI()))/PI()*180" office:value-type="float" office:value="49.7151332217033" calcext:value-type="float">
            <text:p/>
          </table:table-cell>
          <table:table-cell table:style-name="ce1" table:formula="of:=ATAN(-COS(([.T$26]-[.$B50])/180*PI())*COT([.$C50]/180*PI()))/PI()*180" office:value-type="float" office:value="48.1303373163381" calcext:value-type="float">
            <text:p/>
          </table:table-cell>
          <table:table-cell table:number-columns-repeated="1004"/>
        </table:table-row>
        <table:table-row table:style-name="ro1">
          <table:table-cell table:formula="of:=[.A50]+5" office:value-type="float" office:value="115" calcext:value-type="float">
            <text:p/>
          </table:table-cell>
          <table:table-cell table:style-name="ce1" table:formula="of:=MOD([.$B$23]-IF(AND(SIN([.$B$24]/180*PI())&lt;&gt;0;TAN([.A51]/180*PI())&lt;&gt;0);ATAN(-1/SIN([.$B$24]/180*PI())/TAN([.A51]/180*PI()))/PI()*180+180;90)+540;360)-180" office:value-type="float" office:value="163.035154869786" calcext:value-type="float">
            <text:p/>
          </table:table-cell>
          <table:table-cell table:style-name="ce1" table:formula="of:=ASIN(SIN([.A51]/180*PI())*COS([.$B$24]/180*PI()))/PI()*180" office:value-type="float" office:value="34.7751919293276" calcext:value-type="float">
            <text:p/>
          </table:table-cell>
          <table:table-cell table:number-columns-repeated="2"/>
          <table:table-cell table:style-name="ce1" table:formula="of:=MOD([.$B51]+ACOS(-TAN([.$C51]/180*PI())*TAN([.F$26]/180*PI()))/PI()*180*IF([.$A51]&gt;90;-1;1)+540;360)-180" office:value-type="float" office:value="48.3757488835072" calcext:value-type="float">
            <text:p/>
          </table:table-cell>
          <table:table-cell table:style-name="ce1" table:formula="of:=MOD([.$B51]+ACOS(-TAN([.$C51]/180*PI())*TAN([.G$26]/180*PI()))/PI()*180*IF([.$A51]&gt;90;-1;1)+540;360)-180" office:value-type="float" office:value="42.7373985307821" calcext:value-type="float">
            <text:p/>
          </table:table-cell>
          <table:table-cell table:style-name="ce1" table:formula="of:=MOD([.$B51]+ACOS(-TAN([.$C51]/180*PI())*TAN([.H$26]/180*PI()))/PI()*180*IF([.$A51]&gt;90;-1;1)+540;360)-180" office:value-type="float" office:value="35.906127105353" calcext:value-type="float">
            <text:p/>
          </table:table-cell>
          <table:table-cell table:style-name="ce1" table:formula="of:=MOD([.$B51]+ACOS(-TAN([.$C51]/180*PI())*TAN([.I$26]/180*PI()))/PI()*180*IF([.$A51]&gt;90;-1;1)+540;360)-180" office:value-type="float" office:value="27.059253189798" calcext:value-type="float">
            <text:p/>
          </table:table-cell>
          <table:table-cell table:style-name="ce1" table:formula="of:=MOD([.$B51]+ACOS(-TAN([.$C51]/180*PI())*TAN([.J$26]/180*PI()))/PI()*180*IF([.$A51]&gt;90;-1;1)+540;360)-180" office:value-type="float" office:value="14" calcext:value-type="float">
            <text:p/>
          </table:table-cell>
          <table:table-cell table:style-name="ce1" table:formula="of:=MOD([.$B51]+ACOS(-TAN([.$C51]/180*PI())*TAN([.K$26]/180*PI()))/PI()*180*IF([.$A51]&gt;90;-1;1)+540;360)-180" office:value-type="string" office:string-value="" calcext:value-type="error">
            <text:p/>
          </table:table-cell>
          <table:table-cell table:number-columns-repeated="2"/>
          <table:table-cell table:style-name="ce1" table:formula="of:=ATAN(-COS(([.N$26]-[.$B51])/180*PI())*COT([.$C51]/180*PI()))/PI()*180" office:value-type="float" office:value="54.7286747789349" calcext:value-type="float">
            <text:p/>
          </table:table-cell>
          <table:table-cell table:style-name="ce1" table:formula="of:=ATAN(-COS(([.O$26]-[.$B51])/180*PI())*COT([.$C51]/180*PI()))/PI()*180" office:value-type="float" office:value="54.1619713538981" calcext:value-type="float">
            <text:p/>
          </table:table-cell>
          <table:table-cell table:style-name="ce1" table:formula="of:=ATAN(-COS(([.P$26]-[.$B51])/180*PI())*COT([.$C51]/180*PI()))/PI()*180" office:value-type="float" office:value="53.3654135076868" calcext:value-type="float">
            <text:p/>
          </table:table-cell>
          <table:table-cell table:style-name="ce1" table:formula="of:=ATAN(-COS(([.Q$26]-[.$B51])/180*PI())*COT([.$C51]/180*PI()))/PI()*180" office:value-type="float" office:value="52.3198963753779" calcext:value-type="float">
            <text:p/>
          </table:table-cell>
          <table:table-cell table:style-name="ce1" table:formula="of:=ATAN(-COS(([.R$26]-[.$B51])/180*PI())*COT([.$C51]/180*PI()))/PI()*180" office:value-type="float" office:value="51" calcext:value-type="float">
            <text:p/>
          </table:table-cell>
          <table:table-cell table:style-name="ce1" table:formula="of:=ATAN(-COS(([.S$26]-[.$B51])/180*PI())*COT([.$C51]/180*PI()))/PI()*180" office:value-type="float" office:value="49.3732494031934" calcext:value-type="float">
            <text:p/>
          </table:table-cell>
          <table:table-cell table:style-name="ce1" table:formula="of:=ATAN(-COS(([.T$26]-[.$B51])/180*PI())*COT([.$C51]/180*PI()))/PI()*180" office:value-type="float" office:value="47.3993788528506" calcext:value-type="float">
            <text:p/>
          </table:table-cell>
          <table:table-cell table:number-columns-repeated="1004"/>
        </table:table-row>
        <table:table-row table:style-name="ro1">
          <table:table-cell table:formula="of:=[.A51]+5" office:value-type="float" office:value="120" calcext:value-type="float">
            <text:p/>
          </table:table-cell>
          <table:table-cell table:style-name="ce1" table:formula="of:=MOD([.$B$23]-IF(AND(SIN([.$B$24]/180*PI())&lt;&gt;0;TAN([.A52]/180*PI())&lt;&gt;0);ATAN(-1/SIN([.$B$24]/180*PI())/TAN([.A52]/180*PI()))/PI()*180+180;90)+540;360)-180" office:value-type="float" office:value="157.390937438419" calcext:value-type="float">
            <text:p/>
          </table:table-cell>
          <table:table-cell table:style-name="ce1" table:formula="of:=ASIN(SIN([.A52]/180*PI())*COS([.$B$24]/180*PI()))/PI()*180" office:value-type="float" office:value="33.025172450862" calcext:value-type="float">
            <text:p/>
          </table:table-cell>
          <table:table-cell table:number-columns-repeated="2"/>
          <table:table-cell table:style-name="ce1" table:formula="of:=MOD([.$B52]+ACOS(-TAN([.$C52]/180*PI())*TAN([.F$26]/180*PI()))/PI()*180*IF([.$A52]&gt;90;-1;1)+540;360)-180" office:value-type="float" office:value="44.4004143399407" calcext:value-type="float">
            <text:p/>
          </table:table-cell>
          <table:table-cell table:style-name="ce1" table:formula="of:=MOD([.$B52]+ACOS(-TAN([.$C52]/180*PI())*TAN([.G$26]/180*PI()))/PI()*180*IF([.$A52]&gt;90;-1;1)+540;360)-180" office:value-type="float" office:value="39.2087873194168" calcext:value-type="float">
            <text:p/>
          </table:table-cell>
          <table:table-cell table:style-name="ce1" table:formula="of:=MOD([.$B52]+ACOS(-TAN([.$C52]/180*PI())*TAN([.H$26]/180*PI()))/PI()*180*IF([.$A52]&gt;90;-1;1)+540;360)-180" office:value-type="float" office:value="32.9841640762521" calcext:value-type="float">
            <text:p/>
          </table:table-cell>
          <table:table-cell table:style-name="ce1" table:formula="of:=MOD([.$B52]+ACOS(-TAN([.$C52]/180*PI())*TAN([.I$26]/180*PI()))/PI()*180*IF([.$A52]&gt;90;-1;1)+540;360)-180" office:value-type="float" office:value="25.0819710335281" calcext:value-type="float">
            <text:p/>
          </table:table-cell>
          <table:table-cell table:style-name="ce1" table:formula="of:=MOD([.$B52]+ACOS(-TAN([.$C52]/180*PI())*TAN([.J$26]/180*PI()))/PI()*180*IF([.$A52]&gt;90;-1;1)+540;360)-180" office:value-type="float" office:value="14" calcext:value-type="float">
            <text:p/>
          </table:table-cell>
          <table:table-cell table:style-name="ce1" table:formula="of:=MOD([.$B52]+ACOS(-TAN([.$C52]/180*PI())*TAN([.K$26]/180*PI()))/PI()*180*IF([.$A52]&gt;90;-1;1)+540;360)-180" office:value-type="float" office:value="-7.12669762047995" calcext:value-type="float">
            <text:p/>
          </table:table-cell>
          <table:table-cell table:number-columns-repeated="2"/>
          <table:table-cell table:style-name="ce1" table:formula="of:=ATAN(-COS(([.N$26]-[.$B52])/180*PI())*COT([.$C52]/180*PI()))/PI()*180" office:value-type="float" office:value="55.8496099529383" calcext:value-type="float">
            <text:p/>
          </table:table-cell>
          <table:table-cell table:style-name="ce1" table:formula="of:=ATAN(-COS(([.O$26]-[.$B52])/180*PI())*COT([.$C52]/180*PI()))/PI()*180" office:value-type="float" office:value="55.0398552738007" calcext:value-type="float">
            <text:p/>
          </table:table-cell>
          <table:table-cell table:style-name="ce1" table:formula="of:=ATAN(-COS(([.P$26]-[.$B52])/180*PI())*COT([.$C52]/180*PI()))/PI()*180" office:value-type="float" office:value="53.9814327627679" calcext:value-type="float">
            <text:p/>
          </table:table-cell>
          <table:table-cell table:style-name="ce1" table:formula="of:=ATAN(-COS(([.Q$26]-[.$B52])/180*PI())*COT([.$C52]/180*PI()))/PI()*180" office:value-type="float" office:value="52.6466750495406" calcext:value-type="float">
            <text:p/>
          </table:table-cell>
          <table:table-cell table:style-name="ce1" table:formula="of:=ATAN(-COS(([.R$26]-[.$B52])/180*PI())*COT([.$C52]/180*PI()))/PI()*180" office:value-type="float" office:value="51" calcext:value-type="float">
            <text:p/>
          </table:table-cell>
          <table:table-cell table:style-name="ce1" table:formula="of:=ATAN(-COS(([.S$26]-[.$B52])/180*PI())*COT([.$C52]/180*PI()))/PI()*180" office:value-type="float" office:value="48.9968256516855" calcext:value-type="float">
            <text:p/>
          </table:table-cell>
          <table:table-cell table:style-name="ce1" table:formula="of:=ATAN(-COS(([.T$26]-[.$B52])/180*PI())*COT([.$C52]/180*PI()))/PI()*180" office:value-type="float" office:value="46.5826255003347" calcext:value-type="float">
            <text:p/>
          </table:table-cell>
          <table:table-cell table:number-columns-repeated="1004"/>
        </table:table-row>
        <table:table-row table:style-name="ro1">
          <table:table-cell table:formula="of:=[.A52]+5" office:value-type="float" office:value="125" calcext:value-type="float">
            <text:p/>
          </table:table-cell>
          <table:table-cell table:style-name="ce1" table:formula="of:=MOD([.$B$23]-IF(AND(SIN([.$B$24]/180*PI())&lt;&gt;0;TAN([.A53]/180*PI())&lt;&gt;0);ATAN(-1/SIN([.$B$24]/180*PI())/TAN([.A53]/180*PI()))/PI()*180+180;90)+540;360)-180" office:value-type="float" office:value="151.981187708844" calcext:value-type="float">
            <text:p/>
          </table:table-cell>
          <table:table-cell table:style-name="ce1" table:formula="of:=ASIN(SIN([.A53]/180*PI())*COS([.$B$24]/180*PI()))/PI()*180" office:value-type="float" office:value="31.0314889976655" calcext:value-type="float">
            <text:p/>
          </table:table-cell>
          <table:table-cell table:number-columns-repeated="2"/>
          <table:table-cell table:style-name="ce1" table:formula="of:=MOD([.$B53]+ACOS(-TAN([.$C53]/180*PI())*TAN([.F$26]/180*PI()))/PI()*180*IF([.$A53]&gt;90;-1;1)+540;360)-180" office:value-type="float" office:value="40.7898827423586" calcext:value-type="float">
            <text:p/>
          </table:table-cell>
          <table:table-cell table:style-name="ce1" table:formula="of:=MOD([.$B53]+ACOS(-TAN([.$C53]/180*PI())*TAN([.G$26]/180*PI()))/PI()*180*IF([.$A53]&gt;90;-1;1)+540;360)-180" office:value-type="float" office:value="36.0625468822722" calcext:value-type="float">
            <text:p/>
          </table:table-cell>
          <table:table-cell table:style-name="ce1" table:formula="of:=MOD([.$B53]+ACOS(-TAN([.$C53]/180*PI())*TAN([.H$26]/180*PI()))/PI()*180*IF([.$A53]&gt;90;-1;1)+540;360)-180" office:value-type="float" office:value="30.4494615303632" calcext:value-type="float">
            <text:p/>
          </table:table-cell>
          <table:table-cell table:style-name="ce1" table:formula="of:=MOD([.$B53]+ACOS(-TAN([.$C53]/180*PI())*TAN([.I$26]/180*PI()))/PI()*180*IF([.$A53]&gt;90;-1;1)+540;360)-180" office:value-type="float" office:value="23.4468003798671" calcext:value-type="float">
            <text:p/>
          </table:table-cell>
          <table:table-cell table:style-name="ce1" table:formula="of:=MOD([.$B53]+ACOS(-TAN([.$C53]/180*PI())*TAN([.J$26]/180*PI()))/PI()*180*IF([.$A53]&gt;90;-1;1)+540;360)-180" office:value-type="float" office:value="14" calcext:value-type="float">
            <text:p/>
          </table:table-cell>
          <table:table-cell table:style-name="ce1" table:formula="of:=MOD([.$B53]+ACOS(-TAN([.$C53]/180*PI())*TAN([.K$26]/180*PI()))/PI()*180*IF([.$A53]&gt;90;-1;1)+540;360)-180" office:value-type="float" office:value="-1.13455806652019" calcext:value-type="float">
            <text:p/>
          </table:table-cell>
          <table:table-cell table:number-columns-repeated="2"/>
          <table:table-cell table:style-name="ce1" table:formula="of:=ATAN(-COS(([.N$26]-[.$B53])/180*PI())*COT([.$C53]/180*PI()))/PI()*180" office:value-type="float" office:value="57.0187596952856" calcext:value-type="float">
            <text:p/>
          </table:table-cell>
          <table:table-cell table:style-name="ce1" table:formula="of:=ATAN(-COS(([.O$26]-[.$B53])/180*PI())*COT([.$C53]/180*PI()))/PI()*180" office:value-type="float" office:value="55.9682751167188" calcext:value-type="float">
            <text:p/>
          </table:table-cell>
          <table:table-cell table:style-name="ce1" table:formula="of:=ATAN(-COS(([.P$26]-[.$B53])/180*PI())*COT([.$C53]/180*PI()))/PI()*180" office:value-type="float" office:value="54.6424011489562" calcext:value-type="float">
            <text:p/>
          </table:table-cell>
          <table:table-cell table:style-name="ce1" table:formula="of:=ATAN(-COS(([.Q$26]-[.$B53])/180*PI())*COT([.$C53]/180*PI()))/PI()*180" office:value-type="float" office:value="53.0026189459464" calcext:value-type="float">
            <text:p/>
          </table:table-cell>
          <table:table-cell table:style-name="ce1" table:formula="of:=ATAN(-COS(([.R$26]-[.$B53])/180*PI())*COT([.$C53]/180*PI()))/PI()*180" office:value-type="float" office:value="51" calcext:value-type="float">
            <text:p/>
          </table:table-cell>
          <table:table-cell table:style-name="ce1" table:formula="of:=ATAN(-COS(([.S$26]-[.$B53])/180*PI())*COT([.$C53]/180*PI()))/PI()*180" office:value-type="float" office:value="48.5736162705071" calcext:value-type="float">
            <text:p/>
          </table:table-cell>
          <table:table-cell table:style-name="ce1" table:formula="of:=ATAN(-COS(([.T$26]-[.$B53])/180*PI())*COT([.$C53]/180*PI()))/PI()*180" office:value-type="float" office:value="45.6493733010124" calcext:value-type="float">
            <text:p/>
          </table:table-cell>
          <table:table-cell table:number-columns-repeated="1004"/>
        </table:table-row>
        <table:table-row table:style-name="ro1">
          <table:table-cell table:formula="of:=[.A53]+5" office:value-type="float" office:value="130" calcext:value-type="float">
            <text:p/>
          </table:table-cell>
          <table:table-cell table:style-name="ce1" table:formula="of:=MOD([.$B$23]-IF(AND(SIN([.$B$24]/180*PI())&lt;&gt;0;TAN([.A54]/180*PI())&lt;&gt;0);ATAN(-1/SIN([.$B$24]/180*PI())/TAN([.A54]/180*PI()))/PI()*180+180;90)+540;360)-180" office:value-type="float" office:value="146.804821992888" calcext:value-type="float">
            <text:p/>
          </table:table-cell>
          <table:table-cell table:style-name="ce1" table:formula="of:=ASIN(SIN([.A54]/180*PI())*COS([.$B$24]/180*PI()))/PI()*180" office:value-type="float" office:value="28.8218216175885" calcext:value-type="float">
            <text:p/>
          </table:table-cell>
          <table:table-cell table:number-columns-repeated="2"/>
          <table:table-cell table:style-name="ce1" table:formula="of:=MOD([.$B54]+ACOS(-TAN([.$C54]/180*PI())*TAN([.F$26]/180*PI()))/PI()*180*IF([.$A54]&gt;90;-1;1)+540;360)-180" office:value-type="float" office:value="37.4981685065204" calcext:value-type="float">
            <text:p/>
          </table:table-cell>
          <table:table-cell table:style-name="ce1" table:formula="of:=MOD([.$B54]+ACOS(-TAN([.$C54]/180*PI())*TAN([.G$26]/180*PI()))/PI()*180*IF([.$A54]&gt;90;-1;1)+540;360)-180" office:value-type="float" office:value="33.2403616260402" calcext:value-type="float">
            <text:p/>
          </table:table-cell>
          <table:table-cell table:style-name="ce1" table:formula="of:=MOD([.$B54]+ACOS(-TAN([.$C54]/180*PI())*TAN([.H$26]/180*PI()))/PI()*180*IF([.$A54]&gt;90;-1;1)+540;360)-180" office:value-type="float" office:value="28.2287170792198" calcext:value-type="float">
            <text:p/>
          </table:table-cell>
          <table:table-cell table:style-name="ce1" table:formula="of:=MOD([.$B54]+ACOS(-TAN([.$C54]/180*PI())*TAN([.I$26]/180*PI()))/PI()*180*IF([.$A54]&gt;90;-1;1)+540;360)-180" office:value-type="float" office:value="22.0684508162268" calcext:value-type="float">
            <text:p/>
          </table:table-cell>
          <table:table-cell table:style-name="ce1" table:formula="of:=MOD([.$B54]+ACOS(-TAN([.$C54]/180*PI())*TAN([.J$26]/180*PI()))/PI()*180*IF([.$A54]&gt;90;-1;1)+540;360)-180" office:value-type="float" office:value="14" calcext:value-type="float">
            <text:p/>
          </table:table-cell>
          <table:table-cell table:style-name="ce1" table:formula="of:=MOD([.$B54]+ACOS(-TAN([.$C54]/180*PI())*TAN([.K$26]/180*PI()))/PI()*180*IF([.$A54]&gt;90;-1;1)+540;360)-180" office:value-type="float" office:value="2.14023816647" calcext:value-type="float">
            <text:p/>
          </table:table-cell>
          <table:table-cell table:number-columns-repeated="2"/>
          <table:table-cell table:style-name="ce1" table:formula="of:=ATAN(-COS(([.N$26]-[.$B54])/180*PI())*COT([.$C54]/180*PI()))/PI()*180" office:value-type="float" office:value="58.2574828542726" calcext:value-type="float">
            <text:p/>
          </table:table-cell>
          <table:table-cell table:style-name="ce1" table:formula="of:=ATAN(-COS(([.O$26]-[.$B54])/180*PI())*COT([.$C54]/180*PI()))/PI()*180" office:value-type="float" office:value="56.9668037011625" calcext:value-type="float">
            <text:p/>
          </table:table-cell>
          <table:table-cell table:style-name="ce1" table:formula="of:=ATAN(-COS(([.P$26]-[.$B54])/180*PI())*COT([.$C54]/180*PI()))/PI()*180" office:value-type="float" office:value="55.364612497031" calcext:value-type="float">
            <text:p/>
          </table:table-cell>
          <table:table-cell table:style-name="ce1" table:formula="of:=ATAN(-COS(([.Q$26]-[.$B54])/180*PI())*COT([.$C54]/180*PI()))/PI()*180" office:value-type="float" office:value="53.3980713880772" calcext:value-type="float">
            <text:p/>
          </table:table-cell>
          <table:table-cell table:style-name="ce1" table:formula="of:=ATAN(-COS(([.R$26]-[.$B54])/180*PI())*COT([.$C54]/180*PI()))/PI()*180" office:value-type="float" office:value="51" calcext:value-type="float">
            <text:p/>
          </table:table-cell>
          <table:table-cell table:style-name="ce1" table:formula="of:=ATAN(-COS(([.S$26]-[.$B54])/180*PI())*COT([.$C54]/180*PI()))/PI()*180" office:value-type="float" office:value="48.0864868536934" calcext:value-type="float">
            <text:p/>
          </table:table-cell>
          <table:table-cell table:style-name="ce1" table:formula="of:=ATAN(-COS(([.T$26]-[.$B54])/180*PI())*COT([.$C54]/180*PI()))/PI()*180" office:value-type="float" office:value="44.5555184427139" calcext:value-type="float">
            <text:p/>
          </table:table-cell>
          <table:table-cell table:number-columns-repeated="1004"/>
        </table:table-row>
        <table:table-row table:style-name="ro1">
          <table:table-cell table:formula="of:=[.A54]+5" office:value-type="float" office:value="135" calcext:value-type="float">
            <text:p/>
          </table:table-cell>
          <table:table-cell table:style-name="ce1" table:formula="of:=MOD([.$B$23]-IF(AND(SIN([.$B$24]/180*PI())&lt;&gt;0;TAN([.A55]/180*PI())&lt;&gt;0);ATAN(-1/SIN([.$B$24]/180*PI())/TAN([.A55]/180*PI()))/PI()*180+180;90)+540;360)-180" office:value-type="float" office:value="141.852421104675" calcext:value-type="float">
            <text:p/>
          </table:table-cell>
          <table:table-cell table:style-name="ce1" table:formula="of:=ASIN(SIN([.A55]/180*PI())*COS([.$B$24]/180*PI()))/PI()*180" office:value-type="float" office:value="26.4231286599635" calcext:value-type="float">
            <text:p/>
          </table:table-cell>
          <table:table-cell table:number-columns-repeated="2"/>
          <table:table-cell table:style-name="ce1" table:formula="of:=MOD([.$B55]+ACOS(-TAN([.$C55]/180*PI())*TAN([.F$26]/180*PI()))/PI()*180*IF([.$A55]&gt;90;-1;1)+540;360)-180" office:value-type="float" office:value="34.4805559330898" calcext:value-type="float">
            <text:p/>
          </table:table-cell>
          <table:table-cell table:style-name="ce1" table:formula="of:=MOD([.$B55]+ACOS(-TAN([.$C55]/180*PI())*TAN([.G$26]/180*PI()))/PI()*180*IF([.$A55]&gt;90;-1;1)+540;360)-180" office:value-type="float" office:value="30.6892954803416" calcext:value-type="float">
            <text:p/>
          </table:table-cell>
          <table:table-cell table:style-name="ce1" table:formula="of:=MOD([.$B55]+ACOS(-TAN([.$C55]/180*PI())*TAN([.H$26]/180*PI()))/PI()*180*IF([.$A55]&gt;90;-1;1)+540;360)-180" office:value-type="float" office:value="26.2607182777806" calcext:value-type="float">
            <text:p/>
          </table:table-cell>
          <table:table-cell table:style-name="ce1" table:formula="of:=MOD([.$B55]+ACOS(-TAN([.$C55]/180*PI())*TAN([.I$26]/180*PI()))/PI()*180*IF([.$A55]&gt;90;-1;1)+540;360)-180" office:value-type="float" office:value="20.8841822901891" calcext:value-type="float">
            <text:p/>
          </table:table-cell>
          <table:table-cell table:style-name="ce1" table:formula="of:=MOD([.$B55]+ACOS(-TAN([.$C55]/180*PI())*TAN([.J$26]/180*PI()))/PI()*180*IF([.$A55]&gt;90;-1;1)+540;360)-180" office:value-type="float" office:value="14" calcext:value-type="float">
            <text:p/>
          </table:table-cell>
          <table:table-cell table:style-name="ce1" table:formula="of:=MOD([.$B55]+ACOS(-TAN([.$C55]/180*PI())*TAN([.K$26]/180*PI()))/PI()*180*IF([.$A55]&gt;90;-1;1)+540;360)-180" office:value-type="float" office:value="4.40172183625907" calcext:value-type="float">
            <text:p/>
          </table:table-cell>
          <table:table-cell table:number-columns-repeated="2"/>
          <table:table-cell table:style-name="ce1" table:formula="of:=ATAN(-COS(([.N$26]-[.$B55])/180*PI())*COT([.$C55]/180*PI()))/PI()*180" office:value-type="float" office:value="59.5917876640086" calcext:value-type="float">
            <text:p/>
          </table:table-cell>
          <table:table-cell table:style-name="ce1" table:formula="of:=ATAN(-COS(([.O$26]-[.$B55])/180*PI())*COT([.$C55]/180*PI()))/PI()*180" office:value-type="float" office:value="58.0602670721059" calcext:value-type="float">
            <text:p/>
          </table:table-cell>
          <table:table-cell table:style-name="ce1" table:formula="of:=ATAN(-COS(([.P$26]-[.$B55])/180*PI())*COT([.$C55]/180*PI()))/PI()*180" office:value-type="float" office:value="56.1695460991417" calcext:value-type="float">
            <text:p/>
          </table:table-cell>
          <table:table-cell table:style-name="ce1" table:formula="of:=ATAN(-COS(([.Q$26]-[.$B55])/180*PI())*COT([.$C55]/180*PI()))/PI()*180" office:value-type="float" office:value="53.8471751704786" calcext:value-type="float">
            <text:p/>
          </table:table-cell>
          <table:table-cell table:style-name="ce1" table:formula="of:=ATAN(-COS(([.R$26]-[.$B55])/180*PI())*COT([.$C55]/180*PI()))/PI()*180" office:value-type="float" office:value="51" calcext:value-type="float">
            <text:p/>
          </table:table-cell>
          <table:table-cell table:style-name="ce1" table:formula="of:=ATAN(-COS(([.S$26]-[.$B55])/180*PI())*COT([.$C55]/180*PI()))/PI()*180" office:value-type="float" office:value="47.510396984884" calcext:value-type="float">
            <text:p/>
          </table:table-cell>
          <table:table-cell table:style-name="ce1" table:formula="of:=ATAN(-COS(([.T$26]-[.$B55])/180*PI())*COT([.$C55]/180*PI()))/PI()*180" office:value-type="float" office:value="43.2348142707288" calcext:value-type="float">
            <text:p/>
          </table:table-cell>
          <table:table-cell table:number-columns-repeated="1004"/>
        </table:table-row>
        <table:table-row table:style-name="ro1">
          <table:table-cell table:formula="of:=[.A55]+5" office:value-type="float" office:value="140" calcext:value-type="float">
            <text:p/>
          </table:table-cell>
          <table:table-cell table:style-name="ce1" table:formula="of:=MOD([.$B$23]-IF(AND(SIN([.$B$24]/180*PI())&lt;&gt;0;TAN([.A56]/180*PI())&lt;&gt;0);ATAN(-1/SIN([.$B$24]/180*PI())/TAN([.A56]/180*PI()))/PI()*180+180;90)+540;360)-180" office:value-type="float" office:value="137.108486851875" calcext:value-type="float">
            <text:p/>
          </table:table-cell>
          <table:table-cell table:style-name="ce1" table:formula="of:=ASIN(SIN([.A56]/180*PI())*COS([.$B$24]/180*PI()))/PI()*180" office:value-type="float" office:value="23.8610106408672" calcext:value-type="float">
            <text:p/>
          </table:table-cell>
          <table:table-cell table:number-columns-repeated="2"/>
          <table:table-cell table:style-name="ce1" table:formula="of:=MOD([.$B56]+ACOS(-TAN([.$C56]/180*PI())*TAN([.F$26]/180*PI()))/PI()*180*IF([.$A56]&gt;90;-1;1)+540;360)-180" office:value-type="float" office:value="31.6954338193204" calcext:value-type="float">
            <text:p/>
          </table:table-cell>
          <table:table-cell table:style-name="ce1" table:formula="of:=MOD([.$B56]+ACOS(-TAN([.$C56]/180*PI())*TAN([.G$26]/180*PI()))/PI()*180*IF([.$A56]&gt;90;-1;1)+540;360)-180" office:value-type="float" office:value="28.36280999834" calcext:value-type="float">
            <text:p/>
          </table:table-cell>
          <table:table-cell table:style-name="ce1" table:formula="of:=MOD([.$B56]+ACOS(-TAN([.$C56]/180*PI())*TAN([.H$26]/180*PI()))/PI()*180*IF([.$A56]&gt;90;-1;1)+540;360)-180" office:value-type="float" office:value="24.4953264906154" calcext:value-type="float">
            <text:p/>
          </table:table-cell>
          <table:table-cell table:style-name="ce1" table:formula="of:=MOD([.$B56]+ACOS(-TAN([.$C56]/180*PI())*TAN([.I$26]/180*PI()))/PI()*180*IF([.$A56]&gt;90;-1;1)+540;360)-180" office:value-type="float" office:value="19.8477130091379" calcext:value-type="float">
            <text:p/>
          </table:table-cell>
          <table:table-cell table:style-name="ce1" table:formula="of:=MOD([.$B56]+ACOS(-TAN([.$C56]/180*PI())*TAN([.J$26]/180*PI()))/PI()*180*IF([.$A56]&gt;90;-1;1)+540;360)-180" office:value-type="float" office:value="14" calcext:value-type="float">
            <text:p/>
          </table:table-cell>
          <table:table-cell table:style-name="ce1" table:formula="of:=MOD([.$B56]+ACOS(-TAN([.$C56]/180*PI())*TAN([.K$26]/180*PI()))/PI()*180*IF([.$A56]&gt;90;-1;1)+540;360)-180" office:value-type="float" office:value="6.13012447734172" calcext:value-type="float">
            <text:p/>
          </table:table-cell>
          <table:table-cell table:number-columns-repeated="2"/>
          <table:table-cell table:style-name="ce1" table:formula="of:=ATAN(-COS(([.N$26]-[.$B56])/180*PI())*COT([.$C56]/180*PI()))/PI()*180" office:value-type="float" office:value="61.0546448672902" calcext:value-type="float">
            <text:p/>
          </table:table-cell>
          <table:table-cell table:style-name="ce1" table:formula="of:=ATAN(-COS(([.O$26]-[.$B56])/180*PI())*COT([.$C56]/180*PI()))/PI()*180" office:value-type="float" office:value="59.2814214815538" calcext:value-type="float">
            <text:p/>
          </table:table-cell>
          <table:table-cell table:style-name="ce1" table:formula="of:=ATAN(-COS(([.P$26]-[.$B56])/180*PI())*COT([.$C56]/180*PI()))/PI()*180" office:value-type="float" office:value="57.0866717263271" calcext:value-type="float">
            <text:p/>
          </table:table-cell>
          <table:table-cell table:style-name="ce1" table:formula="of:=ATAN(-COS(([.Q$26]-[.$B56])/180*PI())*COT([.$C56]/180*PI()))/PI()*180" office:value-type="float" office:value="54.3700962590244" calcext:value-type="float">
            <text:p/>
          </table:table-cell>
          <table:table-cell table:style-name="ce1" table:formula="of:=ATAN(-COS(([.R$26]-[.$B56])/180*PI())*COT([.$C56]/180*PI()))/PI()*180" office:value-type="float" office:value="51" calcext:value-type="float">
            <text:p/>
          </table:table-cell>
          <table:table-cell table:style-name="ce1" table:formula="of:=ATAN(-COS(([.S$26]-[.$B56])/180*PI())*COT([.$C56]/180*PI()))/PI()*180" office:value-type="float" office:value="46.8069262918218" calcext:value-type="float">
            <text:p/>
          </table:table-cell>
          <table:table-cell table:style-name="ce1" table:formula="of:=ATAN(-COS(([.T$26]-[.$B56])/180*PI())*COT([.$C56]/180*PI()))/PI()*180" office:value-type="float" office:value="41.5825192213165" calcext:value-type="float">
            <text:p/>
          </table:table-cell>
          <table:table-cell table:number-columns-repeated="1004"/>
        </table:table-row>
        <table:table-row table:style-name="ro1">
          <table:table-cell table:formula="of:=[.A56]+5" office:value-type="float" office:value="145" calcext:value-type="float">
            <text:p/>
          </table:table-cell>
          <table:table-cell table:style-name="ce1" table:formula="of:=MOD([.$B$23]-IF(AND(SIN([.$B$24]/180*PI())&lt;&gt;0;TAN([.A57]/180*PI())&lt;&gt;0);ATAN(-1/SIN([.$B$24]/180*PI())/TAN([.A57]/180*PI()))/PI()*180+180;90)+540;360)-180" office:value-type="float" office:value="132.553417132816" calcext:value-type="float">
            <text:p/>
          </table:table-cell>
          <table:table-cell table:style-name="ce1" table:formula="of:=ASIN(SIN([.A57]/180*PI())*COS([.$B$24]/180*PI()))/PI()*180" office:value-type="float" office:value="21.1593702607484" calcext:value-type="float">
            <text:p/>
          </table:table-cell>
          <table:table-cell table:number-columns-repeated="2"/>
          <table:table-cell table:style-name="ce1" table:formula="of:=MOD([.$B57]+ACOS(-TAN([.$C57]/180*PI())*TAN([.F$26]/180*PI()))/PI()*180*IF([.$A57]&gt;90;-1;1)+540;360)-180" office:value-type="float" office:value="29.10508430119" calcext:value-type="float">
            <text:p/>
          </table:table-cell>
          <table:table-cell table:style-name="ce1" table:formula="of:=MOD([.$B57]+ACOS(-TAN([.$C57]/180*PI())*TAN([.G$26]/180*PI()))/PI()*180*IF([.$A57]&gt;90;-1;1)+540;360)-180" office:value-type="float" office:value="26.2207008655797" calcext:value-type="float">
            <text:p/>
          </table:table-cell>
          <table:table-cell table:style-name="ce1" table:formula="of:=MOD([.$B57]+ACOS(-TAN([.$C57]/180*PI())*TAN([.H$26]/180*PI()))/PI()*180*IF([.$A57]&gt;90;-1;1)+540;360)-180" office:value-type="float" office:value="22.8917608289843" calcext:value-type="float">
            <text:p/>
          </table:table-cell>
          <table:table-cell table:style-name="ce1" table:formula="of:=MOD([.$B57]+ACOS(-TAN([.$C57]/180*PI())*TAN([.I$26]/180*PI()))/PI()*180*IF([.$A57]&gt;90;-1;1)+540;360)-180" office:value-type="float" office:value="18.924518294077" calcext:value-type="float">
            <text:p/>
          </table:table-cell>
          <table:table-cell table:style-name="ce1" table:formula="of:=MOD([.$B57]+ACOS(-TAN([.$C57]/180*PI())*TAN([.J$26]/180*PI()))/PI()*180*IF([.$A57]&gt;90;-1;1)+540;360)-180" office:value-type="float" office:value="14" calcext:value-type="float">
            <text:p/>
          </table:table-cell>
          <table:table-cell table:style-name="ce1" table:formula="of:=MOD([.$B57]+ACOS(-TAN([.$C57]/180*PI())*TAN([.K$26]/180*PI()))/PI()*180*IF([.$A57]&gt;90;-1;1)+540;360)-180" office:value-type="float" office:value="7.53509550799765" calcext:value-type="float">
            <text:p/>
          </table:table-cell>
          <table:table-cell table:number-columns-repeated="2"/>
          <table:table-cell table:style-name="ce1" table:formula="of:=ATAN(-COS(([.N$26]-[.$B57])/180*PI())*COT([.$C57]/180*PI()))/PI()*180" office:value-type="float" office:value="62.6894203321163" calcext:value-type="float">
            <text:p/>
          </table:table-cell>
          <table:table-cell table:style-name="ce1" table:formula="of:=ATAN(-COS(([.O$26]-[.$B57])/180*PI())*COT([.$C57]/180*PI()))/PI()*180" office:value-type="float" office:value="60.6751565509062" calcext:value-type="float">
            <text:p/>
          </table:table-cell>
          <table:table-cell table:style-name="ce1" table:formula="of:=ATAN(-COS(([.P$26]-[.$B57])/180*PI())*COT([.$C57]/180*PI()))/PI()*180" office:value-type="float" office:value="58.1581046287512" calcext:value-type="float">
            <text:p/>
          </table:table-cell>
          <table:table-cell table:style-name="ce1" table:formula="of:=ATAN(-COS(([.Q$26]-[.$B57])/180*PI())*COT([.$C57]/180*PI()))/PI()*180" office:value-type="float" office:value="54.9969243782468" calcext:value-type="float">
            <text:p/>
          </table:table-cell>
          <table:table-cell table:style-name="ce1" table:formula="of:=ATAN(-COS(([.R$26]-[.$B57])/180*PI())*COT([.$C57]/180*PI()))/PI()*180" office:value-type="float" office:value="51" calcext:value-type="float">
            <text:p/>
          </table:table-cell>
          <table:table-cell table:style-name="ce1" table:formula="of:=ATAN(-COS(([.S$26]-[.$B57])/180*PI())*COT([.$C57]/180*PI()))/PI()*180" office:value-type="float" office:value="45.9136264017041" calcext:value-type="float">
            <text:p/>
          </table:table-cell>
          <table:table-cell table:style-name="ce1" table:formula="of:=ATAN(-COS(([.T$26]-[.$B57])/180*PI())*COT([.$C57]/180*PI()))/PI()*180" office:value-type="float" office:value="39.4225250367352" calcext:value-type="float">
            <text:p/>
          </table:table-cell>
          <table:table-cell table:number-columns-repeated="1004"/>
        </table:table-row>
        <table:table-row table:style-name="ro1">
          <table:table-cell table:formula="of:=[.A57]+5" office:value-type="float" office:value="150" calcext:value-type="float">
            <text:p/>
          </table:table-cell>
          <table:table-cell table:style-name="ce1" table:formula="of:=MOD([.$B$23]-IF(AND(SIN([.$B$24]/180*PI())&lt;&gt;0;TAN([.A58]/180*PI())&lt;&gt;0);ATAN(-1/SIN([.$B$24]/180*PI())/TAN([.A58]/180*PI()))/PI()*180+180;90)+540;360)-180" office:value-type="float" office:value="128.165078913899" calcext:value-type="float">
            <text:p/>
          </table:table-cell>
          <table:table-cell table:style-name="ce1" table:formula="of:=ASIN(SIN([.A58]/180*PI())*COS([.$B$24]/180*PI()))/PI()*180" office:value-type="float" office:value="18.3403013327329" calcext:value-type="float">
            <text:p/>
          </table:table-cell>
          <table:table-cell table:number-columns-repeated="2"/>
          <table:table-cell table:style-name="ce1" table:formula="of:=MOD([.$B58]+ACOS(-TAN([.$C58]/180*PI())*TAN([.F$26]/180*PI()))/PI()*180*IF([.$A58]&gt;90;-1;1)+540;360)-180" office:value-type="float" office:value="26.6757966889479" calcext:value-type="float">
            <text:p/>
          </table:table-cell>
          <table:table-cell table:style-name="ce1" table:formula="of:=MOD([.$B58]+ACOS(-TAN([.$C58]/180*PI())*TAN([.G$26]/180*PI()))/PI()*180*IF([.$A58]&gt;90;-1;1)+540;360)-180" office:value-type="float" office:value="24.2284812360189" calcext:value-type="float">
            <text:p/>
          </table:table-cell>
          <table:table-cell table:style-name="ce1" table:formula="of:=MOD([.$B58]+ACOS(-TAN([.$C58]/180*PI())*TAN([.H$26]/180*PI()))/PI()*180*IF([.$A58]&gt;90;-1;1)+540;360)-180" office:value-type="float" office:value="21.4167951420218" calcext:value-type="float">
            <text:p/>
          </table:table-cell>
          <table:table-cell table:style-name="ce1" table:formula="of:=MOD([.$B58]+ACOS(-TAN([.$C58]/180*PI())*TAN([.I$26]/180*PI()))/PI()*180*IF([.$A58]&gt;90;-1;1)+540;360)-180" office:value-type="float" office:value="18.0884171754233" calcext:value-type="float">
            <text:p/>
          </table:table-cell>
          <table:table-cell table:style-name="ce1" table:formula="of:=MOD([.$B58]+ACOS(-TAN([.$C58]/180*PI())*TAN([.J$26]/180*PI()))/PI()*180*IF([.$A58]&gt;90;-1;1)+540;360)-180" office:value-type="float" office:value="14" calcext:value-type="float">
            <text:p/>
          </table:table-cell>
          <table:table-cell table:style-name="ce1" table:formula="of:=MOD([.$B58]+ACOS(-TAN([.$C58]/180*PI())*TAN([.K$26]/180*PI()))/PI()*180*IF([.$A58]&gt;90;-1;1)+540;360)-180" office:value-type="float" office:value="8.72800965578972" calcext:value-type="float">
            <text:p/>
          </table:table-cell>
          <table:table-cell table:number-columns-repeated="2"/>
          <table:table-cell table:style-name="ce1" table:formula="of:=ATAN(-COS(([.N$26]-[.$B58])/180*PI())*COT([.$C58]/180*PI()))/PI()*180" office:value-type="float" office:value="64.555183821897" calcext:value-type="float">
            <text:p/>
          </table:table-cell>
          <table:table-cell table:style-name="ce1" table:formula="of:=ATAN(-COS(([.O$26]-[.$B58])/180*PI())*COT([.$C58]/180*PI()))/PI()*180" office:value-type="float" office:value="62.3053968580347" calcext:value-type="float">
            <text:p/>
          </table:table-cell>
          <table:table-cell table:style-name="ce1" table:formula="of:=ATAN(-COS(([.P$26]-[.$B58])/180*PI())*COT([.$C58]/180*PI()))/PI()*180" office:value-type="float" office:value="59.4467450586089" calcext:value-type="float">
            <text:p/>
          </table:table-cell>
          <table:table-cell table:style-name="ce1" table:formula="of:=ATAN(-COS(([.Q$26]-[.$B58])/180*PI())*COT([.$C58]/180*PI()))/PI()*180" office:value-type="float" office:value="55.7749598107252" calcext:value-type="float">
            <text:p/>
          </table:table-cell>
          <table:table-cell table:style-name="ce1" table:formula="of:=ATAN(-COS(([.R$26]-[.$B58])/180*PI())*COT([.$C58]/180*PI()))/PI()*180" office:value-type="float" office:value="51" calcext:value-type="float">
            <text:p/>
          </table:table-cell>
          <table:table-cell table:style-name="ce1" table:formula="of:=ATAN(-COS(([.S$26]-[.$B58])/180*PI())*COT([.$C58]/180*PI()))/PI()*180" office:value-type="float" office:value="44.7214311797534" calcext:value-type="float">
            <text:p/>
          </table:table-cell>
          <table:table-cell table:style-name="ce1" table:formula="of:=ATAN(-COS(([.T$26]-[.$B58])/180*PI())*COT([.$C58]/180*PI()))/PI()*180" office:value-type="float" office:value="36.4351907477896" calcext:value-type="float">
            <text:p/>
          </table:table-cell>
          <table:table-cell table:number-columns-repeated="1004"/>
        </table:table-row>
        <table:table-row table:style-name="ro1">
          <table:table-cell table:formula="of:=[.A58]+5" office:value-type="float" office:value="155" calcext:value-type="float">
            <text:p/>
          </table:table-cell>
          <table:table-cell table:style-name="ce1" table:formula="of:=MOD([.$B$23]-IF(AND(SIN([.$B$24]/180*PI())&lt;&gt;0;TAN([.A59]/180*PI())&lt;&gt;0);ATAN(-1/SIN([.$B$24]/180*PI())/TAN([.A59]/180*PI()))/PI()*180+180;90)+540;360)-180" office:value-type="float" office:value="123.919965023826" calcext:value-type="float">
            <text:p/>
          </table:table-cell>
          <table:table-cell table:style-name="ce1" table:formula="of:=ASIN(SIN([.A59]/180*PI())*COS([.$B$24]/180*PI()))/PI()*180" office:value-type="float" office:value="15.42414004579" calcext:value-type="float">
            <text:p/>
          </table:table-cell>
          <table:table-cell table:number-columns-repeated="2"/>
          <table:table-cell table:style-name="ce1" table:formula="of:=MOD([.$B59]+ACOS(-TAN([.$C59]/180*PI())*TAN([.F$26]/180*PI()))/PI()*180*IF([.$A59]&gt;90;-1;1)+540;360)-180" office:value-type="float" office:value="24.3775910233782" calcext:value-type="float">
            <text:p/>
          </table:table-cell>
          <table:table-cell table:style-name="ce1" table:formula="of:=MOD([.$B59]+ACOS(-TAN([.$C59]/180*PI())*TAN([.G$26]/180*PI()))/PI()*180*IF([.$A59]&gt;90;-1;1)+540;360)-180" office:value-type="float" office:value="22.3565422596296" calcext:value-type="float">
            <text:p/>
          </table:table-cell>
          <table:table-cell table:style-name="ce1" table:formula="of:=MOD([.$B59]+ACOS(-TAN([.$C59]/180*PI())*TAN([.H$26]/180*PI()))/PI()*180*IF([.$A59]&gt;90;-1;1)+540;360)-180" office:value-type="float" office:value="20.0431307800856" calcext:value-type="float">
            <text:p/>
          </table:table-cell>
          <table:table-cell table:style-name="ce1" table:formula="of:=MOD([.$B59]+ACOS(-TAN([.$C59]/180*PI())*TAN([.I$26]/180*PI()))/PI()*180*IF([.$A59]&gt;90;-1;1)+540;360)-180" office:value-type="float" office:value="17.3191488222922" calcext:value-type="float">
            <text:p/>
          </table:table-cell>
          <table:table-cell table:style-name="ce1" table:formula="of:=MOD([.$B59]+ACOS(-TAN([.$C59]/180*PI())*TAN([.J$26]/180*PI()))/PI()*180*IF([.$A59]&gt;90;-1;1)+540;360)-180" office:value-type="float" office:value="14" calcext:value-type="float">
            <text:p/>
          </table:table-cell>
          <table:table-cell table:style-name="ce1" table:formula="of:=MOD([.$B59]+ACOS(-TAN([.$C59]/180*PI())*TAN([.K$26]/180*PI()))/PI()*180*IF([.$A59]&gt;90;-1;1)+540;360)-180" office:value-type="float" office:value="9.77558279884101" calcext:value-type="float">
            <text:p/>
          </table:table-cell>
          <table:table-cell table:number-columns-repeated="2"/>
          <table:table-cell table:style-name="ce1" table:formula="of:=ATAN(-COS(([.N$26]-[.$B59])/180*PI())*COT([.$C59]/180*PI()))/PI()*180" office:value-type="float" office:value="66.7352370824018" calcext:value-type="float">
            <text:p/>
          </table:table-cell>
          <table:table-cell table:style-name="ce1" table:formula="of:=ATAN(-COS(([.O$26]-[.$B59])/180*PI())*COT([.$C59]/180*PI()))/PI()*180" office:value-type="float" office:value="64.2669737914851" calcext:value-type="float">
            <text:p/>
          </table:table-cell>
          <table:table-cell table:style-name="ce1" table:formula="of:=ATAN(-COS(([.P$26]-[.$B59])/180*PI())*COT([.$C59]/180*PI()))/PI()*180" office:value-type="float" office:value="61.0513823215098" calcext:value-type="float">
            <text:p/>
          </table:table-cell>
          <table:table-cell table:style-name="ce1" table:formula="of:=ATAN(-COS(([.Q$26]-[.$B59])/180*PI())*COT([.$C59]/180*PI()))/PI()*180" office:value-type="float" office:value="56.7834073435637" calcext:value-type="float">
            <text:p/>
          </table:table-cell>
          <table:table-cell table:style-name="ce1" table:formula="of:=ATAN(-COS(([.R$26]-[.$B59])/180*PI())*COT([.$C59]/180*PI()))/PI()*180" office:value-type="float" office:value="51" calcext:value-type="float">
            <text:p/>
          </table:table-cell>
          <table:table-cell table:style-name="ce1" table:formula="of:=ATAN(-COS(([.S$26]-[.$B59])/180*PI())*COT([.$C59]/180*PI()))/PI()*180" office:value-type="float" office:value="43.0210220105458" calcext:value-type="float">
            <text:p/>
          </table:table-cell>
          <table:table-cell table:style-name="ce1" table:formula="of:=ATAN(-COS(([.T$26]-[.$B59])/180*PI())*COT([.$C59]/180*PI()))/PI()*180" office:value-type="float" office:value="31.9807864893286" calcext:value-type="float">
            <text:p/>
          </table:table-cell>
          <table:table-cell table:number-columns-repeated="1004"/>
        </table:table-row>
        <table:table-row table:style-name="ro1">
          <table:table-cell table:formula="of:=[.A59]+5" office:value-type="float" office:value="160" calcext:value-type="float">
            <text:p/>
          </table:table-cell>
          <table:table-cell table:style-name="ce1" table:formula="of:=MOD([.$B$23]-IF(AND(SIN([.$B$24]/180*PI())&lt;&gt;0;TAN([.A60]/180*PI())&lt;&gt;0);ATAN(-1/SIN([.$B$24]/180*PI())/TAN([.A60]/180*PI()))/PI()*180+180;90)+540;360)-180" office:value-type="float" office:value="119.793979948785" calcext:value-type="float">
            <text:p/>
          </table:table-cell>
          <table:table-cell table:style-name="ce1" table:formula="of:=ASIN(SIN([.A60]/180*PI())*COS([.$B$24]/180*PI()))/PI()*180" office:value-type="float" office:value="12.4296226414422" calcext:value-type="float">
            <text:p/>
          </table:table-cell>
          <table:table-cell table:number-columns-repeated="2"/>
          <table:table-cell table:style-name="ce1" table:formula="of:=MOD([.$B60]+ACOS(-TAN([.$C60]/180*PI())*TAN([.F$26]/180*PI()))/PI()*180*IF([.$A60]&gt;90;-1;1)+540;360)-180" office:value-type="float" office:value="22.1837433163777" calcext:value-type="float">
            <text:p/>
          </table:table-cell>
          <table:table-cell table:style-name="ce1" table:formula="of:=MOD([.$B60]+ACOS(-TAN([.$C60]/180*PI())*TAN([.G$26]/180*PI()))/PI()*180*IF([.$A60]&gt;90;-1;1)+540;360)-180" office:value-type="float" office:value="20.5792727513356" calcext:value-type="float">
            <text:p/>
          </table:table-cell>
          <table:table-cell table:style-name="ce1" table:formula="of:=MOD([.$B60]+ACOS(-TAN([.$C60]/180*PI())*TAN([.H$26]/180*PI()))/PI()*180*IF([.$A60]&gt;90;-1;1)+540;360)-180" office:value-type="float" office:value="18.7480230470484" calcext:value-type="float">
            <text:p/>
          </table:table-cell>
          <table:table-cell table:style-name="ce1" table:formula="of:=MOD([.$B60]+ACOS(-TAN([.$C60]/180*PI())*TAN([.I$26]/180*PI()))/PI()*180*IF([.$A60]&gt;90;-1;1)+540;360)-180" office:value-type="float" office:value="16.6006557566859" calcext:value-type="float">
            <text:p/>
          </table:table-cell>
          <table:table-cell table:style-name="ce1" table:formula="of:=MOD([.$B60]+ACOS(-TAN([.$C60]/180*PI())*TAN([.J$26]/180*PI()))/PI()*180*IF([.$A60]&gt;90;-1;1)+540;360)-180" office:value-type="float" office:value="14" calcext:value-type="float">
            <text:p/>
          </table:table-cell>
          <table:table-cell table:style-name="ce1" table:formula="of:=MOD([.$B60]+ACOS(-TAN([.$C60]/180*PI())*TAN([.K$26]/180*PI()))/PI()*180*IF([.$A60]&gt;90;-1;1)+540;360)-180" office:value-type="float" office:value="10.7213891270515" calcext:value-type="float">
            <text:p/>
          </table:table-cell>
          <table:table-cell table:number-columns-repeated="2"/>
          <table:table-cell table:style-name="ce1" table:formula="of:=ATAN(-COS(([.N$26]-[.$B60])/180*PI())*COT([.$C60]/180*PI()))/PI()*180" office:value-type="float" office:value="69.3513274527563" calcext:value-type="float">
            <text:p/>
          </table:table-cell>
          <table:table-cell table:style-name="ce1" table:formula="of:=ATAN(-COS(([.O$26]-[.$B60])/180*PI())*COT([.$C60]/180*PI()))/PI()*180" office:value-type="float" office:value="66.7071092867057" calcext:value-type="float">
            <text:p/>
          </table:table-cell>
          <table:table-cell table:style-name="ce1" table:formula="of:=ATAN(-COS(([.P$26]-[.$B60])/180*PI())*COT([.$C60]/180*PI()))/PI()*180" office:value-type="float" office:value="63.136770801471" calcext:value-type="float">
            <text:p/>
          </table:table-cell>
          <table:table-cell table:style-name="ce1" table:formula="of:=ATAN(-COS(([.Q$26]-[.$B60])/180*PI())*COT([.$C60]/180*PI()))/PI()*180" office:value-type="float" office:value="58.1660207640523" calcext:value-type="float">
            <text:p/>
          </table:table-cell>
          <table:table-cell table:style-name="ce1" table:formula="of:=ATAN(-COS(([.R$26]-[.$B60])/180*PI())*COT([.$C60]/180*PI()))/PI()*180" office:value-type="float" office:value="51" calcext:value-type="float">
            <text:p/>
          </table:table-cell>
          <table:table-cell table:style-name="ce1" table:formula="of:=ATAN(-COS(([.S$26]-[.$B60])/180*PI())*COT([.$C60]/180*PI()))/PI()*180" office:value-type="float" office:value="40.3543824671434" calcext:value-type="float">
            <text:p/>
          </table:table-cell>
          <table:table-cell table:style-name="ce1" table:formula="of:=ATAN(-COS(([.T$26]-[.$B60])/180*PI())*COT([.$C60]/180*PI()))/PI()*180" office:value-type="float" office:value="24.6089975363106" calcext:value-type="float">
            <text:p/>
          </table:table-cell>
          <table:table-cell table:number-columns-repeated="1004"/>
        </table:table-row>
        <table:table-row table:style-name="ro1">
          <table:table-cell table:formula="of:=[.A60]+5" office:value-type="float" office:value="165" calcext:value-type="float">
            <text:p/>
          </table:table-cell>
          <table:table-cell table:style-name="ce1" table:formula="of:=MOD([.$B$23]-IF(AND(SIN([.$B$24]/180*PI())&lt;&gt;0;TAN([.A61]/180*PI())&lt;&gt;0);ATAN(-1/SIN([.$B$24]/180*PI())/TAN([.A61]/180*PI()))/PI()*180+180;90)+540;360)-180" office:value-type="float" office:value="115.762923852456" calcext:value-type="float">
            <text:p/>
          </table:table-cell>
          <table:table-cell table:style-name="ce1" table:formula="of:=ASIN(SIN([.A61]/180*PI())*COS([.$B$24]/180*PI()))/PI()*180" office:value-type="float" office:value="9.37410740163577" calcext:value-type="float">
            <text:p/>
          </table:table-cell>
          <table:table-cell table:number-columns-repeated="2"/>
          <table:table-cell table:style-name="ce1" table:formula="of:=MOD([.$B61]+ACOS(-TAN([.$C61]/180*PI())*TAN([.F$26]/180*PI()))/PI()*180*IF([.$A61]&gt;90;-1;1)+540;360)-180" office:value-type="float" office:value="20.0702293790771" calcext:value-type="float">
            <text:p/>
          </table:table-cell>
          <table:table-cell table:style-name="ce1" table:formula="of:=MOD([.$B61]+ACOS(-TAN([.$C61]/180*PI())*TAN([.G$26]/180*PI()))/PI()*180*IF([.$A61]&gt;90;-1;1)+540;360)-180" office:value-type="float" office:value="18.8742246030687" calcext:value-type="float">
            <text:p/>
          </table:table-cell>
          <table:table-cell table:style-name="ce1" table:formula="of:=MOD([.$B61]+ACOS(-TAN([.$C61]/180*PI())*TAN([.H$26]/180*PI()))/PI()*180*IF([.$A61]&gt;90;-1;1)+540;360)-180" office:value-type="float" office:value="17.5121545592381" calcext:value-type="float">
            <text:p/>
          </table:table-cell>
          <table:table-cell table:style-name="ce1" table:formula="of:=MOD([.$B61]+ACOS(-TAN([.$C61]/180*PI())*TAN([.I$26]/180*PI()))/PI()*180*IF([.$A61]&gt;90;-1;1)+540;360)-180" office:value-type="float" office:value="15.919855044122" calcext:value-type="float">
            <text:p/>
          </table:table-cell>
          <table:table-cell table:style-name="ce1" table:formula="of:=MOD([.$B61]+ACOS(-TAN([.$C61]/180*PI())*TAN([.J$26]/180*PI()))/PI()*180*IF([.$A61]&gt;90;-1;1)+540;360)-180" office:value-type="float" office:value="14" calcext:value-type="float">
            <text:p/>
          </table:table-cell>
          <table:table-cell table:style-name="ce1" table:formula="of:=MOD([.$B61]+ACOS(-TAN([.$C61]/180*PI())*TAN([.K$26]/180*PI()))/PI()*180*IF([.$A61]&gt;90;-1;1)+540;360)-180" office:value-type="float" office:value="11.5959772871217" calcext:value-type="float">
            <text:p/>
          </table:table-cell>
          <table:table-cell table:number-columns-repeated="2"/>
          <table:table-cell table:style-name="ce1" table:formula="of:=ATAN(-COS(([.N$26]-[.$B61])/180*PI())*COT([.$C61]/180*PI()))/PI()*180" office:value-type="float" office:value="72.5881955627543" calcext:value-type="float">
            <text:p/>
          </table:table-cell>
          <table:table-cell table:style-name="ce1" table:formula="of:=ATAN(-COS(([.O$26]-[.$B61])/180*PI())*COT([.$C61]/180*PI()))/PI()*180" office:value-type="float" office:value="69.86653218271" calcext:value-type="float">
            <text:p/>
          </table:table-cell>
          <table:table-cell table:style-name="ce1" table:formula="of:=ATAN(-COS(([.P$26]-[.$B61])/180*PI())*COT([.$C61]/180*PI()))/PI()*180" office:value-type="float" office:value="65.998892138432" calcext:value-type="float">
            <text:p/>
          </table:table-cell>
          <table:table-cell table:style-name="ce1" table:formula="of:=ATAN(-COS(([.Q$26]-[.$B61])/180*PI())*COT([.$C61]/180*PI()))/PI()*180" office:value-type="float" office:value="60.2135536283256" calcext:value-type="float">
            <text:p/>
          </table:table-cell>
          <table:table-cell table:style-name="ce1" table:formula="of:=ATAN(-COS(([.R$26]-[.$B61])/180*PI())*COT([.$C61]/180*PI()))/PI()*180" office:value-type="float" office:value="51" calcext:value-type="float">
            <text:p/>
          </table:table-cell>
          <table:table-cell table:style-name="ce1" table:formula="of:=ATAN(-COS(([.S$26]-[.$B61])/180*PI())*COT([.$C61]/180*PI()))/PI()*180" office:value-type="float" office:value="35.5017591801975" calcext:value-type="float">
            <text:p/>
          </table:table-cell>
          <table:table-cell table:style-name="ce1" table:formula="of:=ATAN(-COS(([.T$26]-[.$B61])/180*PI())*COT([.$C61]/180*PI()))/PI()*180" office:value-type="float" office:value="10.5561385049127" calcext:value-type="float">
            <text:p/>
          </table:table-cell>
          <table:table-cell table:number-columns-repeated="1004"/>
        </table:table-row>
        <table:table-row table:style-name="ro1">
          <table:table-cell table:formula="of:=[.A61]+5" office:value-type="float" office:value="170" calcext:value-type="float">
            <text:p/>
          </table:table-cell>
          <table:table-cell table:style-name="ce1" table:formula="of:=MOD([.$B$23]-IF(AND(SIN([.$B$24]/180*PI())&lt;&gt;0;TAN([.A62]/180*PI())&lt;&gt;0);ATAN(-1/SIN([.$B$24]/180*PI())/TAN([.A62]/180*PI()))/PI()*180+180;90)+540;360)-180" office:value-type="float" office:value="111.802746783956" calcext:value-type="float">
            <text:p/>
          </table:table-cell>
          <table:table-cell table:style-name="ce1" table:formula="of:=ASIN(SIN([.A62]/180*PI())*COS([.$B$24]/180*PI()))/PI()*180" office:value-type="float" office:value="6.27383194421452" calcext:value-type="float">
            <text:p/>
          </table:table-cell>
          <table:table-cell table:number-columns-repeated="2"/>
          <table:table-cell table:style-name="ce1" table:formula="of:=MOD([.$B62]+ACOS(-TAN([.$C62]/180*PI())*TAN([.F$26]/180*PI()))/PI()*180*IF([.$A62]&gt;90;-1;1)+540;360)-180" office:value-type="float" office:value="18.0151513213671" calcext:value-type="float">
            <text:p/>
          </table:table-cell>
          <table:table-cell table:style-name="ce1" table:formula="of:=MOD([.$B62]+ACOS(-TAN([.$C62]/180*PI())*TAN([.G$26]/180*PI()))/PI()*180*IF([.$A62]&gt;90;-1;1)+540;360)-180" office:value-type="float" office:value="17.2213551639177" calcext:value-type="float">
            <text:p/>
          </table:table-cell>
          <table:table-cell table:style-name="ce1" table:formula="of:=MOD([.$B62]+ACOS(-TAN([.$C62]/180*PI())*TAN([.H$26]/180*PI()))/PI()*180*IF([.$A62]&gt;90;-1;1)+540;360)-180" office:value-type="float" office:value="16.3187163201428" calcext:value-type="float">
            <text:p/>
          </table:table-cell>
          <table:table-cell table:style-name="ce1" table:formula="of:=MOD([.$B62]+ACOS(-TAN([.$C62]/180*PI())*TAN([.I$26]/180*PI()))/PI()*180*IF([.$A62]&gt;90;-1;1)+540;360)-180" office:value-type="float" office:value="15.2657402262231" calcext:value-type="float">
            <text:p/>
          </table:table-cell>
          <table:table-cell table:style-name="ce1" table:formula="of:=MOD([.$B62]+ACOS(-TAN([.$C62]/180*PI())*TAN([.J$26]/180*PI()))/PI()*180*IF([.$A62]&gt;90;-1;1)+540;360)-180" office:value-type="float" office:value="14" calcext:value-type="float">
            <text:p/>
          </table:table-cell>
          <table:table-cell table:style-name="ce1" table:formula="of:=MOD([.$B62]+ACOS(-TAN([.$C62]/180*PI())*TAN([.K$26]/180*PI()))/PI()*180*IF([.$A62]&gt;90;-1;1)+540;360)-180" office:value-type="float" office:value="12.4222038486796" calcext:value-type="float">
            <text:p/>
          </table:table-cell>
          <table:table-cell table:number-columns-repeated="2"/>
          <table:table-cell table:style-name="ce1" table:formula="of:=ATAN(-COS(([.N$26]-[.$B62])/180*PI())*COT([.$C62]/180*PI()))/PI()*180" office:value-type="float" office:value="76.7372791871148" calcext:value-type="float">
            <text:p/>
          </table:table-cell>
          <table:table-cell table:style-name="ce1" table:formula="of:=ATAN(-COS(([.O$26]-[.$B62])/180*PI())*COT([.$C62]/180*PI()))/PI()*180" office:value-type="float" office:value="74.1629949084568" calcext:value-type="float">
            <text:p/>
          </table:table-cell>
          <table:table-cell table:style-name="ce1" table:formula="of:=ATAN(-COS(([.P$26]-[.$B62])/180*PI())*COT([.$C62]/180*PI()))/PI()*180" office:value-type="float" office:value="70.2223576518566" calcext:value-type="float">
            <text:p/>
          </table:table-cell>
          <table:table-cell table:style-name="ce1" table:formula="of:=ATAN(-COS(([.Q$26]-[.$B62])/180*PI())*COT([.$C62]/180*PI()))/PI()*180" office:value-type="float" office:value="63.6128774079141" calcext:value-type="float">
            <text:p/>
          </table:table-cell>
          <table:table-cell table:style-name="ce1" table:formula="of:=ATAN(-COS(([.R$26]-[.$B62])/180*PI())*COT([.$C62]/180*PI()))/PI()*180" office:value-type="float" office:value="51" calcext:value-type="float">
            <text:p/>
          </table:table-cell>
          <table:table-cell table:style-name="ce1" table:formula="of:=ATAN(-COS(([.S$26]-[.$B62])/180*PI())*COT([.$C62]/180*PI()))/PI()*180" office:value-type="float" office:value="23.9781451202637" calcext:value-type="float">
            <text:p/>
          </table:table-cell>
          <table:table-cell table:style-name="ce1" table:formula="of:=ATAN(-COS(([.T$26]-[.$B62])/180*PI())*COT([.$C62]/180*PI()))/PI()*180" office:value-type="float" office:value="-19.225641170189" calcext:value-type="float">
            <text:p/>
          </table:table-cell>
          <table:table-cell table:number-columns-repeated="1004"/>
        </table:table-row>
        <table:table-row table:style-name="ro1">
          <table:table-cell table:formula="of:=[.A62]+5" office:value-type="float" office:value="175" calcext:value-type="float">
            <text:p/>
          </table:table-cell>
          <table:table-cell table:style-name="ce1" table:formula="of:=MOD([.$B$23]-IF(AND(SIN([.$B$24]/180*PI())&lt;&gt;0;TAN([.A63]/180*PI())&lt;&gt;0);ATAN(-1/SIN([.$B$24]/180*PI())/TAN([.A63]/180*PI()))/PI()*180+180;90)+540;360)-180" office:value-type="float" office:value="107.889637437358" calcext:value-type="float">
            <text:p/>
          </table:table-cell>
          <table:table-cell table:style-name="ce1" table:formula="of:=ASIN(SIN([.A63]/180*PI())*COS([.$B$24]/180*PI()))/PI()*180" office:value-type="float" office:value="3.14418752663572" calcext:value-type="float">
            <text:p/>
          </table:table-cell>
          <table:table-cell table:number-columns-repeated="2"/>
          <table:table-cell table:style-name="ce1" table:formula="of:=MOD([.$B63]+ACOS(-TAN([.$C63]/180*PI())*TAN([.F$26]/180*PI()))/PI()*180*IF([.$A63]&gt;90;-1;1)+540;360)-180" office:value-type="float" office:value="15.998176739655" calcext:value-type="float">
            <text:p/>
          </table:table-cell>
          <table:table-cell table:style-name="ce1" table:formula="of:=MOD([.$B63]+ACOS(-TAN([.$C63]/180*PI())*TAN([.G$26]/180*PI()))/PI()*180*IF([.$A63]&gt;90;-1;1)+540;360)-180" office:value-type="float" office:value="15.6023481540756" calcext:value-type="float">
            <text:p/>
          </table:table-cell>
          <table:table-cell table:style-name="ce1" table:formula="of:=MOD([.$B63]+ACOS(-TAN([.$C63]/180*PI())*TAN([.H$26]/180*PI()))/PI()*180*IF([.$A63]&gt;90;-1;1)+540;360)-180" office:value-type="float" office:value="15.1526491905895" calcext:value-type="float">
            <text:p/>
          </table:table-cell>
          <table:table-cell table:style-name="ce1" table:formula="of:=MOD([.$B63]+ACOS(-TAN([.$C63]/180*PI())*TAN([.I$26]/180*PI()))/PI()*180*IF([.$A63]&gt;90;-1;1)+540;360)-180" office:value-type="float" office:value="14.6287035134618" calcext:value-type="float">
            <text:p/>
          </table:table-cell>
          <table:table-cell table:style-name="ce1" table:formula="of:=MOD([.$B63]+ACOS(-TAN([.$C63]/180*PI())*TAN([.J$26]/180*PI()))/PI()*180*IF([.$A63]&gt;90;-1;1)+540;360)-180" office:value-type="float" office:value="14" calcext:value-type="float">
            <text:p/>
          </table:table-cell>
          <table:table-cell table:style-name="ce1" table:formula="of:=MOD([.$B63]+ACOS(-TAN([.$C63]/180*PI())*TAN([.K$26]/180*PI()))/PI()*180*IF([.$A63]&gt;90;-1;1)+540;360)-180" office:value-type="float" office:value="13.2183295089997" calcext:value-type="float">
            <text:p/>
          </table:table-cell>
          <table:table-cell table:number-columns-repeated="2"/>
          <table:table-cell table:style-name="ce1" table:formula="of:=ATAN(-COS(([.N$26]-[.$B63])/180*PI())*COT([.$C63]/180*PI()))/PI()*180" office:value-type="float" office:value="82.2754588424365" calcext:value-type="float">
            <text:p/>
          </table:table-cell>
          <table:table-cell table:style-name="ce1" table:formula="of:=ATAN(-COS(([.O$26]-[.$B63])/180*PI())*COT([.$C63]/180*PI()))/PI()*180" office:value-type="float" office:value="80.3700670888602" calcext:value-type="float">
            <text:p/>
          </table:table-cell>
          <table:table-cell table:style-name="ce1" table:formula="of:=ATAN(-COS(([.P$26]-[.$B63])/180*PI())*COT([.$C63]/180*PI()))/PI()*180" office:value-type="float" office:value="77.1108361111754" calcext:value-type="float">
            <text:p/>
          </table:table-cell>
          <table:table-cell table:style-name="ce1" table:formula="of:=ATAN(-COS(([.Q$26]-[.$B63])/180*PI())*COT([.$C63]/180*PI()))/PI()*180" office:value-type="float" office:value="70.4311626229605" calcext:value-type="float">
            <text:p/>
          </table:table-cell>
          <table:table-cell table:style-name="ce1" table:formula="of:=ATAN(-COS(([.R$26]-[.$B63])/180*PI())*COT([.$C63]/180*PI()))/PI()*180" office:value-type="float" office:value="50.9999999999998" calcext:value-type="float">
            <text:p/>
          </table:table-cell>
          <table:table-cell table:style-name="ce1" table:formula="of:=ATAN(-COS(([.S$26]-[.$B63])/180*PI())*COT([.$C63]/180*PI()))/PI()*180" office:value-type="float" office:value="-19.4313662801745" calcext:value-type="float">
            <text:p/>
          </table:table-cell>
          <table:table-cell table:style-name="ce1" table:formula="of:=ATAN(-COS(([.T$26]-[.$B63])/180*PI())*COT([.$C63]/180*PI()))/PI()*180" office:value-type="float" office:value="-62.7034941302281" calcext:value-type="float">
            <text:p/>
          </table:table-cell>
          <table:table-cell table:number-columns-repeated="1004"/>
        </table:table-row>
        <table:table-row table:style-name="ro1">
          <table:table-cell table:formula="of:=[.A63]+5" office:value-type="float" office:value="180" calcext:value-type="float">
            <text:p/>
          </table:table-cell>
          <table:table-cell table:style-name="ce1" table:formula="of:=MOD([.$B$23]-IF(AND(SIN([.$B$24]/180*PI())&lt;&gt;0;TAN([.A64]/180*PI())&lt;&gt;0);ATAN(-1/SIN([.$B$24]/180*PI())/TAN([.A64]/180*PI()))/PI()*180+180;90)+540;360)-180" office:value-type="float" office:value="104" calcext:value-type="float">
            <text:p/>
          </table:table-cell>
          <table:table-cell table:style-name="ce1" table:formula="of:=ASIN(SIN([.A64]/180*PI())*COS([.$B$24]/180*PI()))/PI()*180" office:value-type="float" office:value="4.415758239637E-015" calcext:value-type="float">
            <text:p/>
          </table:table-cell>
          <table:table-cell table:number-columns-repeated="2"/>
          <table:table-cell table:style-name="ce1" table:formula="of:=MOD([.$B64]+ACOS(-TAN([.$C64]/180*PI())*TAN([.F$26]/180*PI()))/PI()*180*IF([.$A64]&gt;90;-1;1)+540;360)-180" office:value-type="float" office:value="14" calcext:value-type="float">
            <text:p/>
          </table:table-cell>
          <table:table-cell table:style-name="ce1" table:formula="of:=MOD([.$B64]+ACOS(-TAN([.$C64]/180*PI())*TAN([.G$26]/180*PI()))/PI()*180*IF([.$A64]&gt;90;-1;1)+540;360)-180" office:value-type="float" office:value="14" calcext:value-type="float">
            <text:p/>
          </table:table-cell>
          <table:table-cell table:style-name="ce1" table:formula="of:=MOD([.$B64]+ACOS(-TAN([.$C64]/180*PI())*TAN([.H$26]/180*PI()))/PI()*180*IF([.$A64]&gt;90;-1;1)+540;360)-180" office:value-type="float" office:value="14" calcext:value-type="float">
            <text:p/>
          </table:table-cell>
          <table:table-cell table:style-name="ce1" table:formula="of:=MOD([.$B64]+ACOS(-TAN([.$C64]/180*PI())*TAN([.I$26]/180*PI()))/PI()*180*IF([.$A64]&gt;90;-1;1)+540;360)-180" office:value-type="float" office:value="14" calcext:value-type="float">
            <text:p/>
          </table:table-cell>
          <table:table-cell table:style-name="ce1" table:formula="of:=MOD([.$B64]+ACOS(-TAN([.$C64]/180*PI())*TAN([.J$26]/180*PI()))/PI()*180*IF([.$A64]&gt;90;-1;1)+540;360)-180" office:value-type="float" office:value="14" calcext:value-type="float">
            <text:p/>
          </table:table-cell>
          <table:table-cell table:style-name="ce1" table:formula="of:=MOD([.$B64]+ACOS(-TAN([.$C64]/180*PI())*TAN([.K$26]/180*PI()))/PI()*180*IF([.$A64]&gt;90;-1;1)+540;360)-180" office:value-type="float" office:value="14" calcext:value-type="float">
            <text:p/>
          </table:table-cell>
          <table:table-cell table:number-columns-repeated="2"/>
          <table:table-cell table:style-name="ce1" table:formula="of:=ATAN(-COS(([.N$26]-[.$B64])/180*PI())*COT([.$C64]/180*PI()))/PI()*180" office:value-type="float" office:value="90" calcext:value-type="float">
            <text:p/>
          </table:table-cell>
          <table:table-cell table:style-name="ce1" table:formula="of:=ATAN(-COS(([.O$26]-[.$B64])/180*PI())*COT([.$C64]/180*PI()))/PI()*180" office:value-type="float" office:value="90" calcext:value-type="float">
            <text:p/>
          </table:table-cell>
          <table:table-cell table:style-name="ce1" table:formula="of:=ATAN(-COS(([.P$26]-[.$B64])/180*PI())*COT([.$C64]/180*PI()))/PI()*180" office:value-type="float" office:value="90" calcext:value-type="float">
            <text:p/>
          </table:table-cell>
          <table:table-cell table:style-name="ce1" table:formula="of:=ATAN(-COS(([.Q$26]-[.$B64])/180*PI())*COT([.$C64]/180*PI()))/PI()*180" office:value-type="float" office:value="90" calcext:value-type="float">
            <text:p/>
          </table:table-cell>
          <table:table-cell table:style-name="ce1" table:formula="of:=ATAN(-COS(([.R$26]-[.$B64])/180*PI())*COT([.$C64]/180*PI()))/PI()*180" office:value-type="float" office:value="-38.4674178226528" calcext:value-type="float">
            <text:p/>
          </table:table-cell>
          <table:table-cell table:style-name="ce1" table:formula="of:=ATAN(-COS(([.S$26]-[.$B64])/180*PI())*COT([.$C64]/180*PI()))/PI()*180" office:value-type="float" office:value="-90" calcext:value-type="float">
            <text:p/>
          </table:table-cell>
          <table:table-cell table:style-name="ce1" table:formula="of:=ATAN(-COS(([.T$26]-[.$B64])/180*PI())*COT([.$C64]/180*PI()))/PI()*180" office:value-type="float" office:value="-90" calcext:value-type="float">
            <text:p/>
          </table:table-cell>
          <table:table-cell table:number-columns-repeated="1004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_20_1" draw:display-name="Dashed (var) 1" draw:style="rect" draw:dots2="1" draw:dots2-length="0.14cm" draw:distance="0.105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.00.0000</text:date>, <text:time style:data-style-name="N2" text:time-value="11:17:15.53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ckhornf</meta:initial-creator>
    <meta:creation-date>2015-07-07T11:40:36</meta:creation-date>
    <dc:date>2015-07-08T13:16:10.278000000</dc:date>
    <meta:editing-duration>PT1H41M46S</meta:editing-duration>
    <meta:generator>LibreOffice/4.2.3.3$Windows_x86 LibreOffice_project/882f8a0a489bc99a9e60c7905a60226254cb6ff0</meta:generator>
    <meta:editing-cycles>5</meta:editing-cycles>
    <meta:document-statistic meta:table-count="1" meta:cell-count="617" meta:object-count="8"/>
    <meta:user-defined meta:name="AppVersion">15.0300</meta:user-defined>
    <meta:user-defined meta:name="Company">Fraunhofer Gesellscha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